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Main" svg:font-family="MathJax_Main"/>
    <style:font-face style:name="MathJax_Main1" svg:font-family="MathJax_Main" style:font-pitch="variable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8.246cm" fo:min-width="10.101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4cm" fo:min-width="3.265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5cm" fo:min-width="3.269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5cm" fo:min-width="3.265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2cm" fo:min-width="3.27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2cm" fo:min-width="3.265cm" fo:padding-top="0.139cm" fo:padding-bottom="0.139cm" fo:padding-left="0.264cm" fo:padding-right="0.264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8.63cm" fo:min-width="4.044cm" fo:padding-top="0.139cm" fo:padding-bottom="0.139cm" fo:padding-left="0.264cm" fo:padding-right="0.264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295cm" fo:min-width="0.044cm" fo:wrap-option="wrap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0.294cm" fo:min-width="0.044cm" fo:wrap-option="wrap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0.293cm" fo:min-width="0.044cm" fo:wrap-option="wrap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0.295cm" fo:min-width="0.043cm" fo:wrap-option="wrap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0.294cm" fo:min-width="0.043cm" fo:wrap-option="wrap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0.293cm" fo:min-width="0.043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07cm"/>
      <style:paragraph-properties style:writing-mode="lr-tb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217cm" fo:min-width="2.544cm" fo:padding-top="0.139cm" fo:padding-bottom="0.139cm" fo:padding-left="0.264cm" fo:padding-right="0.264cm"/>
      <style:paragraph-properties style:writing-mode="lr-tb"/>
    </style:style>
    <style:style style:name="gr1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218cm" fo:min-width="2.544cm" fo:padding-top="0.139cm" fo:padding-bottom="0.139cm" fo:padding-left="0.264cm" fo:padding-right="0.264cm"/>
      <style:paragraph-properties style:writing-mode="lr-tb"/>
    </style:style>
    <style:style style:name="gr20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477cm" fo:min-width="5.58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2.22cm" fo:min-width="3.864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2.217cm" fo:min-width="3.861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0.716cm" fo:min-width="0.493cm" fo:wrap-option="wrap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716cm" fo:min-width="0.496cm" fo:wrap-option="wrap"/>
      <style:paragraph-properties style:writing-mode="lr-tb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716cm" fo:min-width="0.495cm" fo:wrap-option="wrap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716cm" fo:min-width="0.494cm" fo:wrap-option="wrap"/>
      <style:paragraph-properties style:writing-mode="lr-tb"/>
    </style:style>
    <style:style style:name="gr28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8.246cm" fo:min-width="10.223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4cm" fo:min-width="3.311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5cm" fo:min-width="3.311cm" fo:padding-top="0.139cm" fo:padding-bottom="0.139cm" fo:padding-left="0.264cm" fo:padding-right="0.264cm"/>
      <style:paragraph-properties style:writing-mode="lr-tb"/>
    </style:style>
    <style:style style:name="gr3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5cm" fo:min-width="3.311cm" fo:padding-top="0.139cm" fo:padding-bottom="0.139cm" fo:padding-left="0.264cm" fo:padding-right="0.264cm"/>
      <style:paragraph-properties style:writing-mode="lr-tb"/>
    </style:style>
    <style:style style:name="gr3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2cm" fo:min-width="3.311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722cm" fo:min-width="3.311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2.217cm" fo:min-width="3.861cm" fo:padding-top="0.139cm" fo:padding-bottom="0.139cm" fo:padding-left="0.264cm" fo:padding-right="0.264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716cm" fo:min-width="0.496cm" fo:wrap-option="wrap"/>
      <style:paragraph-properties style:writing-mode="lr-tb"/>
    </style:style>
    <style:style style:name="gr3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716cm" fo:min-width="0.494cm" fo:wrap-option="wrap"/>
      <style:paragraph-properties style:writing-mode="lr-tb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0.062cm" fo:min-width="11.07cm" fo:padding-top="0.139cm" fo:padding-bottom="0.139cm" fo:padding-left="0.264cm" fo:padding-right="0.264cm"/>
      <style:paragraph-properties style:writing-mode="lr-tb"/>
    </style:style>
    <style:style style:name="gr3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49cm" fo:min-width="3.614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49cm" fo:min-width="3.615cm" fo:padding-top="0.139cm" fo:padding-bottom="0.139cm" fo:padding-left="0.264cm" fo:padding-right="0.264cm"/>
      <style:paragraph-properties style:writing-mode="lr-tb"/>
    </style:style>
    <style:style style:name="gr4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53cm" fo:min-width="3.614cm" fo:padding-top="0.139cm" fo:padding-bottom="0.139cm" fo:padding-left="0.264cm" fo:padding-right="0.264cm"/>
      <style:paragraph-properties style:writing-mode="lr-tb"/>
    </style:style>
    <style:style style:name="gr4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53cm" fo:min-width="3.615cm" fo:padding-top="0.139cm" fo:padding-bottom="0.139cm" fo:padding-left="0.264cm" fo:padding-right="0.264cm"/>
      <style:paragraph-properties style:writing-mode="lr-tb"/>
    </style:style>
    <style:style style:name="gr4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47cm" fo:min-width="3.614cm" fo:padding-top="0.139cm" fo:padding-bottom="0.139cm" fo:padding-left="0.264cm" fo:padding-right="0.264cm"/>
      <style:paragraph-properties style:writing-mode="lr-tb"/>
    </style:style>
    <style:style style:name="gr4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47cm" fo:min-width="3.613cm" fo:padding-top="0.139cm" fo:padding-bottom="0.139cm" fo:padding-left="0.264cm" fo:padding-right="0.264cm"/>
      <style:paragraph-properties style:writing-mode="lr-tb"/>
    </style:style>
    <style:style style:name="gr4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9.569cm" fo:min-width="4.404cm" fo:padding-top="0.139cm" fo:padding-bottom="0.139cm" fo:padding-left="0.264cm" fo:padding-right="0.264cm"/>
      <style:paragraph-properties style:writing-mode="lr-tb"/>
    </style:style>
    <style:style style:name="gr46" style:family="graphic" style:parent-style-name="standard">
      <style:graphic-properties svg:stroke-color="#000000" draw:fill-color="#cccccc" draw:textarea-horizontal-align="justify" draw:textarea-vertical-align="middle" draw:auto-grow-height="false" fo:min-height="0.412cm" fo:min-width="0.103cm" fo:wrap-option="wrap"/>
    </style:style>
    <style:style style:name="gr47" style:family="graphic" style:parent-style-name="standard">
      <style:graphic-properties svg:stroke-color="#000000" draw:fill-color="#cccccc" draw:textarea-horizontal-align="justify" draw:textarea-vertical-align="middle" draw:auto-grow-height="false" fo:min-height="0.411cm" fo:min-width="0.103cm" fo:wrap-option="wrap"/>
    </style:style>
    <style:style style:name="gr48" style:family="graphic" style:parent-style-name="standard">
      <style:graphic-properties svg:stroke-color="#000000" draw:fill-color="#cccccc" draw:textarea-horizontal-align="justify" draw:textarea-vertical-align="middle" draw:auto-grow-height="false" fo:min-height="0.412cm" fo:min-width="0.104cm" fo:wrap-option="wrap"/>
    </style:style>
    <style:style style:name="gr49" style:family="graphic" style:parent-style-name="standard">
      <style:graphic-properties svg:stroke-color="#000000" draw:fill-color="#cccccc" draw:textarea-horizontal-align="justify" draw:textarea-vertical-align="middle" draw:auto-grow-height="false" fo:min-height="0.411cm" fo:min-width="0.104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2cm"/>
      <style:paragraph-properties style:writing-mode="lr-tb"/>
    </style:style>
    <style:style style:name="gr52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536cm" fo:min-width="2.786cm" fo:padding-top="0.139cm" fo:padding-bottom="0.139cm" fo:padding-left="0.264cm" fo:padding-right="0.264cm"/>
      <style:paragraph-properties style:writing-mode="lr-tb"/>
    </style:style>
    <style:style style:name="gr5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852cm" fo:min-width="7.643cm" fo:padding-top="0.139cm" fo:padding-bottom="0.139cm" fo:padding-left="0.264cm" fo:padding-right="0.264cm"/>
      <style:paragraph-properties style:writing-mode="lr-tb"/>
    </style:style>
    <style:style style:name="gr5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3.734cm" fo:min-width="5.348cm" fo:padding-top="0.139cm" fo:padding-bottom="0.139cm" fo:padding-left="0.264cm" fo:padding-right="0.264cm"/>
      <style:paragraph-properties style:writing-mode="lr-tb"/>
    </style:style>
    <style:style style:name="gr55" style:family="graphic" style:parent-style-name="standard">
      <style:graphic-properties svg:stroke-color="#000000" draw:fill-color="#dddddd" draw:textarea-horizontal-align="justify" draw:textarea-vertical-align="middle" draw:auto-grow-height="false" fo:min-height="1.315cm" fo:min-width="1.138cm" fo:wrap-option="wrap"/>
      <style:paragraph-properties style:writing-mode="lr-tb"/>
    </style:style>
    <style:style style:name="gr56" style:family="graphic" style:parent-style-name="standard">
      <style:graphic-properties svg:stroke-color="#000000" draw:fill-color="#dddddd" draw:textarea-horizontal-align="justify" draw:textarea-vertical-align="middle" draw:auto-grow-height="false" fo:min-height="1.315cm" fo:min-width="1.142cm" fo:wrap-option="wrap"/>
      <style:paragraph-properties style:writing-mode="lr-tb"/>
    </style:style>
    <style:style style:name="gr57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53cm" fo:min-width="3.615cm" fo:padding-top="0.139cm" fo:padding-bottom="0.139cm" fo:padding-left="0.264cm" fo:padding-right="0.264cm"/>
      <style:paragraph-properties style:writing-mode="lr-tb"/>
    </style:style>
    <style:style style:name="gr58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47cm" fo:min-width="3.614cm" fo:padding-top="0.139cm" fo:padding-bottom="0.139cm" fo:padding-left="0.264cm" fo:padding-right="0.264cm"/>
      <style:paragraph-properties style:writing-mode="lr-tb"/>
    </style:style>
    <style:style style:name="gr5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9.013cm" fo:min-width="7.643cm" fo:padding-top="0.139cm" fo:padding-bottom="0.139cm" fo:padding-left="0.264cm" fo:padding-right="0.264cm"/>
      <style:paragraph-properties style:writing-mode="lr-tb"/>
    </style:style>
    <style:style style:name="gr6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6.026cm" fo:min-width="5.348cm" fo:padding-top="0.139cm" fo:padding-bottom="0.139cm" fo:padding-left="0.264cm" fo:padding-right="0.264cm"/>
      <style:paragraph-properties style:writing-mode="lr-tb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1.317cm" fo:min-width="1.138cm" fo:wrap-option="wrap"/>
      <style:paragraph-properties style:writing-mode="lr-tb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1.317cm" fo:min-width="1.142cm" fo:wrap-option="wrap"/>
      <style:paragraph-properties style:writing-mode="lr-tb"/>
    </style:style>
    <style:style style:name="gr6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53cm" fo:min-width="3.615cm" fo:padding-top="0.139cm" fo:padding-bottom="0.139cm" fo:padding-left="0.264cm" fo:padding-right="0.264cm"/>
      <style:paragraph-properties style:writing-mode="lr-tb"/>
    </style:style>
    <style:style style:name="gr6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2.147cm" fo:min-width="3.614cm" fo:padding-top="0.139cm" fo:padding-bottom="0.139cm" fo:padding-left="0.264cm" fo:padding-right="0.264cm"/>
      <style:paragraph-properties style:writing-mode="lr-tb"/>
    </style:style>
    <style:style style:name="gr6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68cm" fo:min-width="2.82cm" fo:padding-top="0.139cm" fo:padding-bottom="0.139cm" fo:padding-left="0.264cm" fo:padding-right="0.264cm"/>
      <style:paragraph-properties style:writing-mode="lr-tb"/>
    </style:style>
    <style:style style:name="gr66" style:family="graphic" style:parent-style-name="standard">
      <style:graphic-properties svg:stroke-color="#000000" draw:fill-color="#cccccc" draw:textarea-horizontal-align="justify" draw:textarea-vertical-align="middle" draw:auto-grow-height="false" fo:min-height="0.223cm" fo:min-width="0cm" fo:wrap-option="wrap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  <style:paragraph-properties style:writing-mode="lr-tb"/>
    </style:style>
    <style:style style:name="gr6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3.155cm" fo:min-width="3.769cm" fo:padding-top="0.139cm" fo:padding-bottom="0.139cm" fo:padding-left="0.264cm" fo:padding-right="0.264cm"/>
      <style:paragraph-properties style:writing-mode="lr-tb"/>
    </style:style>
    <style:style style:name="gr6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5cm" fo:min-width="2.855cm" fo:padding-top="0.139cm" fo:padding-bottom="0.139cm" fo:padding-left="0.264cm" fo:padding-right="0.264cm"/>
      <style:paragraph-properties style:writing-mode="lr-tb"/>
    </style:style>
    <style:style style:name="gr7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4cm" fo:padding-top="0.139cm" fo:padding-bottom="0.139cm" fo:padding-left="0.264cm" fo:padding-right="0.264cm"/>
      <style:paragraph-properties style:writing-mode="lr-tb"/>
    </style:style>
    <style:style style:name="gr7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5cm" fo:padding-top="0.139cm" fo:padding-bottom="0.139cm" fo:padding-left="0.264cm" fo:padding-right="0.264cm"/>
      <style:paragraph-properties style:writing-mode="lr-tb"/>
    </style:style>
    <style:style style:name="gr7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4cm" fo:padding-top="0.139cm" fo:padding-bottom="0.139cm" fo:padding-left="0.264cm" fo:padding-right="0.264cm"/>
      <style:paragraph-properties style:writing-mode="lr-tb"/>
    </style:style>
    <style:style style:name="gr7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5cm" fo:padding-top="0.139cm" fo:padding-bottom="0.139cm" fo:padding-left="0.264cm" fo:padding-right="0.264cm"/>
      <style:paragraph-properties style:writing-mode="lr-tb"/>
    </style:style>
    <style:style style:name="gr74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474cm" fo:min-width="3.548cm" fo:padding-top="0.139cm" fo:padding-bottom="0.139cm" fo:padding-left="0.264cm" fo:padding-right="0.264cm"/>
      <style:paragraph-properties style:writing-mode="lr-tb"/>
    </style:style>
    <style:style style:name="gr7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022cm" fo:min-width="2.212cm" fo:padding-top="0.139cm" fo:padding-bottom="0.139cm" fo:padding-left="0.264cm" fo:padding-right="0.264cm"/>
      <style:paragraph-properties style:writing-mode="lr-tb"/>
    </style:style>
    <style:style style:name="gr76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041cm" fo:min-width="5.263cm" fo:padding-top="0.139cm" fo:padding-bottom="0.139cm" fo:padding-left="0.264cm" fo:padding-right="0.264cm"/>
      <style:paragraph-properties style:writing-mode="lr-tb"/>
    </style:style>
    <style:style style:name="gr77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2.026cm" fo:min-width="3.637cm" fo:padding-top="0.139cm" fo:padding-bottom="0.139cm" fo:padding-left="0.264cm" fo:padding-right="0.264cm"/>
      <style:paragraph-properties style:writing-mode="lr-tb"/>
    </style:style>
    <style:style style:name="gr78" style:family="graphic" style:parent-style-name="standard">
      <style:graphic-properties svg:stroke-color="#000000" draw:fill-color="#dddddd" draw:textarea-horizontal-align="justify" draw:textarea-vertical-align="middle" draw:auto-grow-height="false" fo:min-height="0.64cm" fo:min-width="0.443cm" fo:wrap-option="wrap"/>
      <style:paragraph-properties style:writing-mode="lr-tb"/>
    </style:style>
    <style:style style:name="gr7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639cm" fo:min-width="0.442cm" fo:wrap-option="wrap"/>
      <style:paragraph-properties style:writing-mode="lr-tb"/>
    </style:style>
    <style:style style:name="gr8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1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82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83" style:family="graphic" style:parent-style-name="objectwithoutfill">
      <style:graphic-properties svg:stroke-width="0.028cm" svg:stroke-color="#000000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84" style:family="graphic" style:parent-style-name="objectwithoutfill">
      <style:graphic-properties svg:stroke-width="0.028cm" svg:stroke-color="#000000" draw:marker-start-width="0.242cm" draw:marker-end="Arrowheads_20_8" draw:marker-end-width="0.342cm" draw:fill="none" draw:textarea-vertical-align="middle" fo:padding-top="0.139cm" fo:padding-bottom="0.139cm" fo:padding-left="0.264cm" fo:padding-right="0.264cm"/>
    </style:style>
    <style:style style:name="gr8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5.308cm" fo:min-width="2.981cm" fo:padding-top="0.139cm" fo:padding-bottom="0.139cm" fo:padding-left="0.264cm" fo:padding-right="0.264cm"/>
      <style:paragraph-properties style:writing-mode="lr-tb"/>
    </style:style>
    <style:style style:name="gr86" style:family="graphic" style:parent-style-name="standard">
      <style:graphic-properties svg:stroke-color="#000000" draw:fill-color="#cccccc" draw:textarea-horizontal-align="justify" draw:textarea-vertical-align="middle" draw:auto-grow-height="false" fo:min-height="0.285cm" fo:min-width="0.008cm" fo:wrap-option="wrap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393cm"/>
      <style:paragraph-properties style:writing-mode="lr-tb"/>
    </style:style>
    <style:style style:name="gr8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5.311cm" fo:min-width="2.981cm" fo:padding-top="0.139cm" fo:padding-bottom="0.139cm" fo:padding-left="0.264cm" fo:padding-right="0.264cm"/>
      <style:paragraph-properties style:writing-mode="lr-tb"/>
    </style:style>
    <style:style style:name="gr89" style:family="graphic" style:parent-style-name="standard">
      <style:graphic-properties svg:stroke-color="#000000" draw:fill-color="#cccccc" draw:textarea-horizontal-align="justify" draw:textarea-vertical-align="middle" draw:auto-grow-height="false" fo:min-height="0.286cm" fo:min-width="0.008cm" fo:wrap-option="wrap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392cm"/>
      <style:paragraph-properties style:writing-mode="lr-tb"/>
    </style:style>
    <style:style style:name="gr9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4.86cm" fo:min-width="3.975cm" fo:padding-top="0.139cm" fo:padding-bottom="0.139cm" fo:padding-left="0.264cm" fo:padding-right="0.264cm"/>
      <style:paragraph-properties style:writing-mode="lr-tb"/>
    </style:style>
    <style:style style:name="gr9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686cm" fo:min-width="3.017cm" fo:padding-top="0.139cm" fo:padding-bottom="0.139cm" fo:padding-left="0.264cm" fo:padding-right="0.264cm"/>
      <style:paragraph-properties style:writing-mode="lr-tb"/>
    </style:style>
    <style:style style:name="gr9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685cm" fo:min-width="3.017cm" fo:padding-top="0.139cm" fo:padding-bottom="0.139cm" fo:padding-left="0.264cm" fo:padding-right="0.264cm"/>
      <style:paragraph-properties style:writing-mode="lr-tb"/>
    </style:style>
    <style:style style:name="gr9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684cm" fo:min-width="3.017cm" fo:padding-top="0.139cm" fo:padding-bottom="0.139cm" fo:padding-left="0.264cm" fo:padding-right="0.264cm"/>
      <style:paragraph-properties style:writing-mode="lr-tb"/>
    </style:style>
    <style:style style:name="gr9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685cm" fo:min-width="3.017cm" fo:padding-top="0.139cm" fo:padding-bottom="0.139cm" fo:padding-left="0.264cm" fo:padding-right="0.264cm"/>
      <style:paragraph-properties style:writing-mode="lr-tb"/>
    </style:style>
    <style:style style:name="gr96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684cm" fo:min-width="3.017cm" fo:padding-top="0.139cm" fo:padding-bottom="0.139cm" fo:padding-left="0.264cm" fo:padding-right="0.264cm"/>
      <style:paragraph-properties style:writing-mode="lr-tb"/>
    </style:style>
    <style:style style:name="gr97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687cm" fo:min-width="3.017cm" fo:padding-top="0.139cm" fo:padding-bottom="0.139cm" fo:padding-left="0.264cm" fo:padding-right="0.264cm"/>
      <style:paragraph-properties style:writing-mode="lr-tb"/>
    </style:style>
    <style:style style:name="gr9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8.456cm" fo:min-width="3.741cm" fo:padding-top="0.139cm" fo:padding-bottom="0.139cm" fo:padding-left="0.264cm" fo:padding-right="0.264cm"/>
      <style:paragraph-properties style:writing-mode="lr-tb"/>
    </style:style>
    <style:style style:name="gr99" style:family="graphic" style:parent-style-name="standard">
      <style:graphic-properties svg:stroke-color="#000000" draw:fill-color="#cccccc" draw:textarea-horizontal-align="justify" draw:textarea-vertical-align="middle" draw:auto-grow-height="false" fo:min-height="0.283cm" fo:min-width="0.007cm" fo:wrap-option="wrap"/>
    </style:style>
    <style:style style:name="gr100" style:family="graphic" style:parent-style-name="standard">
      <style:graphic-properties svg:stroke-color="#000000" draw:fill-color="#cccccc" draw:textarea-horizontal-align="justify" draw:textarea-vertical-align="middle" draw:auto-grow-height="false" fo:min-height="0.285cm" fo:min-width="0.007cm" fo:wrap-option="wrap"/>
    </style:style>
    <style:style style:name="gr101" style:family="graphic" style:parent-style-name="standard">
      <style:graphic-properties svg:stroke-color="#000000" draw:fill-color="#cccccc" draw:textarea-horizontal-align="justify" draw:textarea-vertical-align="middle" draw:auto-grow-height="false" fo:min-height="0.282cm" fo:min-width="0.007cm" fo:wrap-option="wrap"/>
    </style:style>
    <style:style style:name="gr102" style:family="graphic" style:parent-style-name="standard">
      <style:graphic-properties svg:stroke-color="#000000" draw:fill-color="#cccccc" draw:textarea-horizontal-align="justify" draw:textarea-vertical-align="middle" draw:auto-grow-height="false" fo:min-height="0.283cm" fo:min-width="0.01cm" fo:wrap-option="wrap"/>
    </style:style>
    <style:style style:name="gr103" style:family="graphic" style:parent-style-name="standard">
      <style:graphic-properties svg:stroke-color="#000000" draw:fill-color="#cccccc" draw:textarea-horizontal-align="justify" draw:textarea-vertical-align="middle" draw:auto-grow-height="false" fo:min-height="0.285cm" fo:min-width="0.01cm" fo:wrap-option="wrap"/>
    </style:style>
    <style:style style:name="gr104" style:family="graphic" style:parent-style-name="standard">
      <style:graphic-properties svg:stroke-color="#000000" draw:fill-color="#cccccc" draw:textarea-horizontal-align="justify" draw:textarea-vertical-align="middle" draw:auto-grow-height="false" fo:min-height="0.282cm" fo:min-width="0.01cm" fo:wrap-option="wrap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  <style:paragraph-properties style:writing-mode="lr-tb"/>
    </style:style>
    <style:style style:name="gr106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186cm" fo:min-width="2.34cm" fo:padding-top="0.139cm" fo:padding-bottom="0.139cm" fo:padding-left="0.264cm" fo:padding-right="0.264cm"/>
      <style:paragraph-properties style:writing-mode="lr-tb"/>
    </style:style>
    <style:style style:name="gr10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185cm" fo:min-width="2.34cm" fo:padding-top="0.139cm" fo:padding-bottom="0.139cm" fo:padding-left="0.264cm" fo:padding-right="0.264cm"/>
      <style:paragraph-properties style:writing-mode="lr-tb"/>
    </style:style>
    <style:style style:name="gr10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6cm" fo:min-width="5.565cm" fo:padding-top="0.139cm" fo:padding-bottom="0.139cm" fo:padding-left="0.264cm" fo:padding-right="0.264cm"/>
      <style:paragraph-properties style:writing-mode="lr-tb"/>
    </style:style>
    <style:style style:name="gr10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4.073cm" fo:min-width="3.855cm" fo:padding-top="0.139cm" fo:padding-bottom="0.139cm" fo:padding-left="0.264cm" fo:padding-right="0.264cm"/>
      <style:paragraph-properties style:writing-mode="lr-tb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0.84cm" fo:min-width="0.621cm" fo:wrap-option="wrap"/>
      <style:paragraph-properties style:writing-mode="lr-tb"/>
    </style:style>
    <style:style style:name="gr111" style:family="graphic" style:parent-style-name="standard">
      <style:graphic-properties svg:stroke-color="#000000" draw:fill-color="#dddddd" draw:textarea-horizontal-align="justify" draw:textarea-vertical-align="middle" draw:auto-grow-height="false" fo:min-height="0.84cm" fo:min-width="0.617cm" fo:wrap-option="wrap"/>
      <style:paragraph-properties style:writing-mode="lr-tb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837cm" fo:min-width="0.621cm" fo:wrap-option="wrap"/>
      <style:paragraph-properties style:writing-mode="lr-tb"/>
    </style:style>
    <style:style style:name="gr113" style:family="graphic" style:parent-style-name="standard">
      <style:graphic-properties svg:stroke-color="#000000" draw:fill-color="#dddddd" draw:textarea-horizontal-align="justify" draw:textarea-vertical-align="middle" draw:auto-grow-height="false" fo:min-height="0.837cm" fo:min-width="0.617cm" fo:wrap-option="wrap"/>
      <style:paragraph-properties style:writing-mode="lr-tb"/>
    </style:style>
    <style:style style:name="gr114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679cm" fo:min-width="2.821cm" fo:padding-top="0.139cm" fo:padding-bottom="0.139cm" fo:padding-left="0.264cm" fo:padding-right="0.264cm"/>
      <style:paragraph-properties style:writing-mode="lr-tb"/>
    </style:style>
    <style:style style:name="gr115" style:family="graphic" style:parent-style-name="standard">
      <style:graphic-properties svg:stroke-color="#000000" draw:fill-color="#cccccc" draw:textarea-horizontal-align="justify" draw:textarea-vertical-align="middle" draw:auto-grow-height="false" fo:min-height="0.224cm" fo:min-width="0cm" fo:wrap-option="wrap"/>
    </style:style>
    <style:style style:name="gr116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5cm" fo:padding-top="0.139cm" fo:padding-bottom="0.139cm" fo:padding-left="0.264cm" fo:padding-right="0.264cm"/>
      <style:paragraph-properties style:writing-mode="lr-tb"/>
    </style:style>
    <style:style style:name="gr117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3cm" fo:min-width="2.855cm" fo:padding-top="0.139cm" fo:padding-bottom="0.139cm" fo:padding-left="0.264cm" fo:padding-right="0.264cm"/>
      <style:paragraph-properties style:writing-mode="lr-tb"/>
    </style:style>
    <style:style style:name="gr11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022cm" fo:min-width="2.209cm" fo:padding-top="0.139cm" fo:padding-bottom="0.139cm" fo:padding-left="0.264cm" fo:padding-right="0.264cm"/>
      <style:paragraph-properties style:writing-mode="lr-tb"/>
    </style:style>
    <style:style style:name="gr11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634cm" fo:min-width="3.526cm" fo:padding-top="0.139cm" fo:padding-bottom="0.139cm" fo:padding-left="0.264cm" fo:padding-right="0.264cm"/>
      <style:paragraph-properties style:writing-mode="lr-tb"/>
    </style:style>
    <style:style style:name="gr120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5cm" fo:padding-top="0.139cm" fo:padding-bottom="0.139cm" fo:padding-left="0.264cm" fo:padding-right="0.264cm"/>
      <style:paragraph-properties style:writing-mode="lr-tb"/>
    </style:style>
    <style:style style:name="gr121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3cm" fo:min-width="2.855cm" fo:padding-top="0.139cm" fo:padding-bottom="0.139cm" fo:padding-left="0.264cm" fo:padding-right="0.264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89cm"/>
      <style:paragraph-properties style:writing-mode="lr-tb"/>
    </style:style>
    <style:style style:name="gr125" style:family="graphic" style:parent-style-name="standard">
      <style:graphic-properties svg:stroke-width="0.106cm" svg:stroke-color="#ff0000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12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362cm" fo:min-width="1.113cm" fo:wrap-option="wrap"/>
      <style:paragraph-properties style:writing-mode="lr-tb"/>
    </style:style>
    <style:style style:name="gr129" style:family="graphic" style:parent-style-name="standard">
      <style:graphic-properties svg:stroke-color="#000000" draw:fill-color="#000000" draw:textarea-horizontal-align="justify" draw:textarea-vertical-align="middle" draw:auto-grow-height="false" fo:min-height="1.362cm" fo:min-width="1.113cm" fo:wrap-option="wrap"/>
    </style:style>
    <style:style style:name="gr130" style:family="graphic" style:parent-style-name="standard">
      <style:graphic-properties svg:stroke-color="#ffd428" draw:fill-color="#ffd428" draw:textarea-horizontal-align="justify" draw:textarea-vertical-align="middle" draw:auto-grow-height="false" fo:min-height="1.22cm" fo:min-width="2.422cm"/>
    </style:style>
    <style:style style:name="gr131" style:family="graphic" style:parent-style-name="standard">
      <style:graphic-properties svg:stroke-color="#ffd428" draw:fill-color="#ffd428" draw:textarea-horizontal-align="justify" draw:textarea-vertical-align="middle" draw:auto-grow-height="false" fo:min-height="1.222cm" fo:min-width="2.423cm"/>
    </style:style>
    <style:style style:name="gr132" style:family="graphic" style:parent-style-name="standard">
      <style:graphic-properties svg:stroke-color="#ff0000" draw:fill-color="#ff0000" draw:textarea-horizontal-align="justify" draw:textarea-vertical-align="middle" draw:auto-grow-height="false" fo:min-height="0.06cm" fo:min-width="0cm" fo:wrap-option="wrap"/>
    </style:style>
    <style:style style:name="gr133" style:family="graphic" style:parent-style-name="standard">
      <style:graphic-properties svg:stroke-color="#ff0000" draw:fill-color="#ff0000" draw:textarea-horizontal-align="justify" draw:textarea-vertical-align="middle" draw:auto-grow-height="false" fo:min-height="0.059cm" fo:min-width="0cm" fo:wrap-option="wrap"/>
    </style:style>
    <style:style style:name="gr134" style:family="graphic" style:parent-style-name="standard">
      <style:graphic-properties svg:stroke-width="0.106cm" svg:stroke-color="#ff0000" draw:marker-start-width="0.359cm" draw:marker-end-width="0.359cm" draw:fill-color="#ff0000" draw:textarea-vertical-align="middle" fo:padding-top="0.178cm" fo:padding-bottom="0.178cm" fo:padding-left="0.303cm" fo:padding-right="0.303cm"/>
    </style:style>
    <style:style style:name="gr13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fo:wrap-option="wrap"/>
    </style:style>
    <style:style style:name="gr136" style:family="graphic" style:parent-style-name="standard">
      <style:graphic-properties svg:stroke-width="0.035cm" svg:stroke-color="#ff0000" draw:marker-start-width="0.252cm" draw:marker-end-width="0.252cm" draw:fill-color="#ff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3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8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102cm" fo:margin-bottom="0cm" fo:text-align="start" style:writing-mode="lr-tb"/>
      <style:text-properties fo:font-size="20pt"/>
    </style:style>
    <style:style style:name="P2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20pt"/>
    </style:style>
    <style:style style:name="P3" style:family="paragraph">
      <style:paragraph-properties fo:margin-top="0.102cm" fo:margin-bottom="0cm" fo:text-align="center" style:writing-mode="lr-tb"/>
      <style:text-properties fo:font-size="16pt"/>
    </style:style>
    <style:style style:name="P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6pt"/>
    </style:style>
    <style:style style:name="P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6pt"/>
    </style:style>
    <style:style style:name="P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.102cm" fo:margin-bottom="0cm" fo:text-align="center" style:writing-mode="lr-tb"/>
    </style:style>
    <style:style style:name="P9" style:family="paragraph">
      <loext:graphic-properties draw:fill="solid" draw:fill-color="#999999"/>
      <style:paragraph-properties fo:margin-top="0.102cm" fo:margin-bottom="0cm"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4" style:family="paragraph">
      <style:paragraph-properties fo:margin-top="0.102cm" fo:margin-bottom="0cm" fo:text-align="start" style:writing-mode="lr-tb"/>
    </style:style>
    <style:style style:name="P15" style:family="paragraph">
      <loext:graphic-properties draw:fill="solid" draw:fill-color="#999999"/>
      <style:paragraph-properties fo:margin-top="0.102cm" fo:margin-bottom="0cm" fo:text-align="start" style:writing-mode="lr-tb"/>
    </style:style>
    <style:style style:name="P16" style:family="paragraph">
      <style:paragraph-properties fo:margin-top="0.102cm" fo:margin-bottom="0cm" fo:text-align="center" style:writing-mode="lr-tb"/>
      <style:text-properties fo:font-size="12pt"/>
    </style:style>
    <style:style style:name="P17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/>
    </style:style>
    <style:style style:name="P18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19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20" style:family="paragraph">
      <style:paragraph-properties fo:text-align="center" style:writing-mode="lr-tb"/>
      <style:text-properties style:font-name="MathJax_Math" fo:font-size="12pt" style:font-size-asian="12pt" style:font-size-complex="12pt"/>
    </style:style>
    <style:style style:name="P21" style:family="paragraph">
      <loext:graphic-properties draw:fill-color="#dddddd"/>
      <style:paragraph-properties fo:text-align="center" style:writing-mode="lr-tb"/>
      <style:text-properties style:font-name="MathJax_Math"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top="0.102cm" fo:margin-bottom="0cm" fo:text-align="start" style:writing-mode="lr-tb"/>
      <style:text-properties fo:font-size="24pt" style:font-size-asian="24pt" style:font-size-complex="24pt"/>
    </style:style>
    <style:style style:name="P26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24pt" style:font-size-asian="24pt" style:font-size-complex="24pt"/>
    </style:style>
    <style:style style:name="P27" style:family="paragraph">
      <style:paragraph-properties fo:margin-top="0.102cm" fo:margin-bottom="0cm" fo:text-align="center" style:writing-mode="lr-tb"/>
      <style:text-properties fo:font-size="20pt" style:font-size-asian="20pt" style:font-size-complex="20pt"/>
    </style:style>
    <style:style style:name="P28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20pt" style:font-size-asian="20pt" style:font-size-complex="20pt"/>
    </style:style>
    <style:style style:name="P29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30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2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3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20pt" style:font-size-asian="20pt" style:font-size-complex="20pt"/>
    </style:style>
    <style:style style:name="P34" style:family="paragraph">
      <style:paragraph-properties fo:text-align="center" style:writing-mode="lr-tb"/>
      <style:text-properties style:font-name="MathJax_Math" fo:font-size="18pt" style:font-size-asian="18pt" style:font-size-complex="18pt"/>
    </style:style>
    <style:style style:name="P35" style:family="paragraph">
      <loext:graphic-properties draw:fill-color="#dddddd"/>
      <style:paragraph-properties fo:text-align="center" style:writing-mode="lr-tb"/>
      <style:text-properties style:font-name="MathJax_Math" fo:font-size="18pt" style:font-size-asian="18pt" style:font-size-complex="18pt"/>
    </style:style>
    <style:style style:name="P36" style:family="paragraph">
      <style:paragraph-properties fo:margin-top="0.102cm" fo:margin-bottom="0cm" fo:text-align="center" style:writing-mode="lr-tb"/>
      <style:text-properties fo:font-size="21.7000007629395pt"/>
    </style:style>
    <style:style style:name="P37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21.7000007629395pt"/>
    </style:style>
    <style:style style:name="P38" style:family="paragraph">
      <style:paragraph-properties fo:margin-left="0cm" fo:margin-right="0cm" fo:margin-top="0cm" fo:margin-bottom="0cm" fo:line-height="100%" fo:text-indent="0cm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9.60000038146973pt" style:font-size-asian="8pt" style:font-size-complex="8pt"/>
    </style:style>
    <style:style style:name="P40" style:family="paragraph">
      <style:paragraph-properties fo:margin-top="0.102cm" fo:margin-bottom="0cm" fo:text-align="start" style:writing-mode="lr-tb"/>
      <style:text-properties fo:font-size="18pt" style:font-size-asian="15pt" style:font-size-complex="15pt"/>
    </style:style>
    <style:style style:name="P41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8pt" style:font-size-asian="15pt" style:font-size-complex="15pt"/>
    </style:style>
    <style:style style:name="P42" style:family="paragraph">
      <style:paragraph-properties fo:margin-top="0.102cm" fo:margin-bottom="0cm" fo:text-align="center" style:writing-mode="lr-tb"/>
      <style:text-properties fo:font-size="12pt" style:font-size-asian="10pt" style:font-size-complex="10pt"/>
    </style:style>
    <style:style style:name="P43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 style:font-size-asian="10pt" style:font-size-complex="10pt"/>
    </style:style>
    <style:style style:name="P44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2pt" style:font-size-asian="10pt" style:font-size-complex="10pt"/>
    </style:style>
    <style:style style:name="P45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2pt" style:font-size-asian="10pt" style:font-size-complex="10pt"/>
    </style:style>
    <style:style style:name="P46" style:family="paragraph">
      <style:paragraph-properties fo:margin-top="0.102cm" fo:margin-bottom="0cm" fo:text-align="center" style:writing-mode="lr-tb"/>
      <style:text-properties fo:font-size="18pt" style:font-size-asian="15pt" style:font-size-complex="15pt"/>
    </style:style>
    <style:style style:name="P47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18pt" style:font-size-asian="15pt" style:font-size-complex="15pt"/>
    </style:style>
    <style:style style:name="P48" style:family="paragraph">
      <style:paragraph-properties fo:text-align="center" style:writing-mode="lr-tb"/>
      <style:text-properties style:font-name="MathJax_Math" fo:font-size="12pt" style:font-size-asian="10pt" style:font-size-complex="10pt"/>
    </style:style>
    <style:style style:name="P49" style:family="paragraph">
      <loext:graphic-properties draw:fill-color="#dddddd"/>
      <style:paragraph-properties fo:text-align="center" style:writing-mode="lr-tb"/>
      <style:text-properties style:font-name="MathJax_Math" fo:font-size="12pt" style:font-size-asian="10pt" style:font-size-complex="10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0pt" style:font-size-complex="10pt"/>
    </style:style>
    <style:style style:name="P51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0pt" style:font-size-complex="10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8pt" style:font-size-complex="8pt"/>
    </style:style>
    <style:style style:name="P53" style:family="paragraph">
      <style:paragraph-properties fo:margin-top="0.102cm" fo:margin-bottom="0cm" fo:text-align="start" style:writing-mode="lr-tb"/>
      <style:text-properties fo:font-size="18pt" style:font-size-asian="18pt" style:font-size-complex="18pt"/>
    </style:style>
    <style:style style:name="P54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8pt" style:font-size-asian="18pt" style:font-size-complex="18pt"/>
    </style:style>
    <style:style style:name="P55" style:family="paragraph">
      <style:paragraph-properties fo:margin-top="0.102cm" fo:margin-bottom="0cm" fo:text-align="center" style:writing-mode="lr-tb"/>
      <style:text-properties fo:font-size="15pt" style:font-size-asian="10pt" style:font-size-complex="10pt"/>
    </style:style>
    <style:style style:name="P56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5pt" style:font-size-asian="10pt" style:font-size-complex="10pt"/>
    </style:style>
    <style:style style:name="P57" style:family="paragraph">
      <style:paragraph-properties fo:margin-top="0.102cm" fo:margin-bottom="0cm" fo:text-align="center" style:writing-mode="lr-tb"/>
      <style:text-properties fo:font-size="15pt" style:font-size-asian="11pt" style:font-size-complex="11pt"/>
    </style:style>
    <style:style style:name="P58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5pt" style:font-size-asian="11pt" style:font-size-complex="11pt"/>
    </style:style>
    <style:style style:name="P59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5pt" style:font-size-asian="10pt" style:font-size-complex="10pt"/>
    </style:style>
    <style:style style:name="P60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5pt" style:font-size-asian="10pt" style:font-size-complex="10pt"/>
    </style:style>
    <style:style style:name="P61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5pt"/>
    </style:style>
    <style:style style:name="P62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5pt"/>
    </style:style>
    <style:style style:name="P63" style:family="paragraph">
      <style:paragraph-properties fo:margin-top="0.102cm" fo:margin-bottom="0cm" fo:text-align="center" style:writing-mode="lr-tb"/>
      <style:text-properties fo:font-size="18pt" style:font-size-asian="18pt" style:font-size-complex="18pt"/>
    </style:style>
    <style:style style:name="P64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18pt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66" style:family="paragraph"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67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68" style:family="paragraph">
      <style:paragraph-properties fo:text-align="center" style:writing-mode="lr-tb"/>
      <style:text-properties style:font-name="MathJax_Math" fo:font-size="14pt" style:font-size-asian="14pt" style:font-size-complex="14pt"/>
    </style:style>
    <style:style style:name="P69" style:family="paragraph">
      <loext:graphic-properties draw:fill-color="#dddddd"/>
      <style:paragraph-properties fo:text-align="center" style:writing-mode="lr-tb"/>
      <style:text-properties style:font-name="MathJax_Math" fo:font-size="14pt" style:font-size-asian="14pt" style:font-size-complex="14pt"/>
    </style:style>
    <style:style style:name="P70" style:family="paragraph"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71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72" style:family="paragraph"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73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74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5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6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77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78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MathJax_Main1" fo:font-size="28.8999996185303pt" fo:font-style="italic" style:font-size-asian="24pt" style:font-style-asian="italic" style:font-size-complex="24pt" style:font-style-complex="italic"/>
    </style:style>
    <style:style style:name="P81" style:family="paragraph">
      <style:paragraph-properties fo:margin-left="0cm" fo:margin-right="0cm" fo:margin-top="0cm" fo:margin-bottom="0cm" fo:line-height="100%" fo:text-align="center" fo:text-indent="0cm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loext:color-lum-mod="100%" loext:color-lum-off="0%" style:font-name="MathJax_Main1" fo:font-size="28.8999996185303pt" fo:font-style="italic" style:font-size-asian="24pt" style:font-style-asian="italic" style:font-size-complex="24pt" style:font-style-complex="italic"/>
    </style:style>
    <style:style style:name="P83" style:family="paragraph">
      <loext:graphic-properties draw:fill-color="#000000"/>
      <style:paragraph-properties fo:text-align="center"/>
    </style:style>
    <style:style style:name="P84" style:family="paragraph">
      <loext:graphic-properties draw:fill-color="#000000"/>
      <style:paragraph-properties fo:text-align="center" style:writing-mode="lr-tb"/>
      <style:text-properties style:font-name="MathJax_Main1" fo:font-style="italic" style:font-style-asian="italic" style:font-style-complex="italic"/>
    </style:style>
    <style:style style:name="P85" style:family="paragraph">
      <loext:graphic-properties draw:fill-color="#ffd428"/>
      <style:paragraph-properties fo:text-align="center"/>
      <style:text-properties fo:font-weight="bold"/>
    </style:style>
    <style:style style:name="P86" style:family="paragraph">
      <loext:graphic-properties draw:fill-color="#ff0000"/>
      <style:paragraph-properties fo:text-align="center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style:font-name="MathJax_Main1" fo:font-size="28.8999996185303pt" fo:font-style="italic" style:font-size-asian="24pt" style:font-style-asian="italic" style:font-size-complex="24pt" style:font-style-complex="italic"/>
    </style:style>
    <style:style style:name="P88" style:family="paragraph">
      <style:paragraph-properties fo:text-align="center"/>
      <style:text-properties fo:font-size="32pt" style:font-size-asian="32pt" style:font-size-complex="32pt"/>
    </style:style>
    <style:style style:name="P89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style:font-name="MathJax_Main1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font-size="12pt"/>
    </style:style>
    <style:style style:name="T6" style:family="text">
      <style:text-properties style:font-name="MathJax_Math" fo:font-size="12pt" style:font-size-asian="12pt" style:font-size-complex="12pt"/>
    </style:style>
    <style:style style:name="T7" style:family="text">
      <style:text-properties style:text-position="-8% 58%" style:font-name="MathJax_Math" fo:font-size="12pt" style:font-size-asian="12pt" style:font-size-complex="12pt"/>
    </style:style>
    <style:style style:name="T8" style:family="text">
      <style:text-properties style:text-position="0% 100%" style:font-name="MathJax_Math1" fo:font-size="12pt" style:font-name-asian="MathJax_Math1" style:font-size-asian="12pt" style:font-name-complex="MathJax_Math1" style:font-size-complex="12pt"/>
    </style:style>
    <style:style style:name="T9" style:family="text">
      <style:text-properties style:text-position="-8% 58%" style:font-name="MathJax_Math" fo:font-size="12pt" style:font-name-asian="MathJax_Math1" style:font-size-asian="12pt" style:font-name-complex="MathJax_Math1" style:font-size-complex="1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Liberation Sans3" fo:font-size="20pt" style:font-name-asian="Liberation Sans3" style:font-size-asian="20pt" style:font-name-complex="Liberation Sans3" style:font-size-complex="20pt"/>
    </style:style>
    <style:style style:name="T14" style:family="text">
      <style:text-properties style:font-name="MathJax_Math" fo:font-size="18pt" style:font-size-asian="18pt" style:font-size-complex="18pt"/>
    </style:style>
    <style:style style:name="T15" style:family="text">
      <style:text-properties style:text-position="-8% 58%" style:font-name="MathJax_Main1" fo:font-size="18pt" style:font-size-asian="18pt" style:font-size-complex="18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21.7000007629395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/>
    </style:style>
    <style:style style:name="T21" style:family="text">
      <style:text-properties style:font-name="MathJax_Math" fo:font-size="10pt" style:font-size-asian="10pt" style:font-size-complex="10pt"/>
    </style:style>
    <style:style style:name="T22" style:family="text">
      <style:text-properties style:text-position="-8% 58%" style:font-name="MathJax_Math" fo:font-size="10pt" style:font-size-asian="10pt" style:font-size-complex="10pt"/>
    </style:style>
    <style:style style:name="T23" style:family="text">
      <style:text-properties style:text-position="-8% 58%" fo:font-size="10pt" style:font-size-asian="10pt" style:font-size-complex="10pt"/>
    </style:style>
    <style:style style:name="T24" style:family="text">
      <style:text-properties fo:font-size="10pt" style:font-size-asian="8pt" style:font-size-complex="8pt"/>
    </style:style>
    <style:style style:name="T25" style:family="text">
      <style:text-properties fo:font-size="15pt" style:font-size-asian="10pt" style:font-size-complex="10pt"/>
    </style:style>
    <style:style style:name="T26" style:family="text">
      <style:text-properties fo:font-size="15pt" style:font-size-asian="11pt" style:font-size-complex="11pt"/>
    </style:style>
    <style:style style:name="T27" style:family="text">
      <style:text-properties fo:font-size="15pt"/>
    </style:style>
    <style:style style:name="T28" style:family="text">
      <style:text-properties style:font-name="MathJax_Math" fo:font-size="14pt" style:font-size-asian="14pt" style:font-size-complex="14pt"/>
    </style:style>
    <style:style style:name="T29" style:family="text">
      <style:text-properties style:text-position="-8% 58%" style:font-name="MathJax_Main1" fo:font-size="14pt" style:font-size-asian="14pt" style:font-size-complex="14pt"/>
    </style:style>
    <style:style style:name="T30" style:family="text">
      <style:text-properties fo:color="#ffffff" loext:opacity="100%" style:font-name="MathJax_Main1" fo:font-size="24pt" fo:font-style="italic" style:font-size-asian="24pt" style:font-style-asian="italic" style:font-size-complex="24pt" style:font-style-complex="italic"/>
    </style:style>
    <style:style style:name="T31" style:family="text">
      <style:text-properties fo:color="#ffffff" loext:opacity="100%" style:text-position="-8% 58%" style:font-name="MathJax_Main1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ffffff" loext:opacity="100%" style:text-position="-8% 58%" style:font-name="MathJax_Main1" fo:font-size="24pt" fo:font-style="normal" style:font-size-asian="24pt" style:font-style-asian="normal" style:font-size-complex="24pt" style:font-style-complex="normal"/>
    </style:style>
    <style:style style:name="T33" style:family="text">
      <style:text-properties fo:color="#ff0000" loext:opacity="100%" style:font-name="MathJax_Math" fo:font-size="24pt" fo:font-style="normal" style:font-size-asian="24pt" style:font-style-asian="normal" style:font-size-complex="24pt" style:font-style-complex="normal"/>
    </style:style>
    <style:style style:name="T34" style:family="text">
      <style:text-properties fo:color="#ff0000" loext:opacity="100%" style:font-name="MathJax_Main1" fo:font-size="24pt" fo:font-style="italic" style:font-size-asian="24pt" style:font-style-asian="italic" style:font-size-complex="24pt" style:font-style-complex="italic"/>
    </style:style>
    <style:style style:name="T35" style:family="text">
      <style:text-properties fo:font-variant="normal" fo:text-transform="none" fo:color="#ff0000" loext:opacity="100%" style:text-outline="false" style:text-line-through-style="none" style:text-line-through-type="none" style:font-name="MathJax_Math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MathJax_Main1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loext:opacity="100%" style:font-name="MathJax_Main" fo:font-size="24pt" fo:font-style="italic" style:font-name-asian="MathJax_Main" style:font-size-asian="24pt" style:font-style-asian="italic" style:font-name-complex="MathJax_Main" style:font-size-complex="24pt" style:font-style-complex="italic"/>
    </style:style>
    <style:style style:name="T38" style:family="text">
      <style:text-properties fo:color="#ff0000" loext:opacity="100%" style:font-name="MathJax_Main1" fo:font-size="24pt" fo:font-style="italic" style:font-name-asian="MathJax_Main" style:font-size-asian="24pt" style:font-style-asian="italic" style:font-name-complex="MathJax_Main" style:font-size-complex="24pt" style:font-style-complex="italic"/>
    </style:style>
    <style:style style:name="T39" style:family="text">
      <style:text-properties fo:color="#000000" loext:opacity="100%" style:font-name="MathJax_Main1" fo:font-size="24pt" fo:font-style="italic" style:font-size-asian="24pt" style:font-style-asian="italic" style:font-size-complex="24pt" style:font-style-complex="italic"/>
    </style:style>
    <style:style style:name="T40" style:family="text">
      <style:text-properties fo:color="#000000" loext:opacity="100%" style:font-name="MathJax_Main" fo:font-size="24pt" fo:font-style="italic" style:font-name-asian="MathJax_Main" style:font-size-asian="24pt" style:font-style-asian="italic" style:font-name-complex="MathJax_Main" style:font-size-complex="24pt" style:font-style-complex="italic"/>
    </style:style>
    <style:style style:name="T41" style:family="text">
      <style:text-properties fo:color="#000000" loext:opacity="100%" style:font-name="MathJax_Main1" fo:font-size="24pt" fo:font-style="italic" style:font-name-asian="MathJax_Main" style:font-size-asian="24pt" style:font-style-asian="italic" style:font-name-complex="MathJax_Main" style:font-size-complex="24pt" style:font-style-complex="italic"/>
    </style:style>
    <style:style style:name="T42" style:family="text">
      <style:text-properties fo:color="#000000" loext:opacity="100%" style:text-position="-8% 58%" style:font-name="MathJax_Main1" fo:font-size="24pt" fo:font-style="italic" style:font-size-asian="24pt" style:font-style-asian="italic" style:font-size-complex="24pt" style:font-style-complex="italic"/>
    </style:style>
    <style:style style:name="T43" style:family="text">
      <style:text-properties fo:color="#000000" loext:opacity="100%" style:text-position="-8% 58%" style:font-name="MathJax_Main1" fo:font-size="24pt" fo:font-style="normal" style:font-size-asian="24pt" style:font-style-asian="normal" style:font-size-complex="24pt" style:font-style-complex="normal"/>
    </style:style>
    <style:style style:name="T44" style:family="text">
      <style:text-properties fo:color="#000000" loext:opacity="100%" style:font-name="MathJax_Main1" fo:font-size="32pt" fo:font-style="italic" style:font-size-asian="32pt" style:font-style-asian="italic" style:font-size-complex="32pt" style:font-style-complex="italic"/>
    </style:style>
    <style:style style:name="T45" style:family="text">
      <style:text-properties fo:color="#000000" loext:opacity="100%" style:text-position="-8% 58%" style:font-name="MathJax_Main1" fo:font-size="32pt" fo:font-style="italic" style:font-size-asian="32pt" style:font-style-asian="italic" style:font-size-complex="32pt" style:font-style-complex="italic"/>
    </style:style>
    <style:style style:name="T46" style:family="text">
      <style:text-properties fo:color="#000000" loext:opacity="100%" style:text-position="-8% 58%" style:font-name="MathJax_Main1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10.629cm" svg:height="8.524cm" svg:x="11.616cm" svg:y="5.26cm">
            <text:p text:style-name="P1"><text:span text:style-name="T1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793cm" svg:height="2.002cm" svg:x="17.655cm" svg:y="6.41cm">
            <text:p text:style-name="P3"><text:span text:style-name="T2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793cm" svg:height="2.002cm" svg:x="12.34cm" svg:y="6.41cm">
            <text:p text:style-name="P3"><text:span text:style-name="T2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797cm" svg:height="2.003cm" svg:x="17.651cm" svg:y="8.772cm">
            <text:p text:style-name="P3"><text:span text:style-name="T2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.793cm" svg:height="2.003cm" svg:x="12.339cm" svg:y="8.772cm">
            <text:p text:style-name="P5"><text:span text:style-name="T2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798cm" svg:height="2cm" svg:x="17.65cm" svg:y="11.137cm">
            <text:p text:style-name="P5"><text:span text:style-name="T2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3.793cm" svg:height="2cm" svg:x="12.338cm" svg:y="11.137cm">
            <text:p text:style-name="P3"><text:span text:style-name="T2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8" draw:text-style-name="P9" draw:layer="layout" svg:width="4.572cm" svg:height="8.908cm" svg:x="14.647cm" svg:y="5.069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9" draw:text-style-name="P10" draw:layer="layout" svg:x1="15.892cm" svg:y1="8.263cm" svg:x2="17.969cm" svg:y2="8.263cm">
            <text:p/>
          </draw:line>
          <draw:line draw:style-name="gr9" draw:text-style-name="P10" draw:layer="layout" svg:x1="16.037cm" svg:y1="8.268cm" svg:x2="17.817cm" svg:y2="9.337cm">
            <text:p/>
          </draw:line>
          <draw:line draw:style-name="gr9" draw:text-style-name="P10" draw:layer="layout" svg:x1="17.783cm" svg:y1="8.268cm" svg:x2="16.022cm" svg:y2="9.369cm">
            <text:p/>
          </draw:line>
          <draw:line draw:style-name="gr9" draw:text-style-name="P10" draw:layer="layout" svg:x1="15.893cm" svg:y1="9.338cm" svg:x2="17.97cm" svg:y2="9.338cm">
            <text:p/>
          </draw:line>
          <draw:line draw:style-name="gr9" draw:text-style-name="P10" draw:layer="layout" svg:x1="15.892cm" svg:y1="11.529cm" svg:x2="17.969cm" svg:y2="11.529cm">
            <text:p/>
          </draw:line>
          <draw:line draw:style-name="gr9" draw:text-style-name="P10" draw:layer="layout" svg:x1="16.037cm" svg:y1="11.534cm" svg:x2="17.817cm" svg:y2="12.603cm">
            <text:p/>
          </draw:line>
          <draw:line draw:style-name="gr9" draw:text-style-name="P10" draw:layer="layout" svg:x1="17.783cm" svg:y1="11.534cm" svg:x2="16.022cm" svg:y2="12.635cm">
            <text:p/>
          </draw:line>
          <draw:line draw:style-name="gr9" draw:text-style-name="P10" draw:layer="layout" svg:x1="15.893cm" svg:y1="12.604cm" svg:x2="17.97cm" svg:y2="12.604cm">
            <text:p/>
          </draw:line>
          <draw:line draw:style-name="gr9" draw:text-style-name="P10" draw:layer="layout" svg:x1="16.037cm" svg:y1="8.268cm" svg:x2="17.817cm" svg:y2="11.529cm">
            <text:p/>
          </draw:line>
          <draw:line draw:style-name="gr9" draw:text-style-name="P10" draw:layer="layout" svg:x1="16.061cm" svg:y1="9.369cm" svg:x2="17.805cm" svg:y2="11.534cm">
            <text:p/>
          </draw:line>
          <draw:line draw:style-name="gr9" draw:text-style-name="P10" draw:layer="layout" svg:x1="17.783cm" svg:y1="8.268cm" svg:x2="16.061cm" svg:y2="11.529cm">
            <text:p/>
          </draw:line>
          <draw:line draw:style-name="gr9" draw:text-style-name="P10" draw:layer="layout" svg:x1="16.061cm" svg:y1="11.529cm" svg:x2="17.805cm" svg:y2="9.337cm">
            <text:p/>
          </draw:line>
          <draw:line draw:style-name="gr9" draw:text-style-name="P10" draw:layer="layout" svg:x1="17.783cm" svg:y1="9.369cm" svg:x2="16.022cm" svg:y2="12.635cm">
            <text:p/>
          </draw:line>
          <draw:line draw:style-name="gr9" draw:text-style-name="P10" draw:layer="layout" svg:x1="16.037cm" svg:y1="8.268cm" svg:x2="17.805cm" svg:y2="12.603cm">
            <text:p/>
          </draw:line>
          <draw:line draw:style-name="gr9" draw:text-style-name="P10" draw:layer="layout" svg:x1="17.783cm" svg:y1="8.268cm" svg:x2="16.061cm" svg:y2="12.603cm">
            <text:p/>
          </draw:line>
          <draw:line draw:style-name="gr9" draw:text-style-name="P10" draw:layer="layout" svg:x1="16.061cm" svg:y1="12.603cm" svg:x2="17.805cm" svg:y2="9.337cm">
            <text:p/>
          </draw:line>
          <draw:line draw:style-name="gr9" draw:text-style-name="P10" draw:layer="layout" svg:x1="16.061cm" svg:y1="9.369cm" svg:x2="17.783cm" svg:y2="12.604cm">
            <text:p/>
          </draw:line>
          <draw:custom-shape draw:style-name="gr10" draw:text-style-name="P11" draw:layer="layout" svg:width="0.768cm" svg:height="0.769cm" svg:x="17.805cm" svg:y="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768cm" svg:height="0.768cm" svg:x="17.805cm" svg:y="8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768cm" svg:height="0.767cm" svg:x="17.805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768cm" svg:height="0.769cm" svg:x="17.805cm" svg:y="12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767cm" svg:height="0.769cm" svg:x="15.294cm" svg:y="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layout" svg:width="0.767cm" svg:height="0.768cm" svg:x="15.294cm" svg:y="8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1" draw:layer="layout" svg:width="0.767cm" svg:height="0.767cm" svg:x="15.294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767cm" svg:height="0.769cm" svg:x="15.294cm" svg:y="12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3" draw:layer="layout" svg:width="0.001cm" svg:height="1.459cm" svg:x="15.621cm" svg:y="9.615cm">
            <draw:text-box>
              <text:p text:style-name="P12"><text:span text:style-name="T3">.</text:span></text:p>
              <text:p text:style-name="P12"><text:span text:style-name="T3">.</text:span></text:p>
              <text:p text:style-name="P12"><text:span text:style-name="T3">.</text:span></text:p>
            </draw:text-box>
          </draw:frame>
          <draw:frame draw:style-name="gr17" draw:text-style-name="P13" draw:layer="layout" svg:width="0.001cm" svg:height="1.457cm" svg:x="18.192cm" svg:y="9.618cm">
            <draw:text-box>
              <text:p text:style-name="P12"><text:span text:style-name="T3">.</text:span></text:p>
              <text:p text:style-name="P12"><text:span text:style-name="T3">.</text:span></text:p>
              <text:p text:style-name="P12"><text:span text:style-name="T3">.</text:span></text:p>
            </draw:text-box>
          </draw:frame>
        </draw:g>
        <draw:g>
          <draw:custom-shape draw:style-name="gr18" draw:text-style-name="P9" draw:layer="layout" svg:width="3.072cm" svg:height="1.495cm" svg:x="19.966cm" svg:y="6.914cm">
            <text:p text:style-name="P8"><text:span text:style-name="T4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9" draw:layer="layout" svg:width="3.072cm" svg:height="1.496cm" svg:x="19.966cm" svg:y="10.633cm">
            <text:p text:style-name="P8"><text:span text:style-name="T4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" draw:text-style-name="P10" draw:layer="layout" svg:x1="19.198cm" svg:y1="7.725cm" svg:x2="19.966cm" svg:y2="7.725cm">
            <text:p/>
          </draw:line>
          <draw:line draw:style-name="gr20" draw:text-style-name="P10" draw:layer="layout" svg:x1="19.198cm" svg:y1="11.353cm" svg:x2="19.966cm" svg:y2="11.353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21" draw:text-style-name="P15" draw:layer="layout" svg:width="6.108cm" svg:height="7.755cm" svg:x="13.879cm" svg:y="5.644cm">
            <text:p text:style-name="P14">Action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4.392cm" svg:height="2.498cm" svg:x="14.716cm" svg:y="7.077cm">
            <text:p text:style-name="P16"><text:span text:style-name="T5">Thrust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9" draw:layer="layout" svg:width="4.389cm" svg:height="2.495cm" svg:x="14.715cm" svg:y="10.026cm">
            <text:p text:style-name="P18"><text:span text:style-name="T5">Flap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1.403cm" svg:height="1.364cm" svg:x="15.068cm" svg:y="8.041cm">
            <text:p text:style-name="P20"><text:span text:style-name="T6">f</text:span><text:span text:style-name="T7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3" draw:layer="layout" svg:width="1.408cm" svg:height="1.364cm" svg:x="17.28cm" svg:y="8.042cm">
            <text:p text:style-name="P22"><text:span text:style-name="T6">f</text:span><text:span text:style-name="T7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1" draw:layer="layout" svg:width="1.407cm" svg:height="1.364cm" svg:x="15.068cm" svg:y="10.946cm">
            <text:p text:style-name="P20"><text:span text:style-name="T8">δ</text:span><text:span text:style-name="T7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3" draw:layer="layout" svg:width="1.404cm" svg:height="1.364cm" svg:x="17.284cm" svg:y="10.947cm">
            <text:p text:style-name="P22"><text:span text:style-name="T8">δ</text:span><text:span text:style-name="T7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28" draw:text-style-name="P10" draw:layer="layout" svg:x1="23.456cm" svg:y1="7.711cm" svg:x2="25.606cm" svg:y2="9.247cm">
          <text:p/>
        </draw:line>
        <draw:line draw:style-name="gr28" draw:text-style-name="P10" draw:layer="layout" svg:x1="23.48cm" svg:y1="11.503cm" svg:x2="25.629cm" svg:y2="9.981cm">
          <text:p/>
        </draw:line>
        <draw:g>
          <draw:custom-shape draw:style-name="gr29" draw:text-style-name="P15" draw:layer="layout" svg:width="10.751cm" svg:height="8.524cm" svg:x="1.927cm" svg:y="5.347cm">
            <text:p text:style-name="P14">Observation</text:p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3.839cm" svg:height="2.002cm" svg:x="8.035cm" svg:y="6.497cm">
            <text:p text:style-name="P16"><text:span text:style-name="T5">Orientation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3.839cm" svg:height="2.002cm" svg:x="2.66cm" svg:y="6.497cm">
            <text:p text:style-name="P16"><text:span text:style-name="T5">Positio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7" draw:layer="layout" svg:width="3.839cm" svg:height="2.003cm" svg:x="8.031cm" svg:y="8.859cm">
            <text:p text:style-name="P16"><text:span text:style-name="T5">Body Rate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9" draw:layer="layout" svg:width="3.839cm" svg:height="2.003cm" svg:x="2.656cm" svg:y="8.859cm">
            <text:p text:style-name="P18"><text:span text:style-name="T5">Velocity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3.839cm" svg:height="2cm" svg:x="8.03cm" svg:y="11.224cm">
            <text:p text:style-name="P18"><text:span text:style-name="T5">Position Second Next Waypoint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3.839cm" svg:height="2cm" svg:x="2.655cm" svg:y="11.224cm">
            <text:p text:style-name="P16"><text:span text:style-name="T5">Position Next Waypoi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4.572cm" svg:height="8.908cm" svg:x="15.07cm" svg:y="5.156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9" draw:text-style-name="P10" draw:layer="layout" svg:x1="16.315cm" svg:y1="8.35cm" svg:x2="18.392cm" svg:y2="8.35cm">
            <text:p/>
          </draw:line>
          <draw:line draw:style-name="gr9" draw:text-style-name="P10" draw:layer="layout" svg:x1="16.46cm" svg:y1="8.355cm" svg:x2="18.24cm" svg:y2="9.424cm">
            <text:p/>
          </draw:line>
          <draw:line draw:style-name="gr9" draw:text-style-name="P10" draw:layer="layout" svg:x1="18.206cm" svg:y1="8.355cm" svg:x2="16.445cm" svg:y2="9.456cm">
            <text:p/>
          </draw:line>
          <draw:line draw:style-name="gr9" draw:text-style-name="P10" draw:layer="layout" svg:x1="16.316cm" svg:y1="9.425cm" svg:x2="18.393cm" svg:y2="9.425cm">
            <text:p/>
          </draw:line>
          <draw:line draw:style-name="gr9" draw:text-style-name="P10" draw:layer="layout" svg:x1="16.315cm" svg:y1="11.616cm" svg:x2="18.392cm" svg:y2="11.616cm">
            <text:p/>
          </draw:line>
          <draw:line draw:style-name="gr9" draw:text-style-name="P10" draw:layer="layout" svg:x1="16.46cm" svg:y1="11.621cm" svg:x2="18.24cm" svg:y2="12.69cm">
            <text:p/>
          </draw:line>
          <draw:line draw:style-name="gr9" draw:text-style-name="P10" draw:layer="layout" svg:x1="18.206cm" svg:y1="11.621cm" svg:x2="16.445cm" svg:y2="12.722cm">
            <text:p/>
          </draw:line>
          <draw:line draw:style-name="gr9" draw:text-style-name="P10" draw:layer="layout" svg:x1="16.316cm" svg:y1="12.691cm" svg:x2="18.393cm" svg:y2="12.691cm">
            <text:p/>
          </draw:line>
          <draw:line draw:style-name="gr9" draw:text-style-name="P10" draw:layer="layout" svg:x1="16.46cm" svg:y1="8.355cm" svg:x2="18.24cm" svg:y2="11.616cm">
            <text:p/>
          </draw:line>
          <draw:line draw:style-name="gr9" draw:text-style-name="P10" draw:layer="layout" svg:x1="16.484cm" svg:y1="9.456cm" svg:x2="18.228cm" svg:y2="11.621cm">
            <text:p/>
          </draw:line>
          <draw:line draw:style-name="gr9" draw:text-style-name="P10" draw:layer="layout" svg:x1="18.206cm" svg:y1="8.355cm" svg:x2="16.484cm" svg:y2="11.616cm">
            <text:p/>
          </draw:line>
          <draw:line draw:style-name="gr9" draw:text-style-name="P10" draw:layer="layout" svg:x1="16.484cm" svg:y1="11.616cm" svg:x2="18.228cm" svg:y2="9.424cm">
            <text:p/>
          </draw:line>
          <draw:line draw:style-name="gr9" draw:text-style-name="P10" draw:layer="layout" svg:x1="18.206cm" svg:y1="9.456cm" svg:x2="16.445cm" svg:y2="12.722cm">
            <text:p/>
          </draw:line>
          <draw:line draw:style-name="gr9" draw:text-style-name="P10" draw:layer="layout" svg:x1="16.46cm" svg:y1="8.355cm" svg:x2="18.228cm" svg:y2="12.69cm">
            <text:p/>
          </draw:line>
          <draw:line draw:style-name="gr9" draw:text-style-name="P10" draw:layer="layout" svg:x1="18.206cm" svg:y1="8.355cm" svg:x2="16.484cm" svg:y2="12.69cm">
            <text:p/>
          </draw:line>
          <draw:line draw:style-name="gr9" draw:text-style-name="P10" draw:layer="layout" svg:x1="16.484cm" svg:y1="12.69cm" svg:x2="18.228cm" svg:y2="9.424cm">
            <text:p/>
          </draw:line>
          <draw:line draw:style-name="gr9" draw:text-style-name="P10" draw:layer="layout" svg:x1="16.484cm" svg:y1="9.456cm" svg:x2="18.206cm" svg:y2="12.691cm">
            <text:p/>
          </draw:line>
          <draw:custom-shape draw:style-name="gr10" draw:text-style-name="P11" draw:layer="layout" svg:width="0.768cm" svg:height="0.769cm" svg:x="18.228cm" svg:y="7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768cm" svg:height="0.768cm" svg:x="18.228cm" svg:y="9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768cm" svg:height="0.767cm" svg:x="18.228cm" svg:y="1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768cm" svg:height="0.769cm" svg:x="18.228cm" svg:y="12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767cm" svg:height="0.769cm" svg:x="15.717cm" svg:y="7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layout" svg:width="0.767cm" svg:height="0.768cm" svg:x="15.717cm" svg:y="9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1" draw:layer="layout" svg:width="0.767cm" svg:height="0.767cm" svg:x="15.717cm" svg:y="1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767cm" svg:height="0.769cm" svg:x="15.717cm" svg:y="12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3" draw:layer="layout" svg:width="0.001cm" svg:height="1.459cm" svg:x="16.044cm" svg:y="9.702cm">
            <draw:text-box>
              <text:p text:style-name="P12"><text:span text:style-name="T3">.</text:span></text:p>
              <text:p text:style-name="P12"><text:span text:style-name="T3">.</text:span></text:p>
              <text:p text:style-name="P12"><text:span text:style-name="T3">.</text:span></text:p>
            </draw:text-box>
          </draw:frame>
          <draw:frame draw:style-name="gr17" draw:text-style-name="P13" draw:layer="layout" svg:width="0.001cm" svg:height="1.457cm" svg:x="18.615cm" svg:y="9.705cm">
            <draw:text-box>
              <text:p text:style-name="P12"><text:span text:style-name="T3">.</text:span></text:p>
              <text:p text:style-name="P12"><text:span text:style-name="T3">.</text:span></text:p>
              <text:p text:style-name="P12"><text:span text:style-name="T3">.</text:span></text:p>
            </draw:text-box>
          </draw:frame>
        </draw:g>
        <draw:g>
          <draw:custom-shape draw:style-name="gr18" draw:text-style-name="P9" draw:layer="layout" svg:width="3.072cm" svg:height="1.495cm" svg:x="20.408cm" svg:y="7.001cm">
            <text:p text:style-name="P8"><text:span text:style-name="T4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9" draw:layer="layout" svg:width="3.072cm" svg:height="1.496cm" svg:x="20.408cm" svg:y="10.72cm">
            <text:p text:style-name="P8"><text:span text:style-name="T4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" draw:text-style-name="P10" draw:layer="layout" svg:x1="19.64cm" svg:y1="7.812cm" svg:x2="20.408cm" svg:y2="7.812cm">
            <text:p/>
          </draw:line>
          <draw:line draw:style-name="gr20" draw:text-style-name="P10" draw:layer="layout" svg:x1="19.64cm" svg:y1="11.44cm" svg:x2="20.408cm" svg:y2="11.44cm">
            <text:p/>
          </draw:line>
        </draw:g>
        <draw:g>
          <draw:custom-shape draw:style-name="gr21" draw:text-style-name="P15" draw:layer="layout" svg:width="6.108cm" svg:height="7.755cm" svg:x="25.587cm" svg:y="5.731cm">
            <text:p text:style-name="P14">Action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4.392cm" svg:height="2.498cm" svg:x="26.424cm" svg:y="7.164cm">
            <text:p text:style-name="P16"><text:span text:style-name="T5">Thrust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9" draw:layer="layout" svg:width="4.389cm" svg:height="2.495cm" svg:x="26.423cm" svg:y="10.113cm">
            <text:p text:style-name="P18"><text:span text:style-name="T5">Flap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1.403cm" svg:height="1.364cm" svg:x="26.776cm" svg:y="8.128cm">
            <text:p text:style-name="P20"><text:span text:style-name="T6">f</text:span><text:span text:style-name="T7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3" draw:layer="layout" svg:width="1.408cm" svg:height="1.364cm" svg:x="28.988cm" svg:y="8.129cm">
            <text:p text:style-name="P22"><text:span text:style-name="T6">f</text:span><text:span text:style-name="T7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1" draw:layer="layout" svg:width="1.407cm" svg:height="1.364cm" svg:x="26.776cm" svg:y="11.033cm">
            <text:p text:style-name="P20"><text:span text:style-name="T8">δ</text:span><text:span text:style-name="T7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3" draw:layer="layout" svg:width="1.404cm" svg:height="1.364cm" svg:x="28.992cm" svg:y="11.034cm">
            <text:p text:style-name="P22"><text:span text:style-name="T8">δ</text:span><text:span text:style-name="T9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8" draw:text-style-name="P10" draw:layer="layout" svg:x1="12.68cm" svg:y1="9.61cm" svg:x2="15.069cm" svg:y2="9.61cm">
          <text:p/>
        </draw:lin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line draw:style-name="gr28" draw:text-style-name="P10" draw:layer="layout" svg:x1="23.328cm" svg:y1="7.224cm" svg:x2="25.648cm" svg:y2="9.087cm">
            <text:p/>
          </draw:line>
          <draw:line draw:style-name="gr28" draw:text-style-name="P10" draw:layer="layout" svg:x1="23.354cm" svg:y1="11.822cm" svg:x2="25.673cm" svg:y2="9.976cm">
            <text:p/>
          </draw:line>
          <draw:g>
            <draw:custom-shape draw:style-name="gr38" draw:text-style-name="P26" draw:layer="layout" svg:width="11.598cm" svg:height="10.34cm" svg:x="0.104cm" svg:y="4.356cm">
              <text:p text:style-name="P25"><text:span text:style-name="T10">Observation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8" draw:layer="layout" svg:width="4.142cm" svg:height="2.427cm" svg:x="6.693cm" svg:y="5.752cm">
              <text:p text:style-name="P27"><text:span text:style-name="T11">Orientation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yout" svg:width="4.143cm" svg:height="2.427cm" svg:x="0.894cm" svg:y="5.752cm">
              <text:p text:style-name="P27"><text:span text:style-name="T11">Position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4.142cm" svg:height="2.431cm" svg:x="6.689cm" svg:y="8.616cm">
              <text:p text:style-name="P27"><text:span text:style-name="T11">Body Rates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30" draw:layer="layout" svg:width="4.143cm" svg:height="2.431cm" svg:x="0.89cm" svg:y="8.616cm">
              <text:p text:style-name="P29"><text:span text:style-name="T11">Velocity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32" draw:layer="layout" svg:width="4.142cm" svg:height="2.425cm" svg:x="6.688cm" svg:y="11.485cm">
              <text:p text:style-name="P31"><text:span text:style-name="T12">Position Second Next Point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28" draw:layer="layout" svg:width="4.141cm" svg:height="2.425cm" svg:x="0.889cm" svg:y="11.485cm">
              <text:p text:style-name="P27"><text:span text:style-name="T11">Position Next Poi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5" draw:text-style-name="P33" draw:layer="layout" svg:width="4.932cm" svg:height="9.847cm" svg:x="14.281cm" svg:y="4.603cm">
              <text:p text:style-name="P27"><text:span text:style-name="T11">2 x 128</text:span></text:p>
              <text:p text:style-name="P27"><text:span text:style-name="T11">tanh</text:span></text:p>
              <draw:enhanced-geometry svg:viewBox="0 0 21600 21600" draw:type="rectangle" draw:enhanced-path="M 0 0 L 21600 0 21600 21600 0 21600 0 0 Z N"/>
            </draw:custom-shape>
            <draw:g>
              <draw:line draw:style-name="gr9" draw:text-style-name="P10" draw:layer="layout" svg:x1="15.594cm" svg:y1="7.649cm" svg:x2="17.897cm" svg:y2="7.649cm">
                <text:p/>
              </draw:line>
              <draw:line draw:style-name="gr9" draw:text-style-name="P10" draw:layer="layout" svg:x1="15.755cm" svg:y1="7.655cm" svg:x2="17.729cm" svg:y2="8.955cm">
                <text:p/>
              </draw:line>
              <draw:line draw:style-name="gr9" draw:text-style-name="P10" draw:layer="layout" svg:x1="17.692cm" svg:y1="7.655cm" svg:x2="15.739cm" svg:y2="8.994cm">
                <text:p/>
              </draw:line>
              <draw:line draw:style-name="gr9" draw:text-style-name="P10" draw:layer="layout" svg:x1="15.595cm" svg:y1="8.957cm" svg:x2="17.898cm" svg:y2="8.957cm">
                <text:p/>
              </draw:line>
              <draw:line draw:style-name="gr9" draw:text-style-name="P10" draw:layer="layout" svg:x1="15.594cm" svg:y1="11.621cm" svg:x2="17.897cm" svg:y2="11.621cm">
                <text:p/>
              </draw:line>
              <draw:line draw:style-name="gr9" draw:text-style-name="P10" draw:layer="layout" svg:x1="15.755cm" svg:y1="11.627cm" svg:x2="17.729cm" svg:y2="12.927cm">
                <text:p/>
              </draw:line>
              <draw:line draw:style-name="gr9" draw:text-style-name="P10" draw:layer="layout" svg:x1="17.692cm" svg:y1="11.627cm" svg:x2="15.739cm" svg:y2="12.966cm">
                <text:p/>
              </draw:line>
              <draw:line draw:style-name="gr9" draw:text-style-name="P10" draw:layer="layout" svg:x1="15.595cm" svg:y1="12.928cm" svg:x2="17.898cm" svg:y2="12.928cm">
                <text:p/>
              </draw:line>
              <draw:line draw:style-name="gr9" draw:text-style-name="P10" draw:layer="layout" svg:x1="15.755cm" svg:y1="7.655cm" svg:x2="17.729cm" svg:y2="11.621cm">
                <text:p/>
              </draw:line>
              <draw:line draw:style-name="gr9" draw:text-style-name="P10" draw:layer="layout" svg:x1="15.782cm" svg:y1="8.994cm" svg:x2="17.716cm" svg:y2="11.627cm">
                <text:p/>
              </draw:line>
              <draw:line draw:style-name="gr9" draw:text-style-name="P10" draw:layer="layout" svg:x1="17.692cm" svg:y1="7.655cm" svg:x2="15.782cm" svg:y2="11.621cm">
                <text:p/>
              </draw:line>
              <draw:line draw:style-name="gr9" draw:text-style-name="P10" draw:layer="layout" svg:x1="15.782cm" svg:y1="11.621cm" svg:x2="17.716cm" svg:y2="8.956cm">
                <text:p/>
              </draw:line>
              <draw:line draw:style-name="gr9" draw:text-style-name="P10" draw:layer="layout" svg:x1="17.692cm" svg:y1="8.994cm" svg:x2="15.739cm" svg:y2="12.965cm">
                <text:p/>
              </draw:line>
              <draw:line draw:style-name="gr9" draw:text-style-name="P10" draw:layer="layout" svg:x1="15.755cm" svg:y1="7.655cm" svg:x2="17.716cm" svg:y2="12.927cm">
                <text:p/>
              </draw:line>
              <draw:line draw:style-name="gr9" draw:text-style-name="P10" draw:layer="layout" svg:x1="17.692cm" svg:y1="7.655cm" svg:x2="15.782cm" svg:y2="12.927cm">
                <text:p/>
              </draw:line>
              <draw:line draw:style-name="gr9" draw:text-style-name="P10" draw:layer="layout" svg:x1="15.782cm" svg:y1="12.927cm" svg:x2="17.716cm" svg:y2="8.956cm">
                <text:p/>
              </draw:line>
              <draw:line draw:style-name="gr9" draw:text-style-name="P10" draw:layer="layout" svg:x1="15.782cm" svg:y1="8.994cm" svg:x2="17.692cm" svg:y2="12.929cm">
                <text:p/>
              </draw:line>
              <draw:custom-shape draw:style-name="gr46" draw:text-style-name="P11" draw:layer="layout" svg:width="0.851cm" svg:height="0.936cm" svg:x="17.715cm" svg:y="7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7" draw:text-style-name="P11" draw:layer="layout" svg:width="0.851cm" svg:height="0.933cm" svg:x="17.715cm" svg:y="8.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7" draw:text-style-name="P11" draw:layer="layout" svg:width="0.851cm" svg:height="0.933cm" svg:x="17.715cm" svg:y="11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6" draw:text-style-name="P11" draw:layer="layout" svg:width="0.851cm" svg:height="0.936cm" svg:x="17.715cm" svg:y="12.4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8" draw:text-style-name="P11" draw:layer="layout" svg:width="0.852cm" svg:height="0.936cm" svg:x="14.929cm" svg:y="7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9" draw:text-style-name="P11" draw:layer="layout" svg:width="0.852cm" svg:height="0.933cm" svg:x="14.929cm" svg:y="8.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9" draw:text-style-name="P11" draw:layer="layout" svg:width="0.852cm" svg:height="0.933cm" svg:x="14.929cm" svg:y="11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8" draw:text-style-name="P11" draw:layer="layout" svg:width="0.852cm" svg:height="0.936cm" svg:x="14.929cm" svg:y="12.4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0" draw:text-style-name="P13" draw:layer="layout" svg:width="0.001cm" svg:height="1.774cm" svg:x="15.294cm" svg:y="9.294cm">
                <draw:text-box>
                  <text:p text:style-name="P12"><text:span text:style-name="T3">.</text:span></text:p>
                  <text:p text:style-name="P12"><text:span text:style-name="T3">.</text:span></text:p>
                  <text:p text:style-name="P12"><text:span text:style-name="T3">.</text:span></text:p>
                </draw:text-box>
              </draw:frame>
              <draw:frame draw:style-name="gr51" draw:text-style-name="P13" draw:layer="layout" svg:width="0.002cm" svg:height="1.772cm" svg:x="18.144cm" svg:y="9.296cm">
                <draw:text-box>
                  <text:p text:style-name="P12"><text:span text:style-name="T3">.</text:span></text:p>
                  <text:p text:style-name="P12"><text:span text:style-name="T3">.</text:span></text:p>
                  <text:p text:style-name="P12"><text:span text:style-name="T3">.</text:span></text:p>
                </draw:text-box>
              </draw:frame>
            </draw:g>
          </draw:g>
          <draw:g>
            <draw:custom-shape draw:style-name="gr52" draw:text-style-name="P33" draw:layer="layout" svg:width="3.314cm" svg:height="1.814cm" svg:x="20.041cm" svg:y="6.36cm">
              <text:p text:style-name="P27"><text:span text:style-name="T13">μ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33" draw:layer="layout" svg:width="3.314cm" svg:height="1.814cm" svg:x="20.041cm" svg:y="10.872cm">
              <text:p text:style-name="P27"><text:span text:style-name="T13">log σ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0" draw:layer="layout" svg:x1="19.212cm" svg:y1="7.344cm" svg:x2="20.041cm" svg:y2="7.344cm">
              <text:p/>
            </draw:line>
            <draw:line draw:style-name="gr20" draw:text-style-name="P10" draw:layer="layout" svg:x1="19.212cm" svg:y1="11.746cm" svg:x2="20.041cm" svg:y2="11.746cm">
              <text:p/>
            </draw:line>
          </draw:g>
          <draw:line draw:style-name="gr28" draw:text-style-name="P10" draw:layer="layout" svg:x1="11.704cm" svg:y1="9.526cm" svg:x2="14.281cm" svg:y2="9.526cm">
            <text:p/>
          </draw:line>
          <draw:g>
            <draw:custom-shape draw:style-name="gr53" draw:text-style-name="P26" draw:layer="layout" svg:width="8.171cm" svg:height="7.13cm" svg:x="25.591cm" svg:y="5.96cm">
              <text:p text:style-name="P25"><text:span text:style-name="T10">Ac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28" draw:layer="layout" svg:width="5.876cm" svg:height="4.012cm" svg:x="26.711cm" svg:y="7.808cm">
              <text:p text:style-name="P27"><text:span text:style-name="T11">Thru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5" draw:layer="layout" svg:width="2.316cm" svg:height="2.213cm" svg:x="29.799cm" svg:y="9.011cm">
              <text:p text:style-name="P34"><text:span text:style-name="T14">f</text:span><text:span text:style-name="T15">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5" draw:layer="layout" svg:width="2.322cm" svg:height="2.213cm" svg:x="27.183cm" svg:y="9.011cm">
              <text:p text:style-name="P34"><text:span text:style-name="T14">f</text:span><text:span text:style-name="T15">l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line draw:style-name="gr28" draw:text-style-name="P10" draw:layer="layout" svg:x1="23.328cm" svg:y1="7.224cm" svg:x2="25.648cm" svg:y2="9.087cm">
            <text:p/>
          </draw:line>
          <draw:line draw:style-name="gr28" draw:text-style-name="P10" draw:layer="layout" svg:x1="23.354cm" svg:y1="11.822cm" svg:x2="25.673cm" svg:y2="9.976cm">
            <text:p/>
          </draw:line>
          <draw:g>
            <draw:custom-shape draw:style-name="gr38" draw:text-style-name="P26" draw:layer="layout" svg:width="11.598cm" svg:height="10.34cm" svg:x="0.104cm" svg:y="4.356cm">
              <text:p text:style-name="P25"><text:span text:style-name="T10">Observation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8" draw:layer="layout" svg:width="4.142cm" svg:height="2.427cm" svg:x="6.693cm" svg:y="5.752cm">
              <text:p text:style-name="P27"><text:span text:style-name="T11">Orientation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yout" svg:width="4.143cm" svg:height="2.427cm" svg:x="0.894cm" svg:y="5.752cm">
              <text:p text:style-name="P27"><text:span text:style-name="T11">Position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4.142cm" svg:height="2.431cm" svg:x="6.689cm" svg:y="8.616cm">
              <text:p text:style-name="P27"><text:span text:style-name="T11">Body Rates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30" draw:layer="layout" svg:width="4.143cm" svg:height="2.431cm" svg:x="0.89cm" svg:y="8.616cm">
              <text:p text:style-name="P29"><text:span text:style-name="T11">Velocity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32" draw:layer="layout" svg:width="4.142cm" svg:height="2.425cm" svg:x="6.688cm" svg:y="11.485cm">
              <text:p text:style-name="P31"><text:span text:style-name="T12">Position Second Next Point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28" draw:layer="layout" svg:width="4.141cm" svg:height="2.425cm" svg:x="0.889cm" svg:y="11.485cm">
              <text:p text:style-name="P27"><text:span text:style-name="T11">Position Next Poi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5" draw:text-style-name="P33" draw:layer="layout" svg:width="4.932cm" svg:height="9.847cm" svg:x="14.281cm" svg:y="4.603cm">
              <text:p text:style-name="P27"><text:span text:style-name="T11">2 x 256</text:span></text:p>
              <text:p text:style-name="P27"><text:span text:style-name="T11">tanh</text:span></text:p>
              <draw:enhanced-geometry svg:viewBox="0 0 21600 21600" draw:type="rectangle" draw:enhanced-path="M 0 0 L 21600 0 21600 21600 0 21600 0 0 Z N"/>
            </draw:custom-shape>
            <draw:g>
              <draw:line draw:style-name="gr9" draw:text-style-name="P10" draw:layer="layout" svg:x1="15.594cm" svg:y1="7.649cm" svg:x2="17.897cm" svg:y2="7.649cm">
                <text:p/>
              </draw:line>
              <draw:line draw:style-name="gr9" draw:text-style-name="P10" draw:layer="layout" svg:x1="15.755cm" svg:y1="7.655cm" svg:x2="17.729cm" svg:y2="8.955cm">
                <text:p/>
              </draw:line>
              <draw:line draw:style-name="gr9" draw:text-style-name="P10" draw:layer="layout" svg:x1="17.692cm" svg:y1="7.655cm" svg:x2="15.739cm" svg:y2="8.994cm">
                <text:p/>
              </draw:line>
              <draw:line draw:style-name="gr9" draw:text-style-name="P10" draw:layer="layout" svg:x1="15.595cm" svg:y1="8.957cm" svg:x2="17.898cm" svg:y2="8.957cm">
                <text:p/>
              </draw:line>
              <draw:line draw:style-name="gr9" draw:text-style-name="P10" draw:layer="layout" svg:x1="15.594cm" svg:y1="11.621cm" svg:x2="17.897cm" svg:y2="11.621cm">
                <text:p/>
              </draw:line>
              <draw:line draw:style-name="gr9" draw:text-style-name="P10" draw:layer="layout" svg:x1="15.755cm" svg:y1="11.627cm" svg:x2="17.729cm" svg:y2="12.927cm">
                <text:p/>
              </draw:line>
              <draw:line draw:style-name="gr9" draw:text-style-name="P10" draw:layer="layout" svg:x1="17.692cm" svg:y1="11.627cm" svg:x2="15.739cm" svg:y2="12.966cm">
                <text:p/>
              </draw:line>
              <draw:line draw:style-name="gr9" draw:text-style-name="P10" draw:layer="layout" svg:x1="15.595cm" svg:y1="12.928cm" svg:x2="17.898cm" svg:y2="12.928cm">
                <text:p/>
              </draw:line>
              <draw:line draw:style-name="gr9" draw:text-style-name="P10" draw:layer="layout" svg:x1="15.755cm" svg:y1="7.655cm" svg:x2="17.729cm" svg:y2="11.621cm">
                <text:p/>
              </draw:line>
              <draw:line draw:style-name="gr9" draw:text-style-name="P10" draw:layer="layout" svg:x1="15.782cm" svg:y1="8.994cm" svg:x2="17.716cm" svg:y2="11.627cm">
                <text:p/>
              </draw:line>
              <draw:line draw:style-name="gr9" draw:text-style-name="P10" draw:layer="layout" svg:x1="17.692cm" svg:y1="7.655cm" svg:x2="15.782cm" svg:y2="11.621cm">
                <text:p/>
              </draw:line>
              <draw:line draw:style-name="gr9" draw:text-style-name="P10" draw:layer="layout" svg:x1="15.782cm" svg:y1="11.621cm" svg:x2="17.716cm" svg:y2="8.956cm">
                <text:p/>
              </draw:line>
              <draw:line draw:style-name="gr9" draw:text-style-name="P10" draw:layer="layout" svg:x1="17.692cm" svg:y1="8.994cm" svg:x2="15.739cm" svg:y2="12.965cm">
                <text:p/>
              </draw:line>
              <draw:line draw:style-name="gr9" draw:text-style-name="P10" draw:layer="layout" svg:x1="15.755cm" svg:y1="7.655cm" svg:x2="17.716cm" svg:y2="12.927cm">
                <text:p/>
              </draw:line>
              <draw:line draw:style-name="gr9" draw:text-style-name="P10" draw:layer="layout" svg:x1="17.692cm" svg:y1="7.655cm" svg:x2="15.782cm" svg:y2="12.927cm">
                <text:p/>
              </draw:line>
              <draw:line draw:style-name="gr9" draw:text-style-name="P10" draw:layer="layout" svg:x1="15.782cm" svg:y1="12.927cm" svg:x2="17.716cm" svg:y2="8.956cm">
                <text:p/>
              </draw:line>
              <draw:line draw:style-name="gr9" draw:text-style-name="P10" draw:layer="layout" svg:x1="15.782cm" svg:y1="8.994cm" svg:x2="17.692cm" svg:y2="12.929cm">
                <text:p/>
              </draw:line>
              <draw:custom-shape draw:style-name="gr46" draw:text-style-name="P11" draw:layer="layout" svg:width="0.851cm" svg:height="0.936cm" svg:x="17.715cm" svg:y="7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7" draw:text-style-name="P11" draw:layer="layout" svg:width="0.851cm" svg:height="0.933cm" svg:x="17.715cm" svg:y="8.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7" draw:text-style-name="P11" draw:layer="layout" svg:width="0.851cm" svg:height="0.933cm" svg:x="17.715cm" svg:y="11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6" draw:text-style-name="P11" draw:layer="layout" svg:width="0.851cm" svg:height="0.936cm" svg:x="17.715cm" svg:y="12.4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8" draw:text-style-name="P11" draw:layer="layout" svg:width="0.852cm" svg:height="0.936cm" svg:x="14.929cm" svg:y="7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9" draw:text-style-name="P11" draw:layer="layout" svg:width="0.852cm" svg:height="0.933cm" svg:x="14.929cm" svg:y="8.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9" draw:text-style-name="P11" draw:layer="layout" svg:width="0.852cm" svg:height="0.933cm" svg:x="14.929cm" svg:y="11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8" draw:text-style-name="P11" draw:layer="layout" svg:width="0.852cm" svg:height="0.936cm" svg:x="14.929cm" svg:y="12.4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0" draw:text-style-name="P13" draw:layer="layout" svg:width="0.001cm" svg:height="1.774cm" svg:x="15.294cm" svg:y="9.294cm">
                <draw:text-box>
                  <text:p text:style-name="P12"><text:span text:style-name="T3">.</text:span></text:p>
                  <text:p text:style-name="P12"><text:span text:style-name="T3">.</text:span></text:p>
                  <text:p text:style-name="P12"><text:span text:style-name="T3">.</text:span></text:p>
                </draw:text-box>
              </draw:frame>
              <draw:frame draw:style-name="gr51" draw:text-style-name="P13" draw:layer="layout" svg:width="0.002cm" svg:height="1.772cm" svg:x="18.144cm" svg:y="9.296cm">
                <draw:text-box>
                  <text:p text:style-name="P12"><text:span text:style-name="T3">.</text:span></text:p>
                  <text:p text:style-name="P12"><text:span text:style-name="T3">.</text:span></text:p>
                  <text:p text:style-name="P12"><text:span text:style-name="T3">.</text:span></text:p>
                </draw:text-box>
              </draw:frame>
            </draw:g>
          </draw:g>
          <draw:g>
            <draw:custom-shape draw:style-name="gr52" draw:text-style-name="P33" draw:layer="layout" svg:width="3.314cm" svg:height="1.814cm" svg:x="20.041cm" svg:y="6.36cm">
              <text:p text:style-name="P27"><text:span text:style-name="T13">μ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33" draw:layer="layout" svg:width="3.314cm" svg:height="1.814cm" svg:x="20.041cm" svg:y="10.872cm">
              <text:p text:style-name="P27"><text:span text:style-name="T13">log σ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0" draw:layer="layout" svg:x1="19.212cm" svg:y1="7.344cm" svg:x2="20.041cm" svg:y2="7.344cm">
              <text:p/>
            </draw:line>
            <draw:line draw:style-name="gr20" draw:text-style-name="P10" draw:layer="layout" svg:x1="19.212cm" svg:y1="11.746cm" svg:x2="20.041cm" svg:y2="11.746cm">
              <text:p/>
            </draw:line>
          </draw:g>
          <draw:line draw:style-name="gr28" draw:text-style-name="P10" draw:layer="layout" svg:x1="11.704cm" svg:y1="9.526cm" svg:x2="14.281cm" svg:y2="9.526cm">
            <text:p/>
          </draw:line>
          <draw:g>
            <draw:custom-shape draw:style-name="gr59" draw:text-style-name="P26" draw:layer="layout" svg:width="8.171cm" svg:height="9.291cm" svg:x="25.591cm" svg:y="4.935cm">
              <text:p text:style-name="P25"><text:span text:style-name="T10">Ac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28" draw:layer="layout" svg:width="5.876cm" svg:height="6.304cm" svg:x="26.711cm" svg:y="6.783cm">
              <text:p text:style-name="P27"><text:span text:style-name="T11">Thru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5" draw:text-style-name="P35" draw:layer="layout" svg:width="2.316cm" svg:height="2.213cm" svg:x="29.799cm" svg:y="7.986cm">
                <text:p text:style-name="P34"><text:span text:style-name="T14">f</text:span><text:span text:style-name="T15">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6" draw:text-style-name="P35" draw:layer="layout" svg:width="2.322cm" svg:height="2.213cm" svg:x="27.183cm" svg:y="7.986cm">
                <text:p text:style-name="P34"><text:span text:style-name="T14">f</text:span><text:span text:style-name="T15">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1" draw:text-style-name="P35" draw:layer="layout" svg:width="2.316cm" svg:height="2.215cm" svg:x="29.799cm" svg:y="10.485cm">
                <text:p text:style-name="P34"><text:span text:style-name="T14">f</text:span><text:span text:style-name="T15">4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2" draw:text-style-name="P35" draw:layer="layout" svg:width="2.322cm" svg:height="2.215cm" svg:x="27.183cm" svg:y="10.485cm">
                <text:p text:style-name="P34"><text:span text:style-name="T14">f</text:span><text:span text:style-name="T15">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line draw:style-name="gr28" draw:text-style-name="P10" draw:layer="layout" svg:x1="23.328cm" svg:y1="7.224cm" svg:x2="25.648cm" svg:y2="9.087cm">
            <text:p/>
          </draw:line>
          <draw:line draw:style-name="gr28" draw:text-style-name="P10" draw:layer="layout" svg:x1="23.354cm" svg:y1="11.822cm" svg:x2="25.673cm" svg:y2="9.976cm">
            <text:p/>
          </draw:line>
          <draw:g>
            <draw:custom-shape draw:style-name="gr38" draw:text-style-name="P26" draw:layer="layout" svg:width="11.598cm" svg:height="10.34cm" svg:x="0.104cm" svg:y="4.356cm">
              <text:p text:style-name="P25"><text:span text:style-name="T10">Observation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8" draw:layer="layout" svg:width="4.142cm" svg:height="2.427cm" svg:x="0.893cm" svg:y="5.752cm">
              <text:p text:style-name="P27"><text:span text:style-name="T11">Orientation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4.142cm" svg:height="2.431cm" svg:x="6.589cm" svg:y="5.766cm">
              <text:p text:style-name="P27"><text:span text:style-name="T11">Body Rates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30" draw:layer="layout" svg:width="4.143cm" svg:height="2.431cm" svg:x="0.89cm" svg:y="8.616cm">
              <text:p text:style-name="P29"><text:span text:style-name="T11">Velocity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32" draw:layer="layout" svg:width="4.142cm" svg:height="2.425cm" svg:x="0.888cm" svg:y="11.485cm">
              <text:p text:style-name="P31"><text:span text:style-name="T12">Position Second Next Point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28" draw:layer="layout" svg:width="4.141cm" svg:height="2.425cm" svg:x="6.589cm" svg:y="8.636cm">
              <text:p text:style-name="P27"><text:span text:style-name="T11">Position Next Poi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5" draw:text-style-name="P33" draw:layer="layout" svg:width="4.932cm" svg:height="9.847cm" svg:x="14.281cm" svg:y="4.603cm">
              <text:p text:style-name="P27"><text:span text:style-name="T11">2 x 256</text:span></text:p>
              <text:p text:style-name="P27"><text:span text:style-name="T11">ReLu</text:span></text:p>
              <draw:enhanced-geometry svg:viewBox="0 0 21600 21600" draw:type="rectangle" draw:enhanced-path="M 0 0 L 21600 0 21600 21600 0 21600 0 0 Z N"/>
            </draw:custom-shape>
            <draw:g>
              <draw:line draw:style-name="gr9" draw:text-style-name="P10" draw:layer="layout" svg:x1="15.594cm" svg:y1="7.649cm" svg:x2="17.897cm" svg:y2="7.649cm">
                <text:p/>
              </draw:line>
              <draw:line draw:style-name="gr9" draw:text-style-name="P10" draw:layer="layout" svg:x1="15.755cm" svg:y1="7.655cm" svg:x2="17.729cm" svg:y2="8.955cm">
                <text:p/>
              </draw:line>
              <draw:line draw:style-name="gr9" draw:text-style-name="P10" draw:layer="layout" svg:x1="17.692cm" svg:y1="7.655cm" svg:x2="15.739cm" svg:y2="8.994cm">
                <text:p/>
              </draw:line>
              <draw:line draw:style-name="gr9" draw:text-style-name="P10" draw:layer="layout" svg:x1="15.595cm" svg:y1="8.957cm" svg:x2="17.898cm" svg:y2="8.957cm">
                <text:p/>
              </draw:line>
              <draw:line draw:style-name="gr9" draw:text-style-name="P10" draw:layer="layout" svg:x1="15.594cm" svg:y1="11.621cm" svg:x2="17.897cm" svg:y2="11.621cm">
                <text:p/>
              </draw:line>
              <draw:line draw:style-name="gr9" draw:text-style-name="P10" draw:layer="layout" svg:x1="15.755cm" svg:y1="11.627cm" svg:x2="17.729cm" svg:y2="12.927cm">
                <text:p/>
              </draw:line>
              <draw:line draw:style-name="gr9" draw:text-style-name="P10" draw:layer="layout" svg:x1="17.692cm" svg:y1="11.627cm" svg:x2="15.739cm" svg:y2="12.966cm">
                <text:p/>
              </draw:line>
              <draw:line draw:style-name="gr9" draw:text-style-name="P10" draw:layer="layout" svg:x1="15.595cm" svg:y1="12.928cm" svg:x2="17.898cm" svg:y2="12.928cm">
                <text:p/>
              </draw:line>
              <draw:line draw:style-name="gr9" draw:text-style-name="P10" draw:layer="layout" svg:x1="15.755cm" svg:y1="7.655cm" svg:x2="17.729cm" svg:y2="11.621cm">
                <text:p/>
              </draw:line>
              <draw:line draw:style-name="gr9" draw:text-style-name="P10" draw:layer="layout" svg:x1="15.782cm" svg:y1="8.994cm" svg:x2="17.716cm" svg:y2="11.627cm">
                <text:p/>
              </draw:line>
              <draw:line draw:style-name="gr9" draw:text-style-name="P10" draw:layer="layout" svg:x1="17.692cm" svg:y1="7.655cm" svg:x2="15.782cm" svg:y2="11.621cm">
                <text:p/>
              </draw:line>
              <draw:line draw:style-name="gr9" draw:text-style-name="P10" draw:layer="layout" svg:x1="15.782cm" svg:y1="11.621cm" svg:x2="17.716cm" svg:y2="8.956cm">
                <text:p/>
              </draw:line>
              <draw:line draw:style-name="gr9" draw:text-style-name="P10" draw:layer="layout" svg:x1="17.692cm" svg:y1="8.994cm" svg:x2="15.739cm" svg:y2="12.965cm">
                <text:p/>
              </draw:line>
              <draw:line draw:style-name="gr9" draw:text-style-name="P10" draw:layer="layout" svg:x1="15.755cm" svg:y1="7.655cm" svg:x2="17.716cm" svg:y2="12.927cm">
                <text:p/>
              </draw:line>
              <draw:line draw:style-name="gr9" draw:text-style-name="P10" draw:layer="layout" svg:x1="17.692cm" svg:y1="7.655cm" svg:x2="15.782cm" svg:y2="12.927cm">
                <text:p/>
              </draw:line>
              <draw:line draw:style-name="gr9" draw:text-style-name="P10" draw:layer="layout" svg:x1="15.782cm" svg:y1="12.927cm" svg:x2="17.716cm" svg:y2="8.956cm">
                <text:p/>
              </draw:line>
              <draw:line draw:style-name="gr9" draw:text-style-name="P10" draw:layer="layout" svg:x1="15.782cm" svg:y1="8.994cm" svg:x2="17.692cm" svg:y2="12.929cm">
                <text:p/>
              </draw:line>
              <draw:custom-shape draw:style-name="gr46" draw:text-style-name="P11" draw:layer="layout" svg:width="0.851cm" svg:height="0.936cm" svg:x="17.715cm" svg:y="7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7" draw:text-style-name="P11" draw:layer="layout" svg:width="0.851cm" svg:height="0.933cm" svg:x="17.715cm" svg:y="8.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7" draw:text-style-name="P11" draw:layer="layout" svg:width="0.851cm" svg:height="0.933cm" svg:x="17.715cm" svg:y="11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6" draw:text-style-name="P11" draw:layer="layout" svg:width="0.851cm" svg:height="0.936cm" svg:x="17.715cm" svg:y="12.4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8" draw:text-style-name="P11" draw:layer="layout" svg:width="0.852cm" svg:height="0.936cm" svg:x="14.929cm" svg:y="7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9" draw:text-style-name="P11" draw:layer="layout" svg:width="0.852cm" svg:height="0.933cm" svg:x="14.929cm" svg:y="8.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9" draw:text-style-name="P11" draw:layer="layout" svg:width="0.852cm" svg:height="0.933cm" svg:x="14.929cm" svg:y="11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8" draw:text-style-name="P11" draw:layer="layout" svg:width="0.852cm" svg:height="0.936cm" svg:x="14.929cm" svg:y="12.4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0" draw:text-style-name="P13" draw:layer="layout" svg:width="0.001cm" svg:height="1.774cm" svg:x="15.294cm" svg:y="9.294cm">
                <draw:text-box>
                  <text:p text:style-name="P12"><text:span text:style-name="T3">.</text:span></text:p>
                  <text:p text:style-name="P12"><text:span text:style-name="T3">.</text:span></text:p>
                  <text:p text:style-name="P12"><text:span text:style-name="T3">.</text:span></text:p>
                </draw:text-box>
              </draw:frame>
              <draw:frame draw:style-name="gr51" draw:text-style-name="P13" draw:layer="layout" svg:width="0.002cm" svg:height="1.772cm" svg:x="18.144cm" svg:y="9.296cm">
                <draw:text-box>
                  <text:p text:style-name="P12"><text:span text:style-name="T3">.</text:span></text:p>
                  <text:p text:style-name="P12"><text:span text:style-name="T3">.</text:span></text:p>
                  <text:p text:style-name="P12"><text:span text:style-name="T3">.</text:span></text:p>
                </draw:text-box>
              </draw:frame>
            </draw:g>
          </draw:g>
          <draw:g>
            <draw:custom-shape draw:style-name="gr52" draw:text-style-name="P33" draw:layer="layout" svg:width="3.314cm" svg:height="1.814cm" svg:x="20.041cm" svg:y="6.36cm">
              <text:p text:style-name="P27"><text:span text:style-name="T13">μ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33" draw:layer="layout" svg:width="3.314cm" svg:height="1.814cm" svg:x="20.041cm" svg:y="10.872cm">
              <text:p text:style-name="P27"><text:span text:style-name="T13">log σ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0" draw:layer="layout" svg:x1="19.212cm" svg:y1="7.344cm" svg:x2="20.041cm" svg:y2="7.344cm">
              <text:p/>
            </draw:line>
            <draw:line draw:style-name="gr20" draw:text-style-name="P10" draw:layer="layout" svg:x1="19.212cm" svg:y1="11.746cm" svg:x2="20.041cm" svg:y2="11.746cm">
              <text:p/>
            </draw:line>
          </draw:g>
          <draw:line draw:style-name="gr28" draw:text-style-name="P10" draw:layer="layout" svg:x1="11.704cm" svg:y1="9.526cm" svg:x2="14.281cm" svg:y2="9.526cm">
            <text:p/>
          </draw:line>
          <draw:g>
            <draw:custom-shape draw:style-name="gr59" draw:text-style-name="P26" draw:layer="layout" svg:width="8.171cm" svg:height="9.291cm" svg:x="25.591cm" svg:y="4.935cm">
              <text:p text:style-name="P25"><text:span text:style-name="T10">Ac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28" draw:layer="layout" svg:width="5.876cm" svg:height="6.304cm" svg:x="26.711cm" svg:y="6.783cm">
              <text:p text:style-name="P27"><text:span text:style-name="T11">Thru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5" draw:text-style-name="P35" draw:layer="layout" svg:width="2.316cm" svg:height="2.213cm" svg:x="29.799cm" svg:y="7.986cm">
                <text:p text:style-name="P34"><text:span text:style-name="T14">f</text:span><text:span text:style-name="T15">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6" draw:text-style-name="P35" draw:layer="layout" svg:width="2.322cm" svg:height="2.213cm" svg:x="27.183cm" svg:y="7.986cm">
                <text:p text:style-name="P34"><text:span text:style-name="T14">f</text:span><text:span text:style-name="T15">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1" draw:text-style-name="P35" draw:layer="layout" svg:width="2.316cm" svg:height="2.215cm" svg:x="29.799cm" svg:y="10.485cm">
                <text:p text:style-name="P34"><text:span text:style-name="T14">f</text:span><text:span text:style-name="T15">4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2" draw:text-style-name="P35" draw:layer="layout" svg:width="2.322cm" svg:height="2.215cm" svg:x="27.183cm" svg:y="10.485cm">
                <text:p text:style-name="P34"><text:span text:style-name="T14">f</text:span><text:span text:style-name="T15">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65" draw:text-style-name="P37" xml:id="id21" draw:id="id21" draw:layer="layout" svg:width="3.348cm" svg:height="4.958cm" svg:x="17.801cm" svg:y="9.86cm">
          <text:p text:style-name="P36"><text:span text:style-name="T16">1 x 128</text:span></text:p>
          <text:p text:style-name="P3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1" xml:id="id17" draw:id="id17" draw:layer="layout" svg:width="0.685cm" svg:height="0.667cm" svg:x="19.134cm" svg:y="11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18" draw:id="id18" draw:layer="layout" svg:width="0.685cm" svg:height="0.667cm" svg:x="19.134cm" svg:y="1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39" draw:layer="layout" svg:width="0.001cm" svg:height="1.458cm" svg:x="19.454cm" svg:y="12.012cm">
          <draw:text-box>
            <text:p text:style-name="P38"><text:span text:style-name="T18">.</text:span></text:p>
            <text:p text:style-name="P38"><text:span text:style-name="T18">.</text:span></text:p>
            <text:p text:style-name="P38"><text:span text:style-name="T18">.</text:span></text:p>
          </draw:text-box>
        </draw:frame>
        <draw:custom-shape draw:style-name="gr65" draw:text-style-name="P37" xml:id="id19" draw:id="id19" draw:layer="layout" svg:width="3.348cm" svg:height="4.958cm" svg:x="17.801cm" svg:y="3.086cm">
          <text:p text:style-name="P36"><text:span text:style-name="T16">1 x 128</text:span></text:p>
          <text:p text:style-name="P3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1" xml:id="id15" draw:id="id15" draw:layer="layout" svg:width="0.685cm" svg:height="0.667cm" svg:x="19.134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16" draw:id="id16" draw:layer="layout" svg:width="0.685cm" svg:height="0.667cm" svg:x="19.134cm" svg:y="6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39" draw:layer="layout" svg:width="0.001cm" svg:height="1.458cm" svg:x="19.454cm" svg:y="5.24cm">
          <draw:text-box>
            <text:p text:style-name="P38"><text:span text:style-name="T18">.</text:span></text:p>
            <text:p text:style-name="P38"><text:span text:style-name="T18">.</text:span></text:p>
            <text:p text:style-name="P38"><text:span text:style-name="T18">.</text:span></text:p>
          </draw:text-box>
        </draw:frame>
        <draw:custom-shape draw:style-name="gr68" draw:text-style-name="P41" draw:layer="layout" svg:width="4.297cm" svg:height="13.433cm" svg:x="1.012cm" svg:y="2.236cm">
          <text:p text:style-name="P40"><text:span text:style-name="T16">Obser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3" xml:id="id12" draw:id="id12" draw:layer="layout" svg:width="3.383cm" svg:height="1.743cm" svg:x="1.462cm" svg:y="9.47cm">
          <text:p text:style-name="P42"><text:span text:style-name="T19">Ori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3" xml:id="id9" draw:id="id9" draw:layer="layout" svg:width="3.382cm" svg:height="1.742cm" svg:x="1.463cm" svg:y="3.32cm">
          <text:p text:style-name="P42"><text:span text:style-name="T19">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3" xml:id="id13" draw:id="id13" draw:layer="layout" svg:width="3.383cm" svg:height="1.742cm" svg:x="1.462cm" svg:y="11.528cm">
          <text:p text:style-name="P42"><text:span text:style-name="T19">Body R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5" xml:id="id10" draw:id="id10" draw:layer="layout" svg:width="3.382cm" svg:height="1.742cm" svg:x="1.463cm" svg:y="5.378cm">
          <text:p text:style-name="P44"><text:span text:style-name="T19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9" xml:id="id14" draw:id="id14" draw:layer="layout" svg:width="3.383cm" svg:height="1.742cm" svg:x="1.462cm" svg:y="13.585cm">
          <text:p text:style-name="P18"><text:span text:style-name="T20">Position second next wa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3" xml:id="id11" draw:id="id11" draw:layer="layout" svg:width="3.382cm" svg:height="1.742cm" svg:x="1.463cm" svg:y="7.434cm">
          <text:p text:style-name="P42"><text:span text:style-name="T19">Position next wa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7" draw:layer="layout" svg:width="4.076cm" svg:height="7.752cm" svg:x="9.256cm" svg:y="5.075cm">
          <text:p text:style-name="P46"><text:span text:style-name="T16">2 x 128</text:span></text:p>
          <text:p text:style-name="P46"><text:span text:style-name="T16">tan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1" xml:id="id2" draw:id="id2" draw:layer="layout" svg:width="0.684cm" svg:height="0.667cm" svg:x="12.07cm" svg:y="7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3" draw:id="id3" draw:layer="layout" svg:width="0.684cm" svg:height="0.667cm" svg:x="12.07cm" svg:y="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4" draw:id="id4" draw:layer="layout" svg:width="0.684cm" svg:height="0.667cm" svg:x="12.07cm" svg:y="10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5" draw:id="id5" draw:layer="layout" svg:width="0.684cm" svg:height="0.667cm" svg:x="12.07cm" svg:y="11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1" draw:id="id1" draw:layer="layout" svg:width="0.686cm" svg:height="0.667cm" svg:x="9.83cm" svg:y="7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7" draw:id="id7" draw:layer="layout" svg:width="0.686cm" svg:height="0.667cm" svg:x="9.83cm" svg:y="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8" draw:id="id8" draw:layer="layout" svg:width="0.686cm" svg:height="0.667cm" svg:x="9.83cm" svg:y="10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6" draw:id="id6" draw:layer="layout" svg:width="0.686cm" svg:height="0.667cm" svg:x="9.83cm" svg:y="11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39" draw:layer="layout" svg:width="0.001cm" svg:height="1.458cm" svg:x="12.414cm" svg:y="9.034cm">
          <draw:text-box>
            <text:p text:style-name="P38"><text:span text:style-name="T18">.</text:span></text:p>
            <text:p text:style-name="P38"><text:span text:style-name="T18">.</text:span></text:p>
            <text:p text:style-name="P38"><text:span text:style-name="T18">.</text:span></text:p>
          </draw:text-box>
        </draw:frame>
        <draw:frame draw:style-name="gr67" draw:text-style-name="P39" draw:layer="layout" svg:width="0.001cm" svg:height="1.458cm" svg:x="10.123cm" svg:y="9.036cm">
          <draw:text-box>
            <text:p text:style-name="P38"><text:span text:style-name="T18">.</text:span></text:p>
            <text:p text:style-name="P38"><text:span text:style-name="T18">.</text:span></text:p>
            <text:p text:style-name="P38"><text:span text:style-name="T18">.</text:span></text:p>
          </draw:text-box>
        </draw:frame>
        <draw:custom-shape draw:style-name="gr75" draw:text-style-name="P47" xml:id="id20" draw:id="id20" draw:layer="layout" svg:width="2.74cm" svg:height="1.3cm" svg:x="23.268cm" svg:y="6.683cm">
          <text:p text:style-name="P46"><text:span text:style-name="T16">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22" draw:id="id22" draw:layer="layout" svg:width="2.74cm" svg:height="1.3cm" svg:x="23.268cm" svg:y="9.919cm">
          <text:p text:style-name="P46"><text:span text:style-name="T16">log 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1" xml:id="id23" draw:id="id23" draw:layer="layout" svg:width="5.791cm" svg:height="4.319cm" svg:x="27.057cm" svg:y="6.792cm">
          <text:p text:style-name="P40"><text:span text:style-name="T16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3" draw:layer="layout" svg:width="4.165cm" svg:height="2.304cm" svg:x="27.851cm" svg:y="8.115cm">
          <text:p text:style-name="P42"><text:span text:style-name="T19">Thru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9" draw:layer="layout" svg:width="1.333cm" svg:height="1.258cm" svg:x="28.187cm" svg:y="9.004cm">
          <text:p text:style-name="P48"><text:span text:style-name="T21">f</text:span><text:span text:style-name="T22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51" draw:layer="layout" svg:width="1.332cm" svg:height="1.255cm" svg:x="30.284cm" svg:y="9.005cm">
          <text:p text:style-name="P50"><text:span text:style-name="T19">f</text:span><text:span text:style-name="T2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0" draw:layer="layout" draw:type="line" svg:x1="10.516cm" svg:y1="7.868cm" svg:x2="12.07cm" svg:y2="7.868cm" draw:start-shape="id1" draw:start-glue-point="10" draw:end-shape="id2" draw:end-glue-point="6" svg:d="M10516 7868h1554" svg:viewBox="0 0 1555 1">
          <text:p/>
        </draw:connector>
        <draw:connector draw:style-name="gr80" draw:text-style-name="P10" draw:layer="layout" draw:type="line" svg:x1="12.07cm" svg:y1="8.805cm" svg:x2="10.516cm" svg:y2="7.868cm" draw:start-shape="id3" draw:start-glue-point="6" draw:end-shape="id1" draw:end-glue-point="10" svg:d="M12070 8805l-1554-937" svg:viewBox="0 0 1555 938">
          <text:p/>
        </draw:connector>
        <draw:connector draw:style-name="gr80" draw:text-style-name="P10" draw:layer="layout" draw:type="line" svg:x1="12.07cm" svg:y1="10.71cm" svg:x2="10.516cm" svg:y2="7.868cm" draw:start-shape="id4" draw:start-glue-point="6" draw:end-shape="id1" draw:end-glue-point="10" svg:d="M12070 10710l-1554-2842" svg:viewBox="0 0 1555 2843">
          <text:p/>
        </draw:connector>
        <draw:connector draw:style-name="gr80" draw:text-style-name="P10" draw:layer="layout" draw:type="line" svg:x1="12.07cm" svg:y1="11.646cm" svg:x2="10.516cm" svg:y2="7.868cm" draw:start-shape="id5" draw:start-glue-point="6" draw:end-shape="id1" draw:end-glue-point="10" svg:d="M12070 11646l-1554-3778" svg:viewBox="0 0 1555 3779">
          <text:p/>
        </draw:connector>
        <draw:connector draw:style-name="gr80" draw:text-style-name="P10" draw:layer="layout" draw:type="line" svg:x1="10.516cm" svg:y1="11.646cm" svg:x2="12.07cm" svg:y2="11.646cm" draw:start-shape="id6" draw:start-glue-point="10" draw:end-shape="id5" draw:end-glue-point="6" svg:d="M10516 11646h1554" svg:viewBox="0 0 1555 1">
          <text:p/>
        </draw:connector>
        <draw:connector draw:style-name="gr80" draw:text-style-name="P10" draw:layer="layout" draw:type="line" svg:x1="10.516cm" svg:y1="11.646cm" svg:x2="12.07cm" svg:y2="10.71cm" draw:start-shape="id6" draw:start-glue-point="10" draw:end-shape="id4" draw:end-glue-point="6" svg:d="M10516 11646l1554-936" svg:viewBox="0 0 1555 937">
          <text:p/>
        </draw:connector>
        <draw:connector draw:style-name="gr80" draw:text-style-name="P10" draw:layer="layout" draw:type="line" svg:x1="10.516cm" svg:y1="11.646cm" svg:x2="12.07cm" svg:y2="8.805cm" draw:start-shape="id6" draw:start-glue-point="10" draw:end-shape="id3" draw:end-glue-point="6" svg:d="M10516 11646l1554-2841" svg:viewBox="0 0 1555 2842">
          <text:p/>
        </draw:connector>
        <draw:connector draw:style-name="gr80" draw:text-style-name="P10" draw:layer="layout" draw:type="line" svg:x1="10.516cm" svg:y1="11.646cm" svg:x2="12.07cm" svg:y2="7.868cm" draw:start-shape="id6" draw:start-glue-point="10" draw:end-shape="id2" draw:end-glue-point="6" svg:d="M10516 11646l1554-3778" svg:viewBox="0 0 1555 3779">
          <text:p/>
        </draw:connector>
        <draw:connector draw:style-name="gr80" draw:text-style-name="P10" draw:layer="layout" draw:type="line" svg:x1="12.07cm" svg:y1="11.646cm" svg:x2="10.516cm" svg:y2="8.805cm" draw:start-shape="id5" draw:start-glue-point="6" draw:end-shape="id7" draw:end-glue-point="10" svg:d="M12070 11646l-1554-2841" svg:viewBox="0 0 1555 2842">
          <text:p/>
        </draw:connector>
        <draw:connector draw:style-name="gr80" draw:text-style-name="P10" draw:layer="layout" draw:type="line" svg:x1="12.07cm" svg:y1="11.646cm" svg:x2="10.516cm" svg:y2="10.71cm" draw:start-shape="id5" draw:start-glue-point="6" draw:end-shape="id8" draw:end-glue-point="10" svg:d="M12070 11646l-1554-936" svg:viewBox="0 0 1555 937">
          <text:p/>
        </draw:connector>
        <draw:connector draw:style-name="gr80" draw:text-style-name="P10" draw:layer="layout" draw:type="line" svg:x1="12.07cm" svg:y1="10.71cm" svg:x2="10.516cm" svg:y2="10.71cm" draw:start-shape="id4" draw:start-glue-point="6" draw:end-shape="id8" draw:end-glue-point="10" svg:d="M12070 10710h-1554" svg:viewBox="0 0 1555 1">
          <text:p/>
        </draw:connector>
        <draw:connector draw:style-name="gr80" draw:text-style-name="P10" draw:layer="layout" draw:type="line" svg:x1="12.07cm" svg:y1="10.71cm" svg:x2="10.516cm" svg:y2="8.805cm" draw:start-shape="id4" draw:start-glue-point="6" draw:end-shape="id7" draw:end-glue-point="10" svg:d="M12070 10710l-1554-1905" svg:viewBox="0 0 1555 1906">
          <text:p/>
        </draw:connector>
        <draw:connector draw:style-name="gr80" draw:text-style-name="P10" draw:layer="layout" draw:type="line" svg:x1="12.07cm" svg:y1="8.805cm" svg:x2="10.516cm" svg:y2="10.71cm" draw:start-shape="id3" draw:start-glue-point="6" draw:end-shape="id8" draw:end-glue-point="10" svg:d="M12070 8805l-1554 1905" svg:viewBox="0 0 1555 1906">
          <text:p/>
        </draw:connector>
        <draw:connector draw:style-name="gr80" draw:text-style-name="P10" draw:layer="layout" draw:type="line" svg:x1="12.07cm" svg:y1="8.805cm" svg:x2="10.516cm" svg:y2="8.805cm" draw:start-shape="id3" draw:start-glue-point="6" draw:end-shape="id7" draw:end-glue-point="10" svg:d="M12070 8805h-1554" svg:viewBox="0 0 1555 1">
          <text:p/>
        </draw:connector>
        <draw:connector draw:style-name="gr80" draw:text-style-name="P10" draw:layer="layout" draw:type="line" svg:x1="12.07cm" svg:y1="7.868cm" svg:x2="10.516cm" svg:y2="8.805cm" draw:start-shape="id2" draw:start-glue-point="6" draw:end-shape="id7" draw:end-glue-point="10" svg:d="M12070 7868l-1554 937" svg:viewBox="0 0 1555 938">
          <text:p/>
        </draw:connector>
        <draw:connector draw:style-name="gr80" draw:text-style-name="P10" draw:layer="layout" draw:type="line" svg:x1="12.07cm" svg:y1="7.868cm" svg:x2="10.516cm" svg:y2="10.71cm" draw:start-shape="id2" draw:start-glue-point="6" draw:end-shape="id8" draw:end-glue-point="10" svg:d="M12070 7868l-1554 2842" svg:viewBox="0 0 1555 2843">
          <text:p/>
        </draw:connector>
        <draw:connector draw:style-name="gr80" draw:text-style-name="P10" draw:layer="layout" draw:type="line" svg:x1="4.845cm" svg:y1="4.191cm" svg:x2="9.83cm" svg:y2="7.868cm" draw:start-shape="id9" draw:start-glue-point="1" draw:end-shape="id1" draw:end-glue-point="6" svg:d="M4845 4191l4985 3677" svg:viewBox="0 0 4986 3678">
          <text:p/>
        </draw:connector>
        <draw:connector draw:style-name="gr80" draw:text-style-name="P10" draw:layer="layout" draw:type="line" svg:x1="4.845cm" svg:y1="6.249cm" svg:x2="9.83cm" svg:y2="7.868cm" draw:start-shape="id10" draw:start-glue-point="1" draw:end-shape="id1" draw:end-glue-point="6" svg:d="M4845 6249l4985 1619" svg:viewBox="0 0 4986 1620">
          <text:p/>
        </draw:connector>
        <draw:connector draw:style-name="gr80" draw:text-style-name="P10" draw:layer="layout" draw:type="line" svg:x1="4.845cm" svg:y1="8.305cm" svg:x2="9.83cm" svg:y2="7.868cm" draw:start-shape="id11" draw:start-glue-point="1" draw:end-shape="id1" draw:end-glue-point="6" svg:d="M4845 8305l4985-437" svg:viewBox="0 0 4986 438">
          <text:p/>
        </draw:connector>
        <draw:connector draw:style-name="gr80" draw:text-style-name="P10" draw:layer="layout" draw:type="line" svg:x1="4.845cm" svg:y1="10.341cm" svg:x2="9.83cm" svg:y2="7.868cm" draw:start-shape="id12" draw:start-glue-point="1" draw:end-shape="id1" draw:end-glue-point="6" svg:d="M4845 10341l4985-2473" svg:viewBox="0 0 4986 2474">
          <text:p/>
        </draw:connector>
        <draw:connector draw:style-name="gr80" draw:text-style-name="P10" draw:layer="layout" draw:type="line" svg:x1="4.845cm" svg:y1="12.399cm" svg:x2="9.83cm" svg:y2="7.868cm" draw:start-shape="id13" draw:start-glue-point="1" draw:end-shape="id1" draw:end-glue-point="6" svg:d="M4845 12399l4985-4531" svg:viewBox="0 0 4986 4532">
          <text:p/>
        </draw:connector>
        <draw:connector draw:style-name="gr80" draw:text-style-name="P10" draw:layer="layout" draw:type="line" svg:x1="4.845cm" svg:y1="14.456cm" svg:x2="9.83cm" svg:y2="7.868cm" draw:start-shape="id14" draw:start-glue-point="1" draw:end-shape="id1" draw:end-glue-point="6" svg:d="M4845 14456l4985-6588" svg:viewBox="0 0 4986 6589">
          <text:p/>
        </draw:connector>
        <draw:connector draw:style-name="gr80" draw:text-style-name="P10" draw:layer="layout" draw:type="line" svg:x1="4.008cm" svg:y1="3.469cm" svg:x2="9.83cm" svg:y2="8.805cm" draw:end-shape="id7" draw:end-glue-point="6" svg:d="M4008 3469l5822 5336" svg:viewBox="0 0 5823 5337">
          <text:p/>
        </draw:connector>
        <draw:connector draw:style-name="gr80" draw:text-style-name="P10" draw:layer="layout" draw:type="line" svg:x1="4.008cm" svg:y1="3.469cm" svg:x2="9.83cm" svg:y2="10.71cm" draw:end-shape="id8" draw:end-glue-point="6" svg:d="M4008 3469l5822 7241" svg:viewBox="0 0 5823 7242">
          <text:p/>
        </draw:connector>
        <draw:connector draw:style-name="gr80" draw:text-style-name="P10" draw:layer="layout" draw:type="line" svg:x1="4.008cm" svg:y1="3.47cm" svg:x2="9.83cm" svg:y2="11.646cm" draw:end-shape="id6" draw:end-glue-point="6" svg:d="M4008 3470l5822 8176" svg:viewBox="0 0 5823 8177">
          <text:p/>
        </draw:connector>
        <draw:connector draw:style-name="gr80" draw:text-style-name="P10" draw:layer="layout" draw:type="line" svg:x1="4.008cm" svg:y1="5.169cm" svg:x2="9.83cm" svg:y2="8.805cm" draw:end-shape="id7" draw:end-glue-point="6" svg:d="M4008 5169l5822 3636" svg:viewBox="0 0 5823 3637">
          <text:p/>
        </draw:connector>
        <draw:connector draw:style-name="gr80" draw:text-style-name="P10" draw:layer="layout" draw:type="line" svg:x1="4.008cm" svg:y1="5.169cm" svg:x2="9.83cm" svg:y2="10.71cm" draw:end-shape="id8" draw:end-glue-point="6" svg:d="M4008 5169l5822 5541" svg:viewBox="0 0 5823 5542">
          <text:p/>
        </draw:connector>
        <draw:connector draw:style-name="gr80" draw:text-style-name="P10" draw:layer="layout" draw:type="line" svg:x1="4.008cm" svg:y1="5.17cm" svg:x2="9.83cm" svg:y2="11.646cm" draw:end-shape="id6" draw:end-glue-point="6" svg:d="M4008 5170l5822 6476" svg:viewBox="0 0 5823 6477">
          <text:p/>
        </draw:connector>
        <draw:connector draw:style-name="gr80" draw:text-style-name="P10" draw:layer="layout" draw:type="line" svg:x1="4.008cm" svg:y1="6.869cm" svg:x2="9.83cm" svg:y2="8.805cm" draw:end-shape="id7" draw:end-glue-point="6" svg:d="M4008 6869l5822 1936" svg:viewBox="0 0 5823 1937">
          <text:p/>
        </draw:connector>
        <draw:connector draw:style-name="gr80" draw:text-style-name="P10" draw:layer="layout" draw:type="line" svg:x1="4.008cm" svg:y1="6.869cm" svg:x2="9.83cm" svg:y2="10.71cm" draw:end-shape="id8" draw:end-glue-point="6" svg:d="M4008 6869l5822 3841" svg:viewBox="0 0 5823 3842">
          <text:p/>
        </draw:connector>
        <draw:connector draw:style-name="gr80" draw:text-style-name="P10" draw:layer="layout" draw:type="line" svg:x1="4.008cm" svg:y1="6.87cm" svg:x2="9.83cm" svg:y2="11.646cm" draw:end-shape="id6" draw:end-glue-point="6" svg:d="M4008 6870l5822 4776" svg:viewBox="0 0 5823 4777">
          <text:p/>
        </draw:connector>
        <draw:connector draw:style-name="gr80" draw:text-style-name="P10" draw:layer="layout" draw:type="line" svg:x1="4.008cm" svg:y1="8.553cm" svg:x2="9.83cm" svg:y2="8.805cm" draw:end-shape="id7" draw:end-glue-point="6" svg:d="M4008 8553l5822 252" svg:viewBox="0 0 5823 253">
          <text:p/>
        </draw:connector>
        <draw:connector draw:style-name="gr80" draw:text-style-name="P10" draw:layer="layout" draw:type="line" svg:x1="4.008cm" svg:y1="8.553cm" svg:x2="9.83cm" svg:y2="10.71cm" draw:end-shape="id8" draw:end-glue-point="6" svg:d="M4008 8553l5822 2157" svg:viewBox="0 0 5823 2158">
          <text:p/>
        </draw:connector>
        <draw:connector draw:style-name="gr80" draw:text-style-name="P10" draw:layer="layout" draw:type="line" svg:x1="4.008cm" svg:y1="8.554cm" svg:x2="9.83cm" svg:y2="11.646cm" draw:end-shape="id6" draw:end-glue-point="6" svg:d="M4008 8554l5822 3092" svg:viewBox="0 0 5823 3093">
          <text:p/>
        </draw:connector>
        <draw:connector draw:style-name="gr80" draw:text-style-name="P10" draw:layer="layout" draw:type="line" svg:x1="4.008cm" svg:y1="10.255cm" svg:x2="9.83cm" svg:y2="8.805cm" draw:end-shape="id7" draw:end-glue-point="6" svg:d="M4008 10255l5822-1450" svg:viewBox="0 0 5823 1451">
          <text:p/>
        </draw:connector>
        <draw:connector draw:style-name="gr80" draw:text-style-name="P10" draw:layer="layout" draw:type="line" svg:x1="4.008cm" svg:y1="10.255cm" svg:x2="9.83cm" svg:y2="10.71cm" draw:end-shape="id8" draw:end-glue-point="6" svg:d="M4008 10255l5822 455" svg:viewBox="0 0 5823 456">
          <text:p/>
        </draw:connector>
        <draw:connector draw:style-name="gr80" draw:text-style-name="P10" draw:layer="layout" draw:type="line" svg:x1="4.008cm" svg:y1="10.256cm" svg:x2="9.83cm" svg:y2="11.646cm" draw:end-shape="id6" draw:end-glue-point="6" svg:d="M4008 10256l5822 1390" svg:viewBox="0 0 5823 1391">
          <text:p/>
        </draw:connector>
        <draw:connector draw:style-name="gr80" draw:text-style-name="P10" draw:layer="layout" draw:type="line" svg:x1="4.008cm" svg:y1="11.955cm" svg:x2="9.83cm" svg:y2="8.805cm" draw:end-shape="id7" draw:end-glue-point="6" svg:d="M4008 11955l5822-3150" svg:viewBox="0 0 5823 3151">
          <text:p/>
        </draw:connector>
        <draw:connector draw:style-name="gr80" draw:text-style-name="P10" draw:layer="layout" draw:type="line" svg:x1="4.008cm" svg:y1="11.955cm" svg:x2="9.83cm" svg:y2="10.71cm" draw:end-shape="id8" draw:end-glue-point="6" svg:d="M4008 11955l5822-1245" svg:viewBox="0 0 5823 1246">
          <text:p/>
        </draw:connector>
        <draw:connector draw:style-name="gr80" draw:text-style-name="P10" draw:layer="layout" draw:type="line" svg:x1="4.008cm" svg:y1="11.956cm" svg:x2="9.83cm" svg:y2="11.646cm" draw:end-shape="id6" draw:end-glue-point="6" svg:d="M4008 11956l5822-310" svg:viewBox="0 0 5823 311">
          <text:p/>
        </draw:connector>
        <draw:connector draw:style-name="gr80" draw:text-style-name="P10" draw:layer="layout" draw:type="line" svg:x1="12.754cm" svg:y1="7.868cm" svg:x2="19.134cm" svg:y2="5.036cm" draw:start-shape="id2" draw:start-glue-point="10" draw:end-shape="id15" draw:end-glue-point="6" svg:d="M12754 7868l6380-2832" svg:viewBox="0 0 6381 2833">
          <text:p/>
        </draw:connector>
        <draw:connector draw:style-name="gr80" draw:text-style-name="P10" draw:layer="layout" draw:type="line" svg:x1="12.754cm" svg:y1="7.868cm" svg:x2="19.134cm" svg:y2="6.919cm" draw:start-shape="id2" draw:start-glue-point="10" draw:end-shape="id16" draw:end-glue-point="6" svg:d="M12754 7868l6380-949" svg:viewBox="0 0 6381 950">
          <text:p/>
        </draw:connector>
        <draw:connector draw:style-name="gr80" draw:text-style-name="P10" draw:layer="layout" draw:type="line" svg:x1="12.754cm" svg:y1="7.868cm" svg:x2="19.134cm" svg:y2="11.809cm" draw:start-shape="id2" draw:start-glue-point="10" draw:end-shape="id17" draw:end-glue-point="6" svg:d="M12754 7868l6380 3941" svg:viewBox="0 0 6381 3942">
          <text:p/>
        </draw:connector>
        <draw:connector draw:style-name="gr80" draw:text-style-name="P10" draw:layer="layout" draw:type="line" svg:x1="12.754cm" svg:y1="7.868cm" svg:x2="19.134cm" svg:y2="13.692cm" draw:start-shape="id2" draw:start-glue-point="10" draw:end-shape="id18" draw:end-glue-point="6" svg:d="M12754 7868l6380 5824" svg:viewBox="0 0 6381 5825">
          <text:p/>
        </draw:connector>
        <draw:connector draw:style-name="gr80" draw:text-style-name="P10" draw:layer="layout" draw:type="line" svg:x1="12.754cm" svg:y1="11.646cm" svg:x2="19.134cm" svg:y2="13.692cm" draw:start-shape="id5" draw:start-glue-point="10" draw:end-shape="id18" draw:end-glue-point="6" svg:d="M12754 11646l6380 2046" svg:viewBox="0 0 6381 2047">
          <text:p/>
        </draw:connector>
        <draw:connector draw:style-name="gr80" draw:text-style-name="P10" draw:layer="layout" draw:type="line" svg:x1="12.754cm" svg:y1="10.71cm" svg:x2="19.134cm" svg:y2="13.692cm" draw:start-shape="id4" draw:start-glue-point="10" draw:end-shape="id18" draw:end-glue-point="6" svg:d="M12754 10710l6380 2982" svg:viewBox="0 0 6381 2983">
          <text:p/>
        </draw:connector>
        <draw:connector draw:style-name="gr80" draw:text-style-name="P10" draw:layer="layout" draw:type="line" svg:x1="12.754cm" svg:y1="8.805cm" svg:x2="19.134cm" svg:y2="13.692cm" draw:start-shape="id3" draw:start-glue-point="10" draw:end-shape="id18" draw:end-glue-point="6" svg:d="M12754 8805l6380 4887" svg:viewBox="0 0 6381 4888">
          <text:p/>
        </draw:connector>
        <draw:connector draw:style-name="gr80" draw:text-style-name="P10" draw:layer="layout" draw:type="line" svg:x1="12.754cm" svg:y1="8.805cm" svg:x2="19.134cm" svg:y2="5.036cm" draw:start-shape="id3" draw:start-glue-point="10" draw:end-shape="id15" draw:end-glue-point="6" svg:d="M12754 8805l6380-3769" svg:viewBox="0 0 6381 3770">
          <text:p/>
        </draw:connector>
        <draw:connector draw:style-name="gr80" draw:text-style-name="P10" draw:layer="layout" draw:type="line" svg:x1="12.754cm" svg:y1="10.71cm" svg:x2="19.134cm" svg:y2="5.036cm" draw:start-shape="id4" draw:start-glue-point="10" draw:end-shape="id15" draw:end-glue-point="6" svg:d="M12754 10710l6380-5674" svg:viewBox="0 0 6381 5675">
          <text:p/>
        </draw:connector>
        <draw:connector draw:style-name="gr80" draw:text-style-name="P10" draw:layer="layout" draw:type="line" svg:x1="12.754cm" svg:y1="11.646cm" svg:x2="19.134cm" svg:y2="5.036cm" draw:start-shape="id5" draw:start-glue-point="10" draw:end-shape="id15" draw:end-glue-point="6" svg:d="M12754 11646l6380-6610" svg:viewBox="0 0 6381 6611">
          <text:p/>
        </draw:connector>
        <draw:connector draw:style-name="gr80" draw:text-style-name="P10" draw:layer="layout" draw:type="line" svg:x1="12.754cm" svg:y1="8.805cm" svg:x2="19.134cm" svg:y2="6.919cm" draw:start-shape="id3" draw:start-glue-point="10" draw:end-shape="id16" draw:end-glue-point="6" svg:d="M12754 8805l6380-1886" svg:viewBox="0 0 6381 1887">
          <text:p/>
        </draw:connector>
        <draw:connector draw:style-name="gr80" draw:text-style-name="P10" draw:layer="layout" draw:type="line" svg:x1="12.754cm" svg:y1="10.71cm" svg:x2="19.134cm" svg:y2="6.919cm" draw:start-shape="id4" draw:start-glue-point="10" draw:end-shape="id16" draw:end-glue-point="6" svg:d="M12754 10710l6380-3791" svg:viewBox="0 0 6381 3792">
          <text:p/>
        </draw:connector>
        <draw:connector draw:style-name="gr80" draw:text-style-name="P10" draw:layer="layout" draw:type="line" svg:x1="12.754cm" svg:y1="11.646cm" svg:x2="19.134cm" svg:y2="6.919cm" draw:start-shape="id5" draw:start-glue-point="10" draw:end-shape="id16" draw:end-glue-point="6" svg:d="M12754 11646l6380-4727" svg:viewBox="0 0 6381 4728">
          <text:p/>
        </draw:connector>
        <draw:connector draw:style-name="gr80" draw:text-style-name="P10" draw:layer="layout" draw:type="line" svg:x1="12.754cm" svg:y1="8.805cm" svg:x2="19.134cm" svg:y2="11.809cm" draw:start-shape="id3" draw:start-glue-point="10" draw:end-shape="id17" draw:end-glue-point="6" svg:d="M12754 8805l6380 3004" svg:viewBox="0 0 6381 3005">
          <text:p/>
        </draw:connector>
        <draw:connector draw:style-name="gr80" draw:text-style-name="P10" draw:layer="layout" draw:type="line" svg:x1="12.754cm" svg:y1="10.71cm" svg:x2="19.134cm" svg:y2="11.809cm" draw:start-shape="id4" draw:start-glue-point="10" draw:end-shape="id17" draw:end-glue-point="6" svg:d="M12754 10710l6380 1099" svg:viewBox="0 0 6381 1100">
          <text:p/>
        </draw:connector>
        <draw:connector draw:style-name="gr80" draw:text-style-name="P10" draw:layer="layout" draw:type="line" svg:x1="12.754cm" svg:y1="11.646cm" svg:x2="19.134cm" svg:y2="11.809cm" draw:start-shape="id5" draw:start-glue-point="10" draw:end-shape="id17" draw:end-glue-point="6" svg:d="M12754 11646l6380 163" svg:viewBox="0 0 6381 164">
          <text:p/>
        </draw:connector>
        <draw:connector draw:style-name="gr81" draw:text-style-name="P10" draw:layer="layout" draw:type="line" svg:x1="21.149cm" svg:y1="5.565cm" svg:x2="23.268cm" svg:y2="7.333cm" draw:start-shape="id19" draw:start-glue-point="1" draw:end-shape="id20" draw:end-glue-point="3" svg:d="M21149 5565l2119 1768" svg:viewBox="0 0 2120 1769">
          <text:p/>
        </draw:connector>
        <draw:connector draw:style-name="gr82" draw:text-style-name="P10" draw:layer="layout" draw:type="line" svg:x1="21.149cm" svg:y1="12.339cm" svg:x2="23.268cm" svg:y2="10.569cm" draw:start-shape="id21" draw:start-glue-point="1" draw:end-shape="id22" draw:end-glue-point="3" svg:d="M21149 12339l2119-1770" svg:viewBox="0 0 2120 1771">
          <text:p/>
        </draw:connector>
        <draw:connector draw:style-name="gr83" draw:text-style-name="P10" draw:layer="layout" draw:type="line" svg:x1="26.008cm" svg:y1="10.569cm" svg:x2="27.057cm" svg:y2="8.951cm" draw:start-shape="id22" draw:start-glue-point="1" draw:end-shape="id23" draw:end-glue-point="3" svg:d="M26008 10569l1049-1618" svg:viewBox="0 0 1050 1619">
          <text:p/>
        </draw:connector>
        <draw:connector draw:style-name="gr84" draw:text-style-name="P10" draw:layer="layout" draw:type="line" svg:x1="26.008cm" svg:y1="7.333cm" svg:x2="27.057cm" svg:y2="8.951cm" draw:start-shape="id20" draw:start-glue-point="1" draw:end-shape="id23" svg:d="M26008 7333l1049 1618" svg:viewBox="0 0 1050 1619">
          <text:p/>
        </draw:connecto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g>
          <draw:custom-shape draw:style-name="gr85" draw:text-style-name="P9" xml:id="id44" draw:id="id44" draw:layer="layout" svg:width="3.509cm" svg:height="5.586cm" svg:x="17.803cm" svg:y="10.546cm">
            <text:p text:style-name="P8"><text:span text:style-name="T12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" xml:id="id40" draw:id="id40" draw:layer="layout" svg:width="0.716cm" svg:height="0.755cm" svg:x="19.2cm" svg:y="12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11" xml:id="id41" draw:id="id41" draw:layer="layout" svg:width="0.716cm" svg:height="0.755cm" svg:x="19.2cm" svg:y="14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7" draw:text-style-name="P52" draw:layer="layout" svg:width="0.003cm" svg:height="1.643cm" svg:x="19.534cm" svg:y="12.972cm">
            <draw:text-box>
              <text:p text:style-name="P38"><text:span text:style-name="T24">.</text:span></text:p>
              <text:p text:style-name="P38"><text:span text:style-name="T24">.</text:span></text:p>
              <text:p text:style-name="P38"><text:span text:style-name="T24">.</text:span></text:p>
            </draw:text-box>
          </draw:frame>
          <draw:custom-shape draw:style-name="gr88" draw:text-style-name="P9" xml:id="id42" draw:id="id42" draw:layer="layout" svg:width="3.509cm" svg:height="5.589cm" svg:x="17.803cm" svg:y="2.911cm">
            <text:p text:style-name="P8"><text:span text:style-name="T12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" xml:id="id38" draw:id="id38" draw:layer="layout" svg:width="0.716cm" svg:height="0.755cm" svg:x="19.2cm" svg:y="4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1" xml:id="id39" draw:id="id39" draw:layer="layout" svg:width="0.716cm" svg:height="0.756cm" svg:x="19.2cm" svg:y="6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52" draw:layer="layout" svg:width="0.003cm" svg:height="1.642cm" svg:x="19.534cm" svg:y="5.339cm">
            <draw:text-box>
              <text:p text:style-name="P38"><text:span text:style-name="T24">.</text:span></text:p>
              <text:p text:style-name="P38"><text:span text:style-name="T24">.</text:span></text:p>
              <text:p text:style-name="P38"><text:span text:style-name="T24">.</text:span></text:p>
            </draw:text-box>
          </draw:frame>
          <draw:custom-shape draw:style-name="gr91" draw:text-style-name="P54" draw:layer="layout" svg:width="4.503cm" svg:height="15.138cm" svg:x="0.205cm" svg:y="1.954cm">
            <text:p text:style-name="P53"><text:span text:style-name="T12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56" xml:id="id35" draw:id="id35" draw:layer="layout" svg:width="3.545cm" svg:height="1.964cm" svg:x="0.678cm" svg:y="10.107cm">
            <text:p text:style-name="P55"><text:span text:style-name="T25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58" xml:id="id32" draw:id="id32" draw:layer="layout" svg:width="3.545cm" svg:height="1.963cm" svg:x="0.678cm" svg:y="3.176cm">
            <text:p text:style-name="P57"><text:span text:style-name="T26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56" xml:id="id36" draw:id="id36" draw:layer="layout" svg:width="3.545cm" svg:height="1.962cm" svg:x="0.678cm" svg:y="12.426cm">
            <text:p text:style-name="P55"><text:span text:style-name="T25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60" xml:id="id33" draw:id="id33" draw:layer="layout" svg:width="3.545cm" svg:height="1.963cm" svg:x="0.678cm" svg:y="5.495cm">
            <text:p text:style-name="P59"><text:span text:style-name="T25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62" xml:id="id37" draw:id="id37" draw:layer="layout" svg:width="3.545cm" svg:height="1.962cm" svg:x="0.678cm" svg:y="14.743cm">
            <text:p text:style-name="P61"><text:span text:style-name="T27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60" xml:id="id34" draw:id="id34" draw:layer="layout" svg:width="3.545cm" svg:height="1.965cm" svg:x="0.678cm" svg:y="7.81cm">
            <text:p text:style-name="P59"><text:span text:style-name="T25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64" draw:layer="layout" svg:width="4.269cm" svg:height="8.734cm" svg:x="8.846cm" svg:y="5.156cm">
            <text:p text:style-name="P63"><text:span text:style-name="T12">2 x 256</text:span></text:p>
            <text:p text:style-name="P63"><text:span text:style-name="T12">ReL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1" xml:id="id25" draw:id="id25" draw:layer="layout" svg:width="0.717cm" svg:height="0.753cm" svg:x="11.797cm" svg:y="7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1" xml:id="id26" draw:id="id26" draw:layer="layout" svg:width="0.717cm" svg:height="0.755cm" svg:x="11.797cm" svg:y="8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1" xml:id="id27" draw:id="id27" draw:layer="layout" svg:width="0.717cm" svg:height="0.753cm" svg:x="11.797cm" svg:y="11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11" xml:id="id28" draw:id="id28" draw:layer="layout" svg:width="0.717cm" svg:height="0.752cm" svg:x="11.797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11" xml:id="id24" draw:id="id24" draw:layer="layout" svg:width="0.72cm" svg:height="0.753cm" svg:x="9.447cm" svg:y="7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11" xml:id="id30" draw:id="id30" draw:layer="layout" svg:width="0.72cm" svg:height="0.755cm" svg:x="9.447cm" svg:y="8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11" xml:id="id31" draw:id="id31" draw:layer="layout" svg:width="0.72cm" svg:height="0.753cm" svg:x="9.447cm" svg:y="11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11" xml:id="id29" draw:id="id29" draw:layer="layout" svg:width="0.72cm" svg:height="0.752cm" svg:x="9.447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5" draw:text-style-name="P65" draw:layer="layout" svg:width="0.001cm" svg:height="1.641cm" svg:x="12.156cm" svg:y="9.615cm">
            <draw:text-box>
              <text:p text:style-name="P38"><text:span text:style-name="T19">.</text:span></text:p>
              <text:p text:style-name="P38"><text:span text:style-name="T19">.</text:span></text:p>
              <text:p text:style-name="P38"><text:span text:style-name="T19">.</text:span></text:p>
            </draw:text-box>
          </draw:frame>
          <draw:frame draw:style-name="gr90" draw:text-style-name="P52" draw:layer="layout" svg:width="0.002cm" svg:height="1.642cm" svg:x="9.755cm" svg:y="9.616cm">
            <draw:text-box>
              <text:p text:style-name="P38"><text:span text:style-name="T24">.</text:span></text:p>
              <text:p text:style-name="P38"><text:span text:style-name="T24">.</text:span></text:p>
              <text:p text:style-name="P38"><text:span text:style-name="T24">.</text:span></text:p>
            </draw:text-box>
          </draw:frame>
          <draw:custom-shape draw:style-name="gr106" draw:text-style-name="P64" xml:id="id43" draw:id="id43" draw:layer="layout" svg:width="2.868cm" svg:height="1.464cm" svg:x="23.535cm" svg:y="6.967cm">
            <text:p text:style-name="P63"><text:span text:style-name="T12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64" xml:id="id45" draw:id="id45" draw:layer="layout" svg:width="2.868cm" svg:height="1.463cm" svg:x="23.535cm" svg:y="10.616cm">
            <text:p text:style-name="P63"><text:span text:style-name="T12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0" draw:text-style-name="P10" draw:layer="layout" draw:type="line" svg:x1="10.167cm" svg:y1="8.302cm" svg:x2="11.797cm" svg:y2="8.302cm" draw:start-shape="id24" draw:start-glue-point="10" draw:end-shape="id25" draw:end-glue-point="6" svg:d="M10167 8302h1630" svg:viewBox="0 0 1631 1">
            <text:p/>
          </draw:connector>
          <draw:connector draw:style-name="gr80" draw:text-style-name="P10" draw:layer="layout" draw:type="line" svg:x1="11.797cm" svg:y1="9.356cm" svg:x2="10.167cm" svg:y2="8.302cm" draw:start-shape="id26" draw:start-glue-point="6" draw:end-shape="id24" draw:end-glue-point="10" svg:d="M11797 9356l-1630-1054" svg:viewBox="0 0 1631 1055">
            <text:p/>
          </draw:connector>
          <draw:connector draw:style-name="gr80" draw:text-style-name="P10" draw:layer="layout" draw:type="line" svg:x1="11.797cm" svg:y1="11.504cm" svg:x2="10.167cm" svg:y2="8.302cm" draw:start-shape="id27" draw:start-glue-point="6" draw:end-shape="id24" draw:end-glue-point="10" svg:d="M11797 11504l-1630-3202" svg:viewBox="0 0 1631 3203">
            <text:p/>
          </draw:connector>
          <draw:connector draw:style-name="gr80" draw:text-style-name="P10" draw:layer="layout" draw:type="line" svg:x1="11.797cm" svg:y1="12.558cm" svg:x2="10.167cm" svg:y2="8.302cm" draw:start-shape="id28" draw:start-glue-point="6" draw:end-shape="id24" draw:end-glue-point="10" svg:d="M11797 12558l-1630-4256" svg:viewBox="0 0 1631 4257">
            <text:p/>
          </draw:connector>
          <draw:connector draw:style-name="gr80" draw:text-style-name="P10" draw:layer="layout" draw:type="line" svg:x1="10.167cm" svg:y1="12.558cm" svg:x2="11.797cm" svg:y2="12.558cm" draw:start-shape="id29" draw:start-glue-point="10" draw:end-shape="id28" draw:end-glue-point="6" svg:d="M10167 12558h1630" svg:viewBox="0 0 1631 1">
            <text:p/>
          </draw:connector>
          <draw:connector draw:style-name="gr80" draw:text-style-name="P10" draw:layer="layout" draw:type="line" svg:x1="10.167cm" svg:y1="12.558cm" svg:x2="11.797cm" svg:y2="11.504cm" draw:start-shape="id29" draw:start-glue-point="10" draw:end-shape="id27" draw:end-glue-point="6" svg:d="M10167 12558l1630-1054" svg:viewBox="0 0 1631 1055">
            <text:p/>
          </draw:connector>
          <draw:connector draw:style-name="gr80" draw:text-style-name="P10" draw:layer="layout" draw:type="line" svg:x1="10.167cm" svg:y1="12.558cm" svg:x2="11.797cm" svg:y2="9.356cm" draw:start-shape="id29" draw:start-glue-point="10" draw:end-shape="id26" draw:end-glue-point="6" svg:d="M10167 12558l1630-3202" svg:viewBox="0 0 1631 3203">
            <text:p/>
          </draw:connector>
          <draw:connector draw:style-name="gr80" draw:text-style-name="P10" draw:layer="layout" draw:type="line" svg:x1="10.167cm" svg:y1="12.558cm" svg:x2="11.797cm" svg:y2="8.302cm" draw:start-shape="id29" draw:start-glue-point="10" draw:end-shape="id25" draw:end-glue-point="6" svg:d="M10167 12558l1630-4256" svg:viewBox="0 0 1631 4257">
            <text:p/>
          </draw:connector>
          <draw:connector draw:style-name="gr80" draw:text-style-name="P10" draw:layer="layout" draw:type="line" svg:x1="11.797cm" svg:y1="12.558cm" svg:x2="10.167cm" svg:y2="9.356cm" draw:start-shape="id28" draw:start-glue-point="6" draw:end-shape="id30" draw:end-glue-point="10" svg:d="M11797 12558l-1630-3202" svg:viewBox="0 0 1631 3203">
            <text:p/>
          </draw:connector>
          <draw:connector draw:style-name="gr80" draw:text-style-name="P10" draw:layer="layout" draw:type="line" svg:x1="11.797cm" svg:y1="12.558cm" svg:x2="10.167cm" svg:y2="11.504cm" draw:start-shape="id28" draw:start-glue-point="6" draw:end-shape="id31" draw:end-glue-point="10" svg:d="M11797 12558l-1630-1054" svg:viewBox="0 0 1631 1055">
            <text:p/>
          </draw:connector>
          <draw:connector draw:style-name="gr80" draw:text-style-name="P10" draw:layer="layout" draw:type="line" svg:x1="11.797cm" svg:y1="11.504cm" svg:x2="10.167cm" svg:y2="11.504cm" draw:start-shape="id27" draw:start-glue-point="6" draw:end-shape="id31" draw:end-glue-point="10" svg:d="M11797 11504h-1630" svg:viewBox="0 0 1631 1">
            <text:p/>
          </draw:connector>
          <draw:connector draw:style-name="gr80" draw:text-style-name="P10" draw:layer="layout" draw:type="line" svg:x1="11.797cm" svg:y1="11.504cm" svg:x2="10.167cm" svg:y2="9.356cm" draw:start-shape="id27" draw:start-glue-point="6" draw:end-shape="id30" draw:end-glue-point="10" svg:d="M11797 11504l-1630-2148" svg:viewBox="0 0 1631 2149">
            <text:p/>
          </draw:connector>
          <draw:connector draw:style-name="gr80" draw:text-style-name="P10" draw:layer="layout" draw:type="line" svg:x1="11.797cm" svg:y1="9.356cm" svg:x2="10.167cm" svg:y2="11.504cm" draw:start-shape="id26" draw:start-glue-point="6" draw:end-shape="id31" draw:end-glue-point="10" svg:d="M11797 9356l-1630 2148" svg:viewBox="0 0 1631 2149">
            <text:p/>
          </draw:connector>
          <draw:connector draw:style-name="gr80" draw:text-style-name="P10" draw:layer="layout" draw:type="line" svg:x1="11.797cm" svg:y1="9.356cm" svg:x2="10.167cm" svg:y2="9.356cm" draw:start-shape="id26" draw:start-glue-point="6" draw:end-shape="id30" draw:end-glue-point="10" svg:d="M11797 9356h-1630" svg:viewBox="0 0 1631 1">
            <text:p/>
          </draw:connector>
          <draw:connector draw:style-name="gr80" draw:text-style-name="P10" draw:layer="layout" draw:type="line" svg:x1="11.797cm" svg:y1="8.302cm" svg:x2="10.167cm" svg:y2="9.356cm" draw:start-shape="id25" draw:start-glue-point="6" draw:end-shape="id30" draw:end-glue-point="10" svg:d="M11797 8302l-1630 1054" svg:viewBox="0 0 1631 1055">
            <text:p/>
          </draw:connector>
          <draw:connector draw:style-name="gr80" draw:text-style-name="P10" draw:layer="layout" draw:type="line" svg:x1="11.797cm" svg:y1="8.302cm" svg:x2="10.167cm" svg:y2="11.504cm" draw:start-shape="id25" draw:start-glue-point="6" draw:end-shape="id31" draw:end-glue-point="10" svg:d="M11797 8302l-1630 3202" svg:viewBox="0 0 1631 3203">
            <text:p/>
          </draw:connector>
          <draw:connector draw:style-name="gr80" draw:text-style-name="P10" draw:layer="layout" draw:type="line" svg:x1="4.223cm" svg:y1="4.157cm" svg:x2="9.447cm" svg:y2="8.302cm" draw:start-shape="id32" draw:start-glue-point="1" draw:end-shape="id24" draw:end-glue-point="6" svg:d="M4223 4157l5224 4145" svg:viewBox="0 0 5225 4146">
            <text:p/>
          </draw:connector>
          <draw:connector draw:style-name="gr80" draw:text-style-name="P10" draw:layer="layout" draw:type="line" svg:x1="4.223cm" svg:y1="6.476cm" svg:x2="9.447cm" svg:y2="8.302cm" draw:start-shape="id33" draw:start-glue-point="1" draw:end-shape="id24" draw:end-glue-point="6" svg:d="M4223 6476l5224 1826" svg:viewBox="0 0 5225 1827">
            <text:p/>
          </draw:connector>
          <draw:connector draw:style-name="gr80" draw:text-style-name="P10" draw:layer="layout" draw:type="line" svg:x1="4.223cm" svg:y1="8.792cm" svg:x2="9.447cm" svg:y2="8.302cm" draw:start-shape="id34" draw:start-glue-point="1" draw:end-shape="id24" draw:end-glue-point="6" svg:d="M4223 8792l5224-490" svg:viewBox="0 0 5225 491">
            <text:p/>
          </draw:connector>
          <draw:connector draw:style-name="gr80" draw:text-style-name="P10" draw:layer="layout" draw:type="line" svg:x1="4.223cm" svg:y1="11.089cm" svg:x2="9.447cm" svg:y2="8.302cm" draw:start-shape="id35" draw:start-glue-point="1" draw:end-shape="id24" draw:end-glue-point="6" svg:d="M4223 11089l5224-2787" svg:viewBox="0 0 5225 2788">
            <text:p/>
          </draw:connector>
          <draw:connector draw:style-name="gr80" draw:text-style-name="P10" draw:layer="layout" draw:type="line" svg:x1="4.223cm" svg:y1="13.407cm" svg:x2="9.447cm" svg:y2="8.302cm" draw:start-shape="id36" draw:start-glue-point="1" draw:end-shape="id24" draw:end-glue-point="6" svg:d="M4223 13407l5224-5105" svg:viewBox="0 0 5225 5106">
            <text:p/>
          </draw:connector>
          <draw:connector draw:style-name="gr80" draw:text-style-name="P10" draw:layer="layout" draw:type="line" svg:x1="4.223cm" svg:y1="15.724cm" svg:x2="9.447cm" svg:y2="8.302cm" draw:start-shape="id37" draw:start-glue-point="1" draw:end-shape="id24" draw:end-glue-point="6" svg:d="M4223 15724l5224-7422" svg:viewBox="0 0 5225 7423">
            <text:p/>
          </draw:connector>
          <draw:connector draw:style-name="gr80" draw:text-style-name="P10" draw:layer="layout" draw:type="line" svg:x1="4.223cm" svg:y1="4.159cm" svg:x2="9.447cm" svg:y2="9.356cm" draw:end-shape="id30" draw:end-glue-point="6" svg:d="M4223 4159l5224 5197" svg:viewBox="0 0 5225 5198">
            <text:p/>
          </draw:connector>
          <draw:connector draw:style-name="gr80" draw:text-style-name="P10" draw:layer="layout" draw:type="line" svg:x1="4.223cm" svg:y1="4.159cm" svg:x2="9.447cm" svg:y2="11.504cm" draw:end-shape="id31" draw:end-glue-point="6" svg:d="M4223 4159l5224 7345" svg:viewBox="0 0 5225 7346">
            <text:p/>
          </draw:connector>
          <draw:connector draw:style-name="gr80" draw:text-style-name="P10" draw:layer="layout" draw:type="line" svg:x1="4.223cm" svg:y1="4.159cm" svg:x2="9.447cm" svg:y2="12.558cm" draw:end-shape="id29" draw:end-glue-point="6" svg:d="M4223 4159l5224 8399" svg:viewBox="0 0 5225 8400">
            <text:p/>
          </draw:connector>
          <draw:connector draw:style-name="gr80" draw:text-style-name="P10" draw:layer="layout" draw:type="line" svg:x1="4.223cm" svg:y1="6.476cm" svg:x2="9.447cm" svg:y2="9.356cm" draw:end-shape="id30" draw:end-glue-point="6" svg:d="M4223 6476l5224 2880" svg:viewBox="0 0 5225 2881">
            <text:p/>
          </draw:connector>
          <draw:connector draw:style-name="gr80" draw:text-style-name="P10" draw:layer="layout" draw:type="line" svg:x1="4.223cm" svg:y1="6.476cm" svg:x2="9.447cm" svg:y2="11.504cm" draw:end-shape="id31" draw:end-glue-point="6" svg:d="M4223 6476l5224 5028" svg:viewBox="0 0 5225 5029">
            <text:p/>
          </draw:connector>
          <draw:connector draw:style-name="gr80" draw:text-style-name="P10" draw:layer="layout" draw:type="line" svg:x1="4.223cm" svg:y1="6.476cm" svg:x2="9.447cm" svg:y2="12.558cm" draw:end-shape="id29" draw:end-glue-point="6" svg:d="M4223 6476l5224 6082" svg:viewBox="0 0 5225 6083">
            <text:p/>
          </draw:connector>
          <draw:connector draw:style-name="gr80" draw:text-style-name="P10" draw:layer="layout" draw:type="line" svg:x1="4.223cm" svg:y1="8.792cm" svg:x2="9.447cm" svg:y2="9.356cm" draw:end-shape="id30" draw:end-glue-point="6" svg:d="M4223 8792l5224 564" svg:viewBox="0 0 5225 565">
            <text:p/>
          </draw:connector>
          <draw:connector draw:style-name="gr80" draw:text-style-name="P10" draw:layer="layout" draw:type="line" svg:x1="4.223cm" svg:y1="8.792cm" svg:x2="9.447cm" svg:y2="11.504cm" draw:end-shape="id31" draw:end-glue-point="6" svg:d="M4223 8792l5224 2712" svg:viewBox="0 0 5225 2713">
            <text:p/>
          </draw:connector>
          <draw:connector draw:style-name="gr80" draw:text-style-name="P10" draw:layer="layout" draw:type="line" svg:x1="4.223cm" svg:y1="8.794cm" svg:x2="9.447cm" svg:y2="12.558cm" draw:end-shape="id29" draw:end-glue-point="6" svg:d="M4223 8794l5224 3764" svg:viewBox="0 0 5225 3765">
            <text:p/>
          </draw:connector>
          <draw:connector draw:style-name="gr80" draw:text-style-name="P10" draw:layer="layout" draw:type="line" svg:x1="4.223cm" svg:y1="11.09cm" svg:x2="9.447cm" svg:y2="9.356cm" draw:end-shape="id30" draw:end-glue-point="6" svg:d="M4223 11090l5224-1734" svg:viewBox="0 0 5225 1735">
            <text:p/>
          </draw:connector>
          <draw:connector draw:style-name="gr80" draw:text-style-name="P10" draw:layer="layout" draw:type="line" svg:x1="4.223cm" svg:y1="11.09cm" svg:x2="9.447cm" svg:y2="11.504cm" draw:end-shape="id31" draw:end-glue-point="6" svg:d="M4223 11090l5224 414" svg:viewBox="0 0 5225 415">
            <text:p/>
          </draw:connector>
          <draw:connector draw:style-name="gr80" draw:text-style-name="P10" draw:layer="layout" draw:type="line" svg:x1="4.223cm" svg:y1="11.09cm" svg:x2="9.447cm" svg:y2="12.558cm" draw:end-shape="id29" draw:end-glue-point="6" svg:d="M4223 11090l5224 1468" svg:viewBox="0 0 5225 1469">
            <text:p/>
          </draw:connector>
          <draw:connector draw:style-name="gr80" draw:text-style-name="P10" draw:layer="layout" draw:type="line" svg:x1="4.223cm" svg:y1="13.408cm" svg:x2="9.447cm" svg:y2="9.356cm" draw:end-shape="id30" draw:end-glue-point="6" svg:d="M4223 13408l5224-4052" svg:viewBox="0 0 5225 4053">
            <text:p/>
          </draw:connector>
          <draw:connector draw:style-name="gr80" draw:text-style-name="P10" draw:layer="layout" draw:type="line" svg:x1="4.223cm" svg:y1="13.408cm" svg:x2="9.447cm" svg:y2="11.504cm" draw:end-shape="id31" draw:end-glue-point="6" svg:d="M4223 13408l5224-1904" svg:viewBox="0 0 5225 1905">
            <text:p/>
          </draw:connector>
          <draw:connector draw:style-name="gr80" draw:text-style-name="P10" draw:layer="layout" draw:type="line" svg:x1="4.223cm" svg:y1="13.409cm" svg:x2="9.447cm" svg:y2="12.558cm" draw:end-shape="id29" draw:end-glue-point="6" svg:d="M4223 13409l5224-851" svg:viewBox="0 0 5225 852">
            <text:p/>
          </draw:connector>
          <draw:connector draw:style-name="gr80" draw:text-style-name="P10" draw:layer="layout" draw:type="line" svg:x1="4.223cm" svg:y1="15.726cm" svg:x2="9.447cm" svg:y2="9.356cm" draw:end-shape="id30" draw:end-glue-point="6" svg:d="M4223 15726l5224-6370" svg:viewBox="0 0 5225 6371">
            <text:p/>
          </draw:connector>
          <draw:connector draw:style-name="gr80" draw:text-style-name="P10" draw:layer="layout" draw:type="line" svg:x1="4.223cm" svg:y1="15.726cm" svg:x2="9.447cm" svg:y2="11.504cm" draw:end-shape="id31" draw:end-glue-point="6" svg:d="M4223 15726l5224-4222" svg:viewBox="0 0 5225 4223">
            <text:p/>
          </draw:connector>
          <draw:connector draw:style-name="gr80" draw:text-style-name="P10" draw:layer="layout" draw:type="line" svg:x1="4.223cm" svg:y1="15.726cm" svg:x2="9.447cm" svg:y2="12.558cm" draw:end-shape="id29" draw:end-glue-point="6" svg:d="M4223 15726l5224-3168" svg:viewBox="0 0 5225 3169">
            <text:p/>
          </draw:connector>
          <draw:connector draw:style-name="gr80" draw:text-style-name="P10" draw:layer="layout" draw:type="line" svg:x1="12.514cm" svg:y1="8.302cm" svg:x2="19.2cm" svg:y2="5.11cm" draw:start-shape="id25" draw:start-glue-point="10" draw:end-shape="id38" draw:end-glue-point="6" svg:d="M12514 8302l6686-3192" svg:viewBox="0 0 6687 3193">
            <text:p/>
          </draw:connector>
          <draw:connector draw:style-name="gr80" draw:text-style-name="P10" draw:layer="layout" draw:type="line" svg:x1="12.514cm" svg:y1="8.302cm" svg:x2="19.2cm" svg:y2="7.232cm" draw:start-shape="id25" draw:start-glue-point="10" draw:end-shape="id39" draw:end-glue-point="6" svg:d="M12514 8302l6686-1070" svg:viewBox="0 0 6687 1071">
            <text:p/>
          </draw:connector>
          <draw:connector draw:style-name="gr80" draw:text-style-name="P10" draw:layer="layout" draw:type="line" svg:x1="12.514cm" svg:y1="8.302cm" svg:x2="19.2cm" svg:y2="12.742cm" draw:start-shape="id25" draw:start-glue-point="10" draw:end-shape="id40" draw:end-glue-point="6" svg:d="M12514 8302l6686 4440" svg:viewBox="0 0 6687 4441">
            <text:p/>
          </draw:connector>
          <draw:connector draw:style-name="gr80" draw:text-style-name="P10" draw:layer="layout" draw:type="line" svg:x1="12.514cm" svg:y1="8.302cm" svg:x2="19.2cm" svg:y2="14.864cm" draw:end-shape="id41" draw:end-glue-point="6" svg:d="M12514 8302l6686 6562" svg:viewBox="0 0 6687 6563">
            <text:p/>
          </draw:connector>
          <draw:connector draw:style-name="gr80" draw:text-style-name="P10" draw:layer="layout" draw:type="line" svg:x1="12.514cm" svg:y1="12.558cm" svg:x2="19.2cm" svg:y2="14.867cm" draw:start-shape="id28" draw:start-glue-point="10" svg:d="M12514 12558l6686 2309" svg:viewBox="0 0 6687 2310">
            <text:p/>
          </draw:connector>
          <draw:connector draw:style-name="gr80" draw:text-style-name="P10" draw:layer="layout" draw:type="line" svg:x1="12.514cm" svg:y1="11.504cm" svg:x2="19.2cm" svg:y2="14.867cm" draw:start-shape="id27" draw:start-glue-point="10" svg:d="M12514 11504l6686 3363" svg:viewBox="0 0 6687 3364">
            <text:p/>
          </draw:connector>
          <draw:connector draw:style-name="gr80" draw:text-style-name="P10" draw:layer="layout" draw:type="line" svg:x1="12.514cm" svg:y1="9.356cm" svg:x2="19.2cm" svg:y2="14.867cm" draw:start-shape="id26" draw:start-glue-point="10" svg:d="M12514 9356l6686 5511" svg:viewBox="0 0 6687 5512">
            <text:p/>
          </draw:connector>
          <draw:connector draw:style-name="gr80" draw:text-style-name="P10" draw:layer="layout" draw:type="line" svg:x1="12.514cm" svg:y1="9.356cm" svg:x2="19.2cm" svg:y2="5.111cm" draw:start-shape="id26" draw:start-glue-point="10" svg:d="M12514 9356l6686-4245" svg:viewBox="0 0 6687 4246">
            <text:p/>
          </draw:connector>
          <draw:connector draw:style-name="gr80" draw:text-style-name="P10" draw:layer="layout" draw:type="line" svg:x1="12.514cm" svg:y1="11.504cm" svg:x2="19.2cm" svg:y2="5.111cm" draw:start-shape="id27" draw:start-glue-point="10" svg:d="M12514 11504l6686-6393" svg:viewBox="0 0 6687 6394">
            <text:p/>
          </draw:connector>
          <draw:connector draw:style-name="gr80" draw:text-style-name="P10" draw:layer="layout" draw:type="line" svg:x1="12.514cm" svg:y1="12.558cm" svg:x2="19.2cm" svg:y2="5.111cm" draw:start-shape="id28" draw:start-glue-point="10" svg:d="M12514 12558l6686-7447" svg:viewBox="0 0 6687 7448">
            <text:p/>
          </draw:connector>
          <draw:connector draw:style-name="gr80" draw:text-style-name="P10" draw:layer="layout" draw:type="line" svg:x1="12.514cm" svg:y1="9.356cm" svg:x2="19.2cm" svg:y2="7.233cm" draw:start-shape="id26" draw:start-glue-point="10" svg:d="M12514 9356l6686-2123" svg:viewBox="0 0 6687 2124">
            <text:p/>
          </draw:connector>
          <draw:connector draw:style-name="gr80" draw:text-style-name="P10" draw:layer="layout" draw:type="line" svg:x1="12.514cm" svg:y1="11.504cm" svg:x2="19.2cm" svg:y2="7.233cm" draw:start-shape="id27" draw:start-glue-point="10" svg:d="M12514 11504l6686-4271" svg:viewBox="0 0 6687 4272">
            <text:p/>
          </draw:connector>
          <draw:connector draw:style-name="gr80" draw:text-style-name="P10" draw:layer="layout" draw:type="line" svg:x1="12.514cm" svg:y1="12.558cm" svg:x2="19.2cm" svg:y2="7.234cm" draw:start-shape="id28" draw:start-glue-point="10" svg:d="M12514 12558l6686-5324" svg:viewBox="0 0 6687 5325">
            <text:p/>
          </draw:connector>
          <draw:connector draw:style-name="gr80" draw:text-style-name="P10" draw:layer="layout" draw:type="line" svg:x1="12.514cm" svg:y1="9.356cm" svg:x2="19.2cm" svg:y2="12.742cm" draw:start-shape="id26" draw:start-glue-point="10" svg:d="M12514 9356l6686 3386" svg:viewBox="0 0 6687 3387">
            <text:p/>
          </draw:connector>
          <draw:connector draw:style-name="gr80" draw:text-style-name="P10" draw:layer="layout" draw:type="line" svg:x1="12.514cm" svg:y1="11.504cm" svg:x2="19.2cm" svg:y2="12.742cm" draw:start-shape="id27" draw:start-glue-point="10" svg:d="M12514 11504l6686 1238" svg:viewBox="0 0 6687 1239">
            <text:p/>
          </draw:connector>
          <draw:connector draw:style-name="gr80" draw:text-style-name="P10" draw:layer="layout" draw:type="line" svg:x1="12.514cm" svg:y1="12.558cm" svg:x2="19.2cm" svg:y2="12.744cm" draw:start-shape="id28" draw:start-glue-point="10" svg:d="M12514 12558l6686 186" svg:viewBox="0 0 6687 187">
            <text:p/>
          </draw:connector>
          <draw:connector draw:style-name="gr81" draw:text-style-name="P10" draw:layer="layout" draw:type="line" svg:x1="21.312cm" svg:y1="5.705cm" svg:x2="23.535cm" svg:y2="7.699cm" draw:start-shape="id42" draw:start-glue-point="1" draw:end-shape="id43" draw:end-glue-point="3" svg:d="M21312 5705l2223 1994" svg:viewBox="0 0 2224 1995">
            <text:p/>
          </draw:connector>
          <draw:connector draw:style-name="gr82" draw:text-style-name="P10" draw:layer="layout" draw:type="line" svg:x1="21.312cm" svg:y1="13.339cm" svg:x2="23.535cm" svg:y2="11.347cm" draw:start-shape="id44" draw:start-glue-point="1" draw:end-shape="id45" draw:end-glue-point="3" svg:d="M21312 13339l2223-1992" svg:viewBox="0 0 2224 1993">
            <text:p/>
          </draw:connector>
          <draw:connector draw:style-name="gr83" draw:text-style-name="P10" draw:layer="layout" draw:type="line" svg:x1="26.403cm" svg:y1="11.347cm" svg:x2="27.505cm" svg:y2="9.524cm" draw:start-shape="id45" draw:start-glue-point="1" svg:d="M26403 11347l1102-1823" svg:viewBox="0 0 1103 1824">
            <text:p/>
          </draw:connector>
          <draw:connector draw:style-name="gr84" draw:text-style-name="P10" draw:layer="layout" draw:type="line" svg:x1="26.403cm" svg:y1="7.699cm" svg:x2="27.505cm" svg:y2="9.524cm" draw:start-shape="id43" draw:start-glue-point="1" svg:d="M26403 7699l1102 1825" svg:viewBox="0 0 1103 1826">
            <text:p/>
          </draw:connector>
          <draw:g>
            <draw:custom-shape draw:style-name="gr108" draw:text-style-name="P54" draw:layer="layout" svg:width="6.093cm" svg:height="6.414cm" svg:x="27.564cm" svg:y="6.339cm">
              <text:p text:style-name="P53"><text:span text:style-name="T12">Ac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67" draw:layer="layout" svg:width="4.383cm" svg:height="4.351cm" svg:x="28.399cm" svg:y="7.617cm">
              <text:p text:style-name="P66"><text:span text:style-name="T16">Thru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69" draw:layer="layout" svg:width="1.583cm" svg:height="1.54cm" svg:x="30.737cm" svg:y="8.445cm">
              <text:p text:style-name="P68"><text:span text:style-name="T28">f</text:span><text:span text:style-name="T29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69" draw:layer="layout" svg:width="1.579cm" svg:height="1.54cm" svg:x="28.956cm" svg:y="8.445cm">
              <text:p text:style-name="P68"><text:span text:style-name="T28">f</text:span><text:span text:style-name="T29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69" draw:layer="layout" svg:width="1.583cm" svg:height="1.537cm" svg:x="30.737cm" svg:y="10.181cm">
              <text:p text:style-name="P68"><text:span text:style-name="T28">f</text:span><text:span text:style-name="T29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3" draw:text-style-name="P69" draw:layer="layout" svg:width="1.579cm" svg:height="1.537cm" svg:x="28.956cm" svg:y="10.181cm">
              <text:p text:style-name="P68"><text:span text:style-name="T28">f</text:span><text:span text:style-name="T29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g>
          <draw:custom-shape draw:style-name="gr114" draw:text-style-name="P9" xml:id="id60" draw:id="id60" draw:layer="layout" svg:width="3.349cm" svg:height="4.957cm" svg:x="20.467cm" svg:y="7.204cm">
            <text:p text:style-name="P8"><text:span text:style-name="T16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1" xml:id="id62" draw:id="id62" draw:layer="layout" svg:width="0.682cm" svg:height="0.669cm" svg:x="21.801cm" svg:y="8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63" draw:id="id63" draw:layer="layout" svg:width="0.682cm" svg:height="0.668cm" svg:x="21.801cm" svg:y="10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13" draw:layer="layout" svg:width="0.004cm" svg:height="1.458cm" svg:x="22.119cm" svg:y="9.356cm">
            <draw:text-box>
              <text:p text:style-name="P38"><text:span text:style-name="T18">.</text:span></text:p>
              <text:p text:style-name="P38"><text:span text:style-name="T18">.</text:span></text:p>
              <text:p text:style-name="P38"><text:span text:style-name="T18">.</text:span></text:p>
            </draw:text-box>
          </draw:frame>
          <draw:custom-shape draw:style-name="gr68" draw:text-style-name="P71" draw:layer="layout" svg:width="4.297cm" svg:height="13.433cm" svg:x="5.191cm" svg:y="2.806cm">
            <text:p text:style-name="P70"><text:span text:style-name="T16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3" xml:id="id57" draw:id="id57" draw:layer="layout" svg:width="3.383cm" svg:height="1.742cm" svg:x="5.641cm" svg:y="10.041cm">
            <text:p text:style-name="P72"><text:span text:style-name="T19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3" xml:id="id54" draw:id="id54" draw:layer="layout" svg:width="3.383cm" svg:height="1.742cm" svg:x="5.641cm" svg:y="3.89cm">
            <text:p text:style-name="P72"><text:span text:style-name="T19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3" xml:id="id58" draw:id="id58" draw:layer="layout" svg:width="3.383cm" svg:height="1.742cm" svg:x="5.641cm" svg:y="12.098cm">
            <text:p text:style-name="P72"><text:span text:style-name="T19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75" xml:id="id55" draw:id="id55" draw:layer="layout" svg:width="3.383cm" svg:height="1.742cm" svg:x="5.641cm" svg:y="5.948cm">
            <text:p text:style-name="P74"><text:span text:style-name="T19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7" xml:id="id59" draw:id="id59" draw:layer="layout" svg:width="3.383cm" svg:height="1.741cm" svg:x="5.641cm" svg:y="14.154cm">
            <text:p text:style-name="P76"><text:span text:style-name="T20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3" xml:id="id56" draw:id="id56" draw:layer="layout" svg:width="3.383cm" svg:height="1.742cm" svg:x="5.641cm" svg:y="8.003cm">
            <text:p text:style-name="P72"><text:span text:style-name="T19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9" xml:id="id61" draw:id="id61" draw:layer="layout" svg:width="2.737cm" svg:height="1.3cm" svg:x="25.934cm" svg:y="9.033cm">
            <text:p text:style-name="P8">μ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78" draw:layer="layout" svg:width="2.737cm" svg:height="1.3cm" svg:x="25.934cm" svg:y="9.033cm">
            <text:p text:style-name="P66"><text:span text:style-name="T16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8" draw:layer="layout" svg:width="4.054cm" svg:height="6.912cm" svg:x="13.372cm" svg:y="6.264cm">
            <text:p text:style-name="P66"><text:span text:style-name="T16">2 x 128</text:span></text:p>
            <text:p text:style-name="P66"><text:span text:style-name="T16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1" xml:id="id47" draw:id="id47" draw:layer="layout" svg:width="0.681cm" svg:height="0.668cm" svg:x="16.189cm" svg:y="8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48" draw:id="id48" draw:layer="layout" svg:width="0.681cm" svg:height="0.67cm" svg:x="16.189cm" svg:y="9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49" draw:id="id49" draw:layer="layout" svg:width="0.681cm" svg:height="0.668cm" svg:x="16.189cm" svg:y="11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50" draw:id="id50" draw:layer="layout" svg:width="0.681cm" svg:height="0.668cm" svg:x="16.189cm" svg:y="12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46" draw:id="id46" draw:layer="layout" svg:width="0.683cm" svg:height="0.668cm" svg:x="13.949cm" svg:y="8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52" draw:id="id52" draw:layer="layout" svg:width="0.683cm" svg:height="0.67cm" svg:x="13.949cm" svg:y="9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53" draw:id="id53" draw:layer="layout" svg:width="0.683cm" svg:height="0.668cm" svg:x="13.949cm" svg:y="11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51" draw:id="id51" draw:layer="layout" svg:width="0.683cm" svg:height="0.668cm" svg:x="13.949cm" svg:y="12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3" draw:layer="layout" svg:width="0.004cm" svg:height="1.459cm" svg:x="14.239cm" svg:y="9.765cm">
            <draw:text-box>
              <text:p text:style-name="P38"><text:span text:style-name="T18">.</text:span></text:p>
              <text:p text:style-name="P38"><text:span text:style-name="T18">.</text:span></text:p>
              <text:p text:style-name="P38"><text:span text:style-name="T18">.</text:span></text:p>
            </draw:text-box>
          </draw:frame>
          <draw:connector draw:style-name="gr80" draw:text-style-name="P10" draw:layer="layout" draw:type="line" svg:x1="14.632cm" svg:y1="8.601cm" svg:x2="16.189cm" svg:y2="8.601cm" draw:start-shape="id46" draw:start-glue-point="10" draw:end-shape="id47" draw:end-glue-point="6" svg:d="M14632 8601h1557" svg:viewBox="0 0 1558 1">
            <text:p/>
          </draw:connector>
          <draw:connector draw:style-name="gr80" draw:text-style-name="P10" draw:layer="layout" draw:type="line" svg:x1="16.189cm" svg:y1="9.536cm" svg:x2="14.632cm" svg:y2="8.601cm" draw:start-shape="id48" draw:start-glue-point="6" draw:end-shape="id46" draw:end-glue-point="10" svg:d="M16189 9536l-1557-935" svg:viewBox="0 0 1558 936">
            <text:p/>
          </draw:connector>
          <draw:connector draw:style-name="gr80" draw:text-style-name="P10" draw:layer="layout" draw:type="line" svg:x1="16.189cm" svg:y1="11.442cm" svg:x2="14.632cm" svg:y2="8.601cm" draw:start-shape="id49" draw:start-glue-point="6" draw:end-shape="id46" draw:end-glue-point="10" svg:d="M16189 11442l-1557-2841" svg:viewBox="0 0 1558 2842">
            <text:p/>
          </draw:connector>
          <draw:connector draw:style-name="gr80" draw:text-style-name="P10" draw:layer="layout" draw:type="line" svg:x1="16.189cm" svg:y1="12.378cm" svg:x2="14.632cm" svg:y2="8.601cm" draw:start-shape="id50" draw:start-glue-point="6" draw:end-shape="id46" draw:end-glue-point="10" svg:d="M16189 12378l-1557-3777" svg:viewBox="0 0 1558 3778">
            <text:p/>
          </draw:connector>
          <draw:connector draw:style-name="gr80" draw:text-style-name="P10" draw:layer="layout" draw:type="line" svg:x1="14.632cm" svg:y1="12.378cm" svg:x2="16.189cm" svg:y2="12.378cm" draw:start-shape="id51" draw:start-glue-point="10" draw:end-shape="id50" draw:end-glue-point="6" svg:d="M14632 12378h1557" svg:viewBox="0 0 1558 1">
            <text:p/>
          </draw:connector>
          <draw:connector draw:style-name="gr80" draw:text-style-name="P10" draw:layer="layout" draw:type="line" svg:x1="14.632cm" svg:y1="12.378cm" svg:x2="16.189cm" svg:y2="11.442cm" draw:start-shape="id51" draw:start-glue-point="10" draw:end-shape="id49" draw:end-glue-point="6" svg:d="M14632 12378l1557-936" svg:viewBox="0 0 1558 937">
            <text:p/>
          </draw:connector>
          <draw:connector draw:style-name="gr80" draw:text-style-name="P10" draw:layer="layout" draw:type="line" svg:x1="14.632cm" svg:y1="12.378cm" svg:x2="16.189cm" svg:y2="9.536cm" draw:start-shape="id51" draw:start-glue-point="10" draw:end-shape="id48" draw:end-glue-point="6" svg:d="M14632 12378l1557-2842" svg:viewBox="0 0 1558 2843">
            <text:p/>
          </draw:connector>
          <draw:connector draw:style-name="gr80" draw:text-style-name="P10" draw:layer="layout" draw:type="line" svg:x1="14.632cm" svg:y1="12.378cm" svg:x2="16.189cm" svg:y2="8.601cm" draw:start-shape="id51" draw:start-glue-point="10" draw:end-shape="id47" draw:end-glue-point="6" svg:d="M14632 12378l1557-3777" svg:viewBox="0 0 1558 3778">
            <text:p/>
          </draw:connector>
          <draw:connector draw:style-name="gr80" draw:text-style-name="P10" draw:layer="layout" draw:type="line" svg:x1="16.189cm" svg:y1="12.378cm" svg:x2="14.632cm" svg:y2="9.536cm" draw:start-shape="id50" draw:start-glue-point="6" draw:end-shape="id52" draw:end-glue-point="10" svg:d="M16189 12378l-1557-2842" svg:viewBox="0 0 1558 2843">
            <text:p/>
          </draw:connector>
          <draw:connector draw:style-name="gr80" draw:text-style-name="P10" draw:layer="layout" draw:type="line" svg:x1="16.189cm" svg:y1="12.378cm" svg:x2="14.632cm" svg:y2="11.442cm" draw:start-shape="id50" draw:start-glue-point="6" draw:end-shape="id53" draw:end-glue-point="10" svg:d="M16189 12378l-1557-936" svg:viewBox="0 0 1558 937">
            <text:p/>
          </draw:connector>
          <draw:connector draw:style-name="gr80" draw:text-style-name="P10" draw:layer="layout" draw:type="line" svg:x1="16.189cm" svg:y1="11.442cm" svg:x2="14.632cm" svg:y2="11.442cm" draw:start-shape="id49" draw:start-glue-point="6" draw:end-shape="id53" draw:end-glue-point="10" svg:d="M16189 11442h-1557" svg:viewBox="0 0 1558 1">
            <text:p/>
          </draw:connector>
          <draw:connector draw:style-name="gr80" draw:text-style-name="P10" draw:layer="layout" draw:type="line" svg:x1="16.189cm" svg:y1="11.442cm" svg:x2="14.632cm" svg:y2="9.536cm" draw:start-shape="id49" draw:start-glue-point="6" draw:end-shape="id52" draw:end-glue-point="10" svg:d="M16189 11442l-1557-1906" svg:viewBox="0 0 1558 1907">
            <text:p/>
          </draw:connector>
          <draw:connector draw:style-name="gr80" draw:text-style-name="P10" draw:layer="layout" draw:type="line" svg:x1="16.189cm" svg:y1="9.536cm" svg:x2="14.632cm" svg:y2="11.442cm" draw:start-shape="id48" draw:start-glue-point="6" draw:end-shape="id53" draw:end-glue-point="10" svg:d="M16189 9536l-1557 1906" svg:viewBox="0 0 1558 1907">
            <text:p/>
          </draw:connector>
          <draw:connector draw:style-name="gr80" draw:text-style-name="P10" draw:layer="layout" draw:type="line" svg:x1="16.189cm" svg:y1="9.536cm" svg:x2="14.632cm" svg:y2="9.536cm" draw:start-shape="id48" draw:start-glue-point="6" draw:end-shape="id52" draw:end-glue-point="10" svg:d="M16189 9536h-1557" svg:viewBox="0 0 1558 1">
            <text:p/>
          </draw:connector>
          <draw:connector draw:style-name="gr80" draw:text-style-name="P10" draw:layer="layout" draw:type="line" svg:x1="16.189cm" svg:y1="8.601cm" svg:x2="14.632cm" svg:y2="9.536cm" draw:start-shape="id47" draw:start-glue-point="6" draw:end-shape="id52" draw:end-glue-point="10" svg:d="M16189 8601l-1557 935" svg:viewBox="0 0 1558 936">
            <text:p/>
          </draw:connector>
          <draw:connector draw:style-name="gr80" draw:text-style-name="P10" draw:layer="layout" draw:type="line" svg:x1="16.189cm" svg:y1="8.601cm" svg:x2="14.632cm" svg:y2="11.442cm" draw:start-shape="id47" draw:start-glue-point="6" draw:end-shape="id53" draw:end-glue-point="10" svg:d="M16189 8601l-1557 2841" svg:viewBox="0 0 1558 2842">
            <text:p/>
          </draw:connector>
          <draw:frame draw:style-name="gr17" draw:text-style-name="P13" draw:layer="layout" svg:width="0.004cm" svg:height="1.457cm" svg:x="16.49cm" svg:y="9.767cm">
            <draw:text-box>
              <text:p text:style-name="P38"><text:span text:style-name="T18">.</text:span></text:p>
              <text:p text:style-name="P38"><text:span text:style-name="T18">.</text:span></text:p>
              <text:p text:style-name="P38"><text:span text:style-name="T18">.</text:span></text:p>
            </draw:text-box>
          </draw:frame>
          <draw:connector draw:style-name="gr80" draw:text-style-name="P10" draw:layer="layout" draw:type="line" svg:x1="9.024cm" svg:y1="4.761cm" svg:x2="13.949cm" svg:y2="8.601cm" draw:start-shape="id54" draw:start-glue-point="1" draw:end-shape="id46" draw:end-glue-point="6" svg:d="M9024 4761l4925 3840" svg:viewBox="0 0 4926 3841">
            <text:p/>
          </draw:connector>
          <draw:connector draw:style-name="gr80" draw:text-style-name="P10" draw:layer="layout" draw:type="line" svg:x1="9.024cm" svg:y1="6.819cm" svg:x2="13.949cm" svg:y2="8.601cm" draw:start-shape="id55" draw:start-glue-point="1" draw:end-shape="id46" draw:end-glue-point="6" svg:d="M9024 6819l4925 1782" svg:viewBox="0 0 4926 1783">
            <text:p/>
          </draw:connector>
          <draw:connector draw:style-name="gr80" draw:text-style-name="P10" draw:layer="layout" draw:type="line" svg:x1="9.024cm" svg:y1="8.874cm" svg:x2="13.949cm" svg:y2="8.601cm" draw:start-shape="id56" draw:start-glue-point="1" draw:end-shape="id46" draw:end-glue-point="6" svg:d="M9024 8874l4925-273" svg:viewBox="0 0 4926 274">
            <text:p/>
          </draw:connector>
          <draw:connector draw:style-name="gr80" draw:text-style-name="P10" draw:layer="layout" draw:type="line" svg:x1="9.024cm" svg:y1="10.912cm" svg:x2="13.949cm" svg:y2="8.601cm" draw:start-shape="id57" draw:start-glue-point="1" draw:end-shape="id46" draw:end-glue-point="6" svg:d="M9024 10912l4925-2311" svg:viewBox="0 0 4926 2312">
            <text:p/>
          </draw:connector>
          <draw:connector draw:style-name="gr80" draw:text-style-name="P10" draw:layer="layout" draw:type="line" svg:x1="9.024cm" svg:y1="12.969cm" svg:x2="13.949cm" svg:y2="8.601cm" draw:start-shape="id58" draw:start-glue-point="1" draw:end-shape="id46" draw:end-glue-point="6" svg:d="M9024 12969l4925-4368" svg:viewBox="0 0 4926 4369">
            <text:p/>
          </draw:connector>
          <draw:connector draw:style-name="gr80" draw:text-style-name="P10" draw:layer="layout" draw:type="line" svg:x1="9.024cm" svg:y1="15.024cm" svg:x2="13.949cm" svg:y2="8.601cm" draw:start-shape="id59" draw:start-glue-point="1" draw:end-shape="id46" draw:end-glue-point="6" svg:d="M9024 15024l4925-6423" svg:viewBox="0 0 4926 6424">
            <text:p/>
          </draw:connector>
          <draw:connector draw:style-name="gr80" draw:text-style-name="P10" draw:layer="layout" draw:type="line" svg:x1="9.024cm" svg:y1="4.761cm" svg:x2="13.949cm" svg:y2="9.536cm" draw:end-shape="id52" draw:end-glue-point="6" svg:d="M9024 4761l4925 4775" svg:viewBox="0 0 4926 4776">
            <text:p/>
          </draw:connector>
          <draw:connector draw:style-name="gr80" draw:text-style-name="P10" draw:layer="layout" draw:type="line" svg:x1="9.024cm" svg:y1="4.761cm" svg:x2="13.949cm" svg:y2="11.442cm" draw:end-shape="id53" draw:end-glue-point="6" svg:d="M9024 4761l4925 6681" svg:viewBox="0 0 4926 6682">
            <text:p/>
          </draw:connector>
          <draw:connector draw:style-name="gr80" draw:text-style-name="P10" draw:layer="layout" draw:type="line" svg:x1="9.024cm" svg:y1="4.762cm" svg:x2="13.949cm" svg:y2="12.378cm" draw:end-shape="id51" draw:end-glue-point="6" svg:d="M9024 4762l4925 7616" svg:viewBox="0 0 4926 7617">
            <text:p/>
          </draw:connector>
          <draw:connector draw:style-name="gr80" draw:text-style-name="P10" draw:layer="layout" draw:type="line" svg:x1="9.024cm" svg:y1="6.819cm" svg:x2="13.949cm" svg:y2="9.536cm" draw:end-shape="id52" draw:end-glue-point="6" svg:d="M9024 6819l4925 2717" svg:viewBox="0 0 4926 2718">
            <text:p/>
          </draw:connector>
          <draw:connector draw:style-name="gr80" draw:text-style-name="P10" draw:layer="layout" draw:type="line" svg:x1="9.024cm" svg:y1="6.819cm" svg:x2="13.949cm" svg:y2="11.442cm" draw:end-shape="id53" draw:end-glue-point="6" svg:d="M9024 6819l4925 4623" svg:viewBox="0 0 4926 4624">
            <text:p/>
          </draw:connector>
          <draw:connector draw:style-name="gr80" draw:text-style-name="P10" draw:layer="layout" draw:type="line" svg:x1="9.024cm" svg:y1="6.819cm" svg:x2="13.949cm" svg:y2="12.378cm" draw:end-shape="id51" draw:end-glue-point="6" svg:d="M9024 6819l4925 5559" svg:viewBox="0 0 4926 5560">
            <text:p/>
          </draw:connector>
          <draw:connector draw:style-name="gr80" draw:text-style-name="P10" draw:layer="layout" draw:type="line" svg:x1="9.024cm" svg:y1="8.874cm" svg:x2="13.949cm" svg:y2="9.536cm" draw:end-shape="id52" draw:end-glue-point="6" svg:d="M9024 8874l4925 662" svg:viewBox="0 0 4926 663">
            <text:p/>
          </draw:connector>
          <draw:connector draw:style-name="gr80" draw:text-style-name="P10" draw:layer="layout" draw:type="line" svg:x1="9.024cm" svg:y1="8.874cm" svg:x2="13.949cm" svg:y2="11.442cm" draw:end-shape="id53" draw:end-glue-point="6" svg:d="M9024 8874l4925 2568" svg:viewBox="0 0 4926 2569">
            <text:p/>
          </draw:connector>
          <draw:connector draw:style-name="gr80" draw:text-style-name="P10" draw:layer="layout" draw:type="line" svg:x1="9.024cm" svg:y1="8.876cm" svg:x2="13.949cm" svg:y2="12.378cm" draw:end-shape="id51" draw:end-glue-point="6" svg:d="M9024 8876l4925 3502" svg:viewBox="0 0 4926 3503">
            <text:p/>
          </draw:connector>
          <draw:connector draw:style-name="gr80" draw:text-style-name="P10" draw:layer="layout" draw:type="line" svg:x1="9.024cm" svg:y1="10.912cm" svg:x2="13.949cm" svg:y2="9.536cm" draw:end-shape="id52" draw:end-glue-point="6" svg:d="M9024 10912l4925-1376" svg:viewBox="0 0 4926 1377">
            <text:p/>
          </draw:connector>
          <draw:connector draw:style-name="gr80" draw:text-style-name="P10" draw:layer="layout" draw:type="line" svg:x1="9.024cm" svg:y1="10.912cm" svg:x2="13.949cm" svg:y2="11.442cm" draw:end-shape="id53" draw:end-glue-point="6" svg:d="M9024 10912l4925 530" svg:viewBox="0 0 4926 531">
            <text:p/>
          </draw:connector>
          <draw:connector draw:style-name="gr80" draw:text-style-name="P10" draw:layer="layout" draw:type="line" svg:x1="9.024cm" svg:y1="10.912cm" svg:x2="13.949cm" svg:y2="12.378cm" draw:end-shape="id51" draw:end-glue-point="6" svg:d="M9024 10912l4925 1466" svg:viewBox="0 0 4926 1467">
            <text:p/>
          </draw:connector>
          <draw:connector draw:style-name="gr80" draw:text-style-name="P10" draw:layer="layout" draw:type="line" svg:x1="9.024cm" svg:y1="12.969cm" svg:x2="13.949cm" svg:y2="9.536cm" draw:end-shape="id52" draw:end-glue-point="6" svg:d="M9024 12969l4925-3433" svg:viewBox="0 0 4926 3434">
            <text:p/>
          </draw:connector>
          <draw:connector draw:style-name="gr80" draw:text-style-name="P10" draw:layer="layout" draw:type="line" svg:x1="9.024cm" svg:y1="12.969cm" svg:x2="13.949cm" svg:y2="11.442cm" draw:end-shape="id53" draw:end-glue-point="6" svg:d="M9024 12969l4925-1527" svg:viewBox="0 0 4926 1528">
            <text:p/>
          </draw:connector>
          <draw:connector draw:style-name="gr80" draw:text-style-name="P10" draw:layer="layout" draw:type="line" svg:x1="9.024cm" svg:y1="12.97cm" svg:x2="13.949cm" svg:y2="12.378cm" draw:end-shape="id51" draw:end-glue-point="6" svg:d="M9024 12970l4925-592" svg:viewBox="0 0 4926 593">
            <text:p/>
          </draw:connector>
          <draw:connector draw:style-name="gr80" draw:text-style-name="P10" draw:layer="layout" draw:type="line" svg:x1="9.024cm" svg:y1="15.027cm" svg:x2="13.949cm" svg:y2="9.536cm" draw:end-shape="id52" draw:end-glue-point="6" svg:d="M9024 15027l4925-5491" svg:viewBox="0 0 4926 5492">
            <text:p/>
          </draw:connector>
          <draw:connector draw:style-name="gr80" draw:text-style-name="P10" draw:layer="layout" draw:type="line" svg:x1="9.024cm" svg:y1="15.027cm" svg:x2="13.949cm" svg:y2="11.442cm" draw:end-shape="id53" draw:end-glue-point="6" svg:d="M9024 15027l4925-3585" svg:viewBox="0 0 4926 3586">
            <text:p/>
          </draw:connector>
          <draw:connector draw:style-name="gr80" draw:text-style-name="P10" draw:layer="layout" draw:type="line" svg:x1="9.024cm" svg:y1="15.027cm" svg:x2="13.949cm" svg:y2="12.378cm" draw:end-shape="id51" draw:end-glue-point="6" svg:d="M9024 15027l4925-2649" svg:viewBox="0 0 4926 2650">
            <text:p/>
          </draw:connector>
          <draw:connector draw:style-name="gr81" draw:text-style-name="P10" draw:layer="layout" draw:type="line" svg:x1="23.816cm" svg:y1="9.682cm" svg:x2="25.934cm" svg:y2="9.683cm" draw:start-shape="id60" draw:start-glue-point="1" draw:end-shape="id61" draw:end-glue-point="3" svg:d="M23816 9682l2118 1" svg:viewBox="0 0 2119 2">
            <text:p/>
          </draw:connector>
          <draw:connector draw:style-name="gr80" draw:text-style-name="P10" draw:layer="layout" draw:type="line" svg:x1="16.87cm" svg:y1="8.601cm" svg:x2="21.801cm" svg:y2="9.153cm" draw:start-shape="id47" draw:start-glue-point="10" draw:end-shape="id62" draw:end-glue-point="6" svg:d="M16870 8601l4931 552" svg:viewBox="0 0 4932 553">
            <text:p/>
          </draw:connector>
          <draw:connector draw:style-name="gr80" draw:text-style-name="P10" draw:layer="layout" draw:type="line" svg:x1="16.87cm" svg:y1="9.536cm" svg:x2="21.801cm" svg:y2="9.153cm" draw:start-shape="id48" draw:start-glue-point="10" draw:end-shape="id62" draw:end-glue-point="6" svg:d="M16870 9536l4931-383" svg:viewBox="0 0 4932 384">
            <text:p/>
          </draw:connector>
          <draw:connector draw:style-name="gr80" draw:text-style-name="P10" draw:layer="layout" draw:type="line" svg:x1="16.87cm" svg:y1="11.442cm" svg:x2="21.801cm" svg:y2="9.153cm" draw:start-shape="id49" draw:start-glue-point="10" draw:end-shape="id62" draw:end-glue-point="6" svg:d="M16870 11442l4931-2289" svg:viewBox="0 0 4932 2290">
            <text:p/>
          </draw:connector>
          <draw:connector draw:style-name="gr80" draw:text-style-name="P10" draw:layer="layout" draw:type="line" svg:x1="16.87cm" svg:y1="12.378cm" svg:x2="21.801cm" svg:y2="9.153cm" draw:start-shape="id50" draw:start-glue-point="10" draw:end-shape="id62" draw:end-glue-point="6" svg:d="M16870 12378l4931-3225" svg:viewBox="0 0 4932 3226">
            <text:p/>
          </draw:connector>
          <draw:connector draw:style-name="gr80" draw:text-style-name="P10" draw:layer="layout" draw:type="line" svg:x1="21.801cm" svg:y1="11.036cm" svg:x2="16.87cm" svg:y2="8.601cm" draw:start-shape="id63" draw:start-glue-point="6" draw:end-shape="id47" draw:end-glue-point="10" svg:d="M21801 11036l-4931-2435" svg:viewBox="0 0 4932 2436">
            <text:p/>
          </draw:connector>
          <draw:connector draw:style-name="gr80" draw:text-style-name="P10" draw:layer="layout" draw:type="line" svg:x1="21.801cm" svg:y1="11.036cm" svg:x2="16.87cm" svg:y2="9.536cm" draw:start-shape="id63" draw:start-glue-point="6" draw:end-shape="id48" draw:end-glue-point="10" svg:d="M21801 11036l-4931-1500" svg:viewBox="0 0 4932 1501">
            <text:p/>
          </draw:connector>
          <draw:connector draw:style-name="gr80" draw:text-style-name="P10" draw:layer="layout" draw:type="line" svg:x1="21.801cm" svg:y1="11.036cm" svg:x2="16.87cm" svg:y2="11.442cm" draw:start-shape="id63" draw:start-glue-point="6" draw:end-shape="id49" draw:end-glue-point="10" svg:d="M21801 11036l-4931 406" svg:viewBox="0 0 4932 407">
            <text:p/>
          </draw:connector>
          <draw:connector draw:style-name="gr80" draw:text-style-name="P10" draw:layer="layout" draw:type="line" svg:x1="21.801cm" svg:y1="11.036cm" svg:x2="16.87cm" svg:y2="12.378cm" draw:start-shape="id63" draw:start-glue-point="6" draw:end-shape="id50" draw:end-glue-point="10" svg:d="M21801 11036l-4931 1342" svg:viewBox="0 0 4932 1343">
            <text:p/>
          </draw:connector>
        </draw:g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g>
          <draw:custom-shape draw:style-name="gr114" draw:text-style-name="P9" xml:id="id78" draw:id="id78" draw:layer="layout" svg:width="3.349cm" svg:height="4.957cm" svg:x="20.467cm" svg:y="7.204cm">
            <text:p text:style-name="P8"><text:span text:style-name="T16">1 x 256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1" xml:id="id80" draw:id="id80" draw:layer="layout" svg:width="0.682cm" svg:height="0.669cm" svg:x="21.801cm" svg:y="8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81" draw:id="id81" draw:layer="layout" svg:width="0.682cm" svg:height="0.668cm" svg:x="21.801cm" svg:y="10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13" draw:layer="layout" svg:width="0.004cm" svg:height="1.458cm" svg:x="22.119cm" svg:y="9.356cm">
            <draw:text-box>
              <text:p text:style-name="P38"><text:span text:style-name="T18">.</text:span></text:p>
              <text:p text:style-name="P38"><text:span text:style-name="T18">.</text:span></text:p>
              <text:p text:style-name="P38"><text:span text:style-name="T18">.</text:span></text:p>
            </draw:text-box>
          </draw:frame>
          <draw:custom-shape draw:style-name="gr68" draw:text-style-name="P71" draw:layer="layout" svg:width="4.297cm" svg:height="13.433cm" svg:x="5.191cm" svg:y="2.806cm">
            <text:p text:style-name="P70"><text:span text:style-name="T16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3" xml:id="id75" draw:id="id75" draw:layer="layout" svg:width="3.383cm" svg:height="1.742cm" svg:x="5.641cm" svg:y="10.041cm">
            <text:p text:style-name="P72"><text:span text:style-name="T19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3" xml:id="id72" draw:id="id72" draw:layer="layout" svg:width="3.383cm" svg:height="1.742cm" svg:x="5.641cm" svg:y="3.89cm">
            <text:p text:style-name="P72"><text:span text:style-name="T19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3" xml:id="id76" draw:id="id76" draw:layer="layout" svg:width="3.383cm" svg:height="1.742cm" svg:x="5.641cm" svg:y="12.098cm">
            <text:p text:style-name="P72"><text:span text:style-name="T19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5" xml:id="id73" draw:id="id73" draw:layer="layout" svg:width="3.383cm" svg:height="1.742cm" svg:x="5.641cm" svg:y="5.948cm">
            <text:p text:style-name="P74"><text:span text:style-name="T19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7" xml:id="id77" draw:id="id77" draw:layer="layout" svg:width="3.383cm" svg:height="1.741cm" svg:x="5.641cm" svg:y="14.154cm">
            <text:p text:style-name="P76"><text:span text:style-name="T20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3" xml:id="id74" draw:id="id74" draw:layer="layout" svg:width="3.383cm" svg:height="1.742cm" svg:x="5.641cm" svg:y="8.003cm">
            <text:p text:style-name="P72"><text:span text:style-name="T19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9" xml:id="id79" draw:id="id79" draw:layer="layout" svg:width="2.737cm" svg:height="1.3cm" svg:x="25.934cm" svg:y="9.033cm">
            <text:p text:style-name="P8">μ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78" draw:layer="layout" svg:width="2.737cm" svg:height="1.3cm" svg:x="25.934cm" svg:y="9.033cm">
            <text:p text:style-name="P66"><text:span text:style-name="T16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8" draw:layer="layout" svg:width="4.054cm" svg:height="6.912cm" svg:x="13.372cm" svg:y="6.264cm">
            <text:p text:style-name="P66"><text:span text:style-name="T16">2 x 256</text:span></text:p>
            <text:p text:style-name="P66"><text:span text:style-name="T16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1" xml:id="id65" draw:id="id65" draw:layer="layout" svg:width="0.681cm" svg:height="0.668cm" svg:x="16.189cm" svg:y="8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66" draw:id="id66" draw:layer="layout" svg:width="0.681cm" svg:height="0.67cm" svg:x="16.189cm" svg:y="9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67" draw:id="id67" draw:layer="layout" svg:width="0.681cm" svg:height="0.668cm" svg:x="16.189cm" svg:y="11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68" draw:id="id68" draw:layer="layout" svg:width="0.681cm" svg:height="0.668cm" svg:x="16.189cm" svg:y="12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64" draw:id="id64" draw:layer="layout" svg:width="0.683cm" svg:height="0.668cm" svg:x="13.949cm" svg:y="8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70" draw:id="id70" draw:layer="layout" svg:width="0.683cm" svg:height="0.67cm" svg:x="13.949cm" svg:y="9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71" draw:id="id71" draw:layer="layout" svg:width="0.683cm" svg:height="0.668cm" svg:x="13.949cm" svg:y="11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1" xml:id="id69" draw:id="id69" draw:layer="layout" svg:width="0.683cm" svg:height="0.668cm" svg:x="13.949cm" svg:y="12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3" draw:layer="layout" svg:width="0.004cm" svg:height="1.459cm" svg:x="14.239cm" svg:y="9.765cm">
            <draw:text-box>
              <text:p text:style-name="P38"><text:span text:style-name="T18">.</text:span></text:p>
              <text:p text:style-name="P38"><text:span text:style-name="T18">.</text:span></text:p>
              <text:p text:style-name="P38"><text:span text:style-name="T18">.</text:span></text:p>
            </draw:text-box>
          </draw:frame>
          <draw:connector draw:style-name="gr80" draw:text-style-name="P10" draw:layer="layout" draw:type="line" svg:x1="14.632cm" svg:y1="8.601cm" svg:x2="16.189cm" svg:y2="8.601cm" draw:start-shape="id64" draw:start-glue-point="10" draw:end-shape="id65" draw:end-glue-point="6" svg:d="M14632 8601h1557" svg:viewBox="0 0 1558 1">
            <text:p/>
          </draw:connector>
          <draw:connector draw:style-name="gr80" draw:text-style-name="P10" draw:layer="layout" draw:type="line" svg:x1="16.189cm" svg:y1="9.536cm" svg:x2="14.632cm" svg:y2="8.601cm" draw:start-shape="id66" draw:start-glue-point="6" draw:end-shape="id64" draw:end-glue-point="10" svg:d="M16189 9536l-1557-935" svg:viewBox="0 0 1558 936">
            <text:p/>
          </draw:connector>
          <draw:connector draw:style-name="gr80" draw:text-style-name="P10" draw:layer="layout" draw:type="line" svg:x1="16.189cm" svg:y1="11.442cm" svg:x2="14.632cm" svg:y2="8.601cm" draw:start-shape="id67" draw:start-glue-point="6" draw:end-shape="id64" draw:end-glue-point="10" svg:d="M16189 11442l-1557-2841" svg:viewBox="0 0 1558 2842">
            <text:p/>
          </draw:connector>
          <draw:connector draw:style-name="gr80" draw:text-style-name="P10" draw:layer="layout" draw:type="line" svg:x1="16.189cm" svg:y1="12.378cm" svg:x2="14.632cm" svg:y2="8.601cm" draw:start-shape="id68" draw:start-glue-point="6" draw:end-shape="id64" draw:end-glue-point="10" svg:d="M16189 12378l-1557-3777" svg:viewBox="0 0 1558 3778">
            <text:p/>
          </draw:connector>
          <draw:connector draw:style-name="gr80" draw:text-style-name="P10" draw:layer="layout" draw:type="line" svg:x1="14.632cm" svg:y1="12.378cm" svg:x2="16.189cm" svg:y2="12.378cm" draw:start-shape="id69" draw:start-glue-point="10" draw:end-shape="id68" draw:end-glue-point="6" svg:d="M14632 12378h1557" svg:viewBox="0 0 1558 1">
            <text:p/>
          </draw:connector>
          <draw:connector draw:style-name="gr80" draw:text-style-name="P10" draw:layer="layout" draw:type="line" svg:x1="14.632cm" svg:y1="12.378cm" svg:x2="16.189cm" svg:y2="11.442cm" draw:start-shape="id69" draw:start-glue-point="10" draw:end-shape="id67" draw:end-glue-point="6" svg:d="M14632 12378l1557-936" svg:viewBox="0 0 1558 937">
            <text:p/>
          </draw:connector>
          <draw:connector draw:style-name="gr80" draw:text-style-name="P10" draw:layer="layout" draw:type="line" svg:x1="14.632cm" svg:y1="12.378cm" svg:x2="16.189cm" svg:y2="9.536cm" draw:start-shape="id69" draw:start-glue-point="10" draw:end-shape="id66" draw:end-glue-point="6" svg:d="M14632 12378l1557-2842" svg:viewBox="0 0 1558 2843">
            <text:p/>
          </draw:connector>
          <draw:connector draw:style-name="gr80" draw:text-style-name="P10" draw:layer="layout" draw:type="line" svg:x1="14.632cm" svg:y1="12.378cm" svg:x2="16.189cm" svg:y2="8.601cm" draw:start-shape="id69" draw:start-glue-point="10" draw:end-shape="id65" draw:end-glue-point="6" svg:d="M14632 12378l1557-3777" svg:viewBox="0 0 1558 3778">
            <text:p/>
          </draw:connector>
          <draw:connector draw:style-name="gr80" draw:text-style-name="P10" draw:layer="layout" draw:type="line" svg:x1="16.189cm" svg:y1="12.378cm" svg:x2="14.632cm" svg:y2="9.536cm" draw:start-shape="id68" draw:start-glue-point="6" draw:end-shape="id70" draw:end-glue-point="10" svg:d="M16189 12378l-1557-2842" svg:viewBox="0 0 1558 2843">
            <text:p/>
          </draw:connector>
          <draw:connector draw:style-name="gr80" draw:text-style-name="P10" draw:layer="layout" draw:type="line" svg:x1="16.189cm" svg:y1="12.378cm" svg:x2="14.632cm" svg:y2="11.442cm" draw:start-shape="id68" draw:start-glue-point="6" draw:end-shape="id71" draw:end-glue-point="10" svg:d="M16189 12378l-1557-936" svg:viewBox="0 0 1558 937">
            <text:p/>
          </draw:connector>
          <draw:connector draw:style-name="gr80" draw:text-style-name="P10" draw:layer="layout" draw:type="line" svg:x1="16.189cm" svg:y1="11.442cm" svg:x2="14.632cm" svg:y2="11.442cm" draw:start-shape="id67" draw:start-glue-point="6" draw:end-shape="id71" draw:end-glue-point="10" svg:d="M16189 11442h-1557" svg:viewBox="0 0 1558 1">
            <text:p/>
          </draw:connector>
          <draw:connector draw:style-name="gr80" draw:text-style-name="P10" draw:layer="layout" draw:type="line" svg:x1="16.189cm" svg:y1="11.442cm" svg:x2="14.632cm" svg:y2="9.536cm" draw:start-shape="id67" draw:start-glue-point="6" draw:end-shape="id70" draw:end-glue-point="10" svg:d="M16189 11442l-1557-1906" svg:viewBox="0 0 1558 1907">
            <text:p/>
          </draw:connector>
          <draw:connector draw:style-name="gr80" draw:text-style-name="P10" draw:layer="layout" draw:type="line" svg:x1="16.189cm" svg:y1="9.536cm" svg:x2="14.632cm" svg:y2="11.442cm" draw:start-shape="id66" draw:start-glue-point="6" draw:end-shape="id71" draw:end-glue-point="10" svg:d="M16189 9536l-1557 1906" svg:viewBox="0 0 1558 1907">
            <text:p/>
          </draw:connector>
          <draw:connector draw:style-name="gr80" draw:text-style-name="P10" draw:layer="layout" draw:type="line" svg:x1="16.189cm" svg:y1="9.536cm" svg:x2="14.632cm" svg:y2="9.536cm" draw:start-shape="id66" draw:start-glue-point="6" draw:end-shape="id70" draw:end-glue-point="10" svg:d="M16189 9536h-1557" svg:viewBox="0 0 1558 1">
            <text:p/>
          </draw:connector>
          <draw:connector draw:style-name="gr80" draw:text-style-name="P10" draw:layer="layout" draw:type="line" svg:x1="16.189cm" svg:y1="8.601cm" svg:x2="14.632cm" svg:y2="9.536cm" draw:start-shape="id65" draw:start-glue-point="6" draw:end-shape="id70" draw:end-glue-point="10" svg:d="M16189 8601l-1557 935" svg:viewBox="0 0 1558 936">
            <text:p/>
          </draw:connector>
          <draw:connector draw:style-name="gr80" draw:text-style-name="P10" draw:layer="layout" draw:type="line" svg:x1="16.189cm" svg:y1="8.601cm" svg:x2="14.632cm" svg:y2="11.442cm" draw:start-shape="id65" draw:start-glue-point="6" draw:end-shape="id71" draw:end-glue-point="10" svg:d="M16189 8601l-1557 2841" svg:viewBox="0 0 1558 2842">
            <text:p/>
          </draw:connector>
          <draw:frame draw:style-name="gr17" draw:text-style-name="P13" draw:layer="layout" svg:width="0.004cm" svg:height="1.457cm" svg:x="16.49cm" svg:y="9.767cm">
            <draw:text-box>
              <text:p text:style-name="P38"><text:span text:style-name="T18">.</text:span></text:p>
              <text:p text:style-name="P38"><text:span text:style-name="T18">.</text:span></text:p>
              <text:p text:style-name="P38"><text:span text:style-name="T18">.</text:span></text:p>
            </draw:text-box>
          </draw:frame>
          <draw:connector draw:style-name="gr80" draw:text-style-name="P10" draw:layer="layout" draw:type="line" svg:x1="9.024cm" svg:y1="4.761cm" svg:x2="13.949cm" svg:y2="8.601cm" draw:start-shape="id72" draw:start-glue-point="1" draw:end-shape="id64" draw:end-glue-point="6" svg:d="M9024 4761l4925 3840" svg:viewBox="0 0 4926 3841">
            <text:p/>
          </draw:connector>
          <draw:connector draw:style-name="gr80" draw:text-style-name="P10" draw:layer="layout" draw:type="line" svg:x1="9.024cm" svg:y1="6.819cm" svg:x2="13.949cm" svg:y2="8.601cm" draw:start-shape="id73" draw:start-glue-point="1" draw:end-shape="id64" draw:end-glue-point="6" svg:d="M9024 6819l4925 1782" svg:viewBox="0 0 4926 1783">
            <text:p/>
          </draw:connector>
          <draw:connector draw:style-name="gr80" draw:text-style-name="P10" draw:layer="layout" draw:type="line" svg:x1="9.024cm" svg:y1="8.874cm" svg:x2="13.949cm" svg:y2="8.601cm" draw:start-shape="id74" draw:start-glue-point="1" draw:end-shape="id64" draw:end-glue-point="6" svg:d="M9024 8874l4925-273" svg:viewBox="0 0 4926 274">
            <text:p/>
          </draw:connector>
          <draw:connector draw:style-name="gr80" draw:text-style-name="P10" draw:layer="layout" draw:type="line" svg:x1="9.024cm" svg:y1="10.912cm" svg:x2="13.949cm" svg:y2="8.601cm" draw:start-shape="id75" draw:start-glue-point="1" draw:end-shape="id64" draw:end-glue-point="6" svg:d="M9024 10912l4925-2311" svg:viewBox="0 0 4926 2312">
            <text:p/>
          </draw:connector>
          <draw:connector draw:style-name="gr80" draw:text-style-name="P10" draw:layer="layout" draw:type="line" svg:x1="9.024cm" svg:y1="12.969cm" svg:x2="13.949cm" svg:y2="8.601cm" draw:start-shape="id76" draw:start-glue-point="1" draw:end-shape="id64" draw:end-glue-point="6" svg:d="M9024 12969l4925-4368" svg:viewBox="0 0 4926 4369">
            <text:p/>
          </draw:connector>
          <draw:connector draw:style-name="gr80" draw:text-style-name="P10" draw:layer="layout" draw:type="line" svg:x1="9.024cm" svg:y1="15.024cm" svg:x2="13.949cm" svg:y2="8.601cm" draw:start-shape="id77" draw:start-glue-point="1" draw:end-shape="id64" draw:end-glue-point="6" svg:d="M9024 15024l4925-6423" svg:viewBox="0 0 4926 6424">
            <text:p/>
          </draw:connector>
          <draw:connector draw:style-name="gr80" draw:text-style-name="P10" draw:layer="layout" draw:type="line" svg:x1="9.024cm" svg:y1="4.761cm" svg:x2="13.949cm" svg:y2="9.536cm" draw:end-shape="id70" draw:end-glue-point="6" svg:d="M9024 4761l4925 4775" svg:viewBox="0 0 4926 4776">
            <text:p/>
          </draw:connector>
          <draw:connector draw:style-name="gr80" draw:text-style-name="P10" draw:layer="layout" draw:type="line" svg:x1="9.024cm" svg:y1="4.761cm" svg:x2="13.949cm" svg:y2="11.442cm" draw:end-shape="id71" draw:end-glue-point="6" svg:d="M9024 4761l4925 6681" svg:viewBox="0 0 4926 6682">
            <text:p/>
          </draw:connector>
          <draw:connector draw:style-name="gr80" draw:text-style-name="P10" draw:layer="layout" draw:type="line" svg:x1="9.024cm" svg:y1="4.762cm" svg:x2="13.949cm" svg:y2="12.378cm" draw:end-shape="id69" draw:end-glue-point="6" svg:d="M9024 4762l4925 7616" svg:viewBox="0 0 4926 7617">
            <text:p/>
          </draw:connector>
          <draw:connector draw:style-name="gr80" draw:text-style-name="P10" draw:layer="layout" draw:type="line" svg:x1="9.024cm" svg:y1="6.819cm" svg:x2="13.949cm" svg:y2="9.536cm" draw:end-shape="id70" draw:end-glue-point="6" svg:d="M9024 6819l4925 2717" svg:viewBox="0 0 4926 2718">
            <text:p/>
          </draw:connector>
          <draw:connector draw:style-name="gr80" draw:text-style-name="P10" draw:layer="layout" draw:type="line" svg:x1="9.024cm" svg:y1="6.819cm" svg:x2="13.949cm" svg:y2="11.442cm" draw:end-shape="id71" draw:end-glue-point="6" svg:d="M9024 6819l4925 4623" svg:viewBox="0 0 4926 4624">
            <text:p/>
          </draw:connector>
          <draw:connector draw:style-name="gr80" draw:text-style-name="P10" draw:layer="layout" draw:type="line" svg:x1="9.024cm" svg:y1="6.819cm" svg:x2="13.949cm" svg:y2="12.378cm" draw:end-shape="id69" draw:end-glue-point="6" svg:d="M9024 6819l4925 5559" svg:viewBox="0 0 4926 5560">
            <text:p/>
          </draw:connector>
          <draw:connector draw:style-name="gr80" draw:text-style-name="P10" draw:layer="layout" draw:type="line" svg:x1="9.024cm" svg:y1="8.874cm" svg:x2="13.949cm" svg:y2="9.536cm" draw:end-shape="id70" draw:end-glue-point="6" svg:d="M9024 8874l4925 662" svg:viewBox="0 0 4926 663">
            <text:p/>
          </draw:connector>
          <draw:connector draw:style-name="gr80" draw:text-style-name="P10" draw:layer="layout" draw:type="line" svg:x1="9.024cm" svg:y1="8.874cm" svg:x2="13.949cm" svg:y2="11.442cm" draw:end-shape="id71" draw:end-glue-point="6" svg:d="M9024 8874l4925 2568" svg:viewBox="0 0 4926 2569">
            <text:p/>
          </draw:connector>
          <draw:connector draw:style-name="gr80" draw:text-style-name="P10" draw:layer="layout" draw:type="line" svg:x1="9.024cm" svg:y1="8.876cm" svg:x2="13.949cm" svg:y2="12.378cm" draw:end-shape="id69" draw:end-glue-point="6" svg:d="M9024 8876l4925 3502" svg:viewBox="0 0 4926 3503">
            <text:p/>
          </draw:connector>
          <draw:connector draw:style-name="gr80" draw:text-style-name="P10" draw:layer="layout" draw:type="line" svg:x1="9.024cm" svg:y1="10.912cm" svg:x2="13.949cm" svg:y2="9.536cm" draw:end-shape="id70" draw:end-glue-point="6" svg:d="M9024 10912l4925-1376" svg:viewBox="0 0 4926 1377">
            <text:p/>
          </draw:connector>
          <draw:connector draw:style-name="gr80" draw:text-style-name="P10" draw:layer="layout" draw:type="line" svg:x1="9.024cm" svg:y1="10.912cm" svg:x2="13.949cm" svg:y2="11.442cm" draw:end-shape="id71" draw:end-glue-point="6" svg:d="M9024 10912l4925 530" svg:viewBox="0 0 4926 531">
            <text:p/>
          </draw:connector>
          <draw:connector draw:style-name="gr80" draw:text-style-name="P10" draw:layer="layout" draw:type="line" svg:x1="9.024cm" svg:y1="10.912cm" svg:x2="13.949cm" svg:y2="12.378cm" draw:end-shape="id69" draw:end-glue-point="6" svg:d="M9024 10912l4925 1466" svg:viewBox="0 0 4926 1467">
            <text:p/>
          </draw:connector>
          <draw:connector draw:style-name="gr80" draw:text-style-name="P10" draw:layer="layout" draw:type="line" svg:x1="9.024cm" svg:y1="12.969cm" svg:x2="13.949cm" svg:y2="9.536cm" draw:end-shape="id70" draw:end-glue-point="6" svg:d="M9024 12969l4925-3433" svg:viewBox="0 0 4926 3434">
            <text:p/>
          </draw:connector>
          <draw:connector draw:style-name="gr80" draw:text-style-name="P10" draw:layer="layout" draw:type="line" svg:x1="9.024cm" svg:y1="12.969cm" svg:x2="13.949cm" svg:y2="11.442cm" draw:end-shape="id71" draw:end-glue-point="6" svg:d="M9024 12969l4925-1527" svg:viewBox="0 0 4926 1528">
            <text:p/>
          </draw:connector>
          <draw:connector draw:style-name="gr80" draw:text-style-name="P10" draw:layer="layout" draw:type="line" svg:x1="9.024cm" svg:y1="12.97cm" svg:x2="13.949cm" svg:y2="12.378cm" draw:end-shape="id69" draw:end-glue-point="6" svg:d="M9024 12970l4925-592" svg:viewBox="0 0 4926 593">
            <text:p/>
          </draw:connector>
          <draw:connector draw:style-name="gr80" draw:text-style-name="P10" draw:layer="layout" draw:type="line" svg:x1="9.024cm" svg:y1="15.027cm" svg:x2="13.949cm" svg:y2="9.536cm" draw:end-shape="id70" draw:end-glue-point="6" svg:d="M9024 15027l4925-5491" svg:viewBox="0 0 4926 5492">
            <text:p/>
          </draw:connector>
          <draw:connector draw:style-name="gr80" draw:text-style-name="P10" draw:layer="layout" draw:type="line" svg:x1="9.024cm" svg:y1="15.027cm" svg:x2="13.949cm" svg:y2="11.442cm" draw:end-shape="id71" draw:end-glue-point="6" svg:d="M9024 15027l4925-3585" svg:viewBox="0 0 4926 3586">
            <text:p/>
          </draw:connector>
          <draw:connector draw:style-name="gr80" draw:text-style-name="P10" draw:layer="layout" draw:type="line" svg:x1="9.024cm" svg:y1="15.027cm" svg:x2="13.949cm" svg:y2="12.378cm" draw:end-shape="id69" draw:end-glue-point="6" svg:d="M9024 15027l4925-2649" svg:viewBox="0 0 4926 2650">
            <text:p/>
          </draw:connector>
          <draw:connector draw:style-name="gr81" draw:text-style-name="P10" draw:layer="layout" draw:type="line" svg:x1="23.816cm" svg:y1="9.682cm" svg:x2="25.934cm" svg:y2="9.683cm" draw:start-shape="id78" draw:start-glue-point="1" draw:end-shape="id79" draw:end-glue-point="3" svg:d="M23816 9682l2118 1" svg:viewBox="0 0 2119 2">
            <text:p/>
          </draw:connector>
          <draw:connector draw:style-name="gr80" draw:text-style-name="P10" draw:layer="layout" draw:type="line" svg:x1="16.87cm" svg:y1="8.601cm" svg:x2="21.801cm" svg:y2="9.153cm" draw:start-shape="id65" draw:start-glue-point="10" draw:end-shape="id80" draw:end-glue-point="6" svg:d="M16870 8601l4931 552" svg:viewBox="0 0 4932 553">
            <text:p/>
          </draw:connector>
          <draw:connector draw:style-name="gr80" draw:text-style-name="P10" draw:layer="layout" draw:type="line" svg:x1="16.87cm" svg:y1="9.536cm" svg:x2="21.801cm" svg:y2="9.153cm" draw:start-shape="id66" draw:start-glue-point="10" draw:end-shape="id80" draw:end-glue-point="6" svg:d="M16870 9536l4931-383" svg:viewBox="0 0 4932 384">
            <text:p/>
          </draw:connector>
          <draw:connector draw:style-name="gr80" draw:text-style-name="P10" draw:layer="layout" draw:type="line" svg:x1="16.87cm" svg:y1="11.442cm" svg:x2="21.801cm" svg:y2="9.153cm" draw:start-shape="id67" draw:start-glue-point="10" draw:end-shape="id80" draw:end-glue-point="6" svg:d="M16870 11442l4931-2289" svg:viewBox="0 0 4932 2290">
            <text:p/>
          </draw:connector>
          <draw:connector draw:style-name="gr80" draw:text-style-name="P10" draw:layer="layout" draw:type="line" svg:x1="16.87cm" svg:y1="12.378cm" svg:x2="21.801cm" svg:y2="9.153cm" draw:start-shape="id68" draw:start-glue-point="10" draw:end-shape="id80" draw:end-glue-point="6" svg:d="M16870 12378l4931-3225" svg:viewBox="0 0 4932 3226">
            <text:p/>
          </draw:connector>
          <draw:connector draw:style-name="gr80" draw:text-style-name="P10" draw:layer="layout" draw:type="line" svg:x1="21.801cm" svg:y1="11.036cm" svg:x2="16.87cm" svg:y2="8.601cm" draw:start-shape="id81" draw:start-glue-point="6" draw:end-shape="id65" draw:end-glue-point="10" svg:d="M21801 11036l-4931-2435" svg:viewBox="0 0 4932 2436">
            <text:p/>
          </draw:connector>
          <draw:connector draw:style-name="gr80" draw:text-style-name="P10" draw:layer="layout" draw:type="line" svg:x1="21.801cm" svg:y1="11.036cm" svg:x2="16.87cm" svg:y2="9.536cm" draw:start-shape="id81" draw:start-glue-point="6" draw:end-shape="id66" draw:end-glue-point="10" svg:d="M21801 11036l-4931-1500" svg:viewBox="0 0 4932 1501">
            <text:p/>
          </draw:connector>
          <draw:connector draw:style-name="gr80" draw:text-style-name="P10" draw:layer="layout" draw:type="line" svg:x1="21.801cm" svg:y1="11.036cm" svg:x2="16.87cm" svg:y2="11.442cm" draw:start-shape="id81" draw:start-glue-point="6" draw:end-shape="id67" draw:end-glue-point="10" svg:d="M21801 11036l-4931 406" svg:viewBox="0 0 4932 407">
            <text:p/>
          </draw:connector>
          <draw:connector draw:style-name="gr80" draw:text-style-name="P10" draw:layer="layout" draw:type="line" svg:x1="21.801cm" svg:y1="11.036cm" svg:x2="16.87cm" svg:y2="12.378cm" draw:start-shape="id81" draw:start-glue-point="6" draw:end-shape="id68" draw:end-glue-point="10" svg:d="M21801 11036l-4931 1342" svg:viewBox="0 0 4932 1343">
            <text:p/>
          </draw:connector>
        </draw:g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22" draw:text-style-name="P80" draw:layer="layout" svg:width="2.756cm" svg:height="2.499cm" svg:x="18.704cm" svg:y="9.697cm">
          <draw:text-box>
            <text:p text:style-name="P79"><text:span text:style-name="T30">g</text:span><text:span text:style-name="T31">l(p)</text:span><text:span text:style-name="T32">+2</text:span></text:p>
          </draw:text-box>
        </draw:frame>
        <draw:frame draw:style-name="gr123" draw:text-style-name="P82" draw:layer="layout" svg:width="5.045cm" svg:height="2.499cm" svg:x="16.724cm" svg:y="10.253cm">
          <draw:text-box>
            <text:p text:style-name="P81"><text:span text:style-name="T33">ψ</text:span><text:span text:style-name="T34">(p(t))</text:span></text:p>
          </draw:text-box>
        </draw:frame>
        <draw:frame draw:style-name="gr124" draw:text-style-name="P82" draw:layer="layout" svg:width="5.844cm" svg:height="3.339cm" svg:x="9.838cm" svg:y="10.719cm">
          <draw:text-box>
            <text:p text:style-name="P81"><text:span text:style-name="T35">ψ</text:span><text:span text:style-name="T36">(</text:span><text:span text:style-name="T34">p(t-</text:span><text:span text:style-name="T37">Δ</text:span><text:span text:style-name="T38">t</text:span><text:span text:style-name="T34">))</text:span></text:p>
          </draw:text-box>
        </draw:frame>
        <draw:g>
          <draw:ellipse draw:style-name="gr125" draw:text-style-name="P83" draw:layer="layout" svg:width="3.037cm" svg:height="3.039cm" draw:transform="rotate (-0.0171042266695445) translate (11.653cm 10.958cm)" draw:kind="arc" draw:start-angle="268.88" draw:end-angle="6.51">
            <text:p/>
          </draw:ellipse>
          <draw:line draw:style-name="gr126" draw:text-style-name="P10" draw:layer="layout" svg:x1="19.269cm" svg:y1="14.584cm" svg:x2="19.062cm" svg:y2="12.019cm">
            <text:p/>
          </draw:line>
          <draw:line draw:style-name="gr126" draw:text-style-name="P10" draw:layer="layout" svg:x1="13.24cm" svg:y1="15.063cm" svg:x2="13.033cm" svg:y2="12.498cm">
            <text:p/>
          </draw:line>
          <draw:line draw:style-name="gr127" draw:text-style-name="P10" draw:layer="layout" svg:x1="2.773cm" svg:y1="13.309cm" svg:x2="22.757cm" svg:y2="11.693cm">
            <text:p/>
          </draw:line>
          <draw:line draw:style-name="gr127" draw:text-style-name="P10" draw:layer="layout" svg:x1="17.438cm" svg:y1="4.1cm" svg:x2="22.757cm" svg:y2="11.693cm">
            <text:p/>
          </draw:line>
          <draw:custom-shape draw:style-name="gr128" draw:text-style-name="P84" draw:layer="layout" svg:width="2.279cm" svg:height="2.278cm" draw:transform="skewX (-0.000523598775598271) rotate (-0.350113047950063) translate (2.579cm 11.6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83" draw:layer="layout" svg:width="2.279cm" svg:height="2.278cm" draw:transform="skewX (-0.000523598775598271) rotate (-0.349763982099664) translate (21.822cm 10.2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83" draw:layer="layout" svg:width="2.279cm" svg:height="2.28cm" draw:transform="rotate (-0.349414916249265) translate (16.194cm 1.9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0" draw:text-style-name="P85" draw:layer="layout" svg:width="5.844cm" svg:height="2.94cm" draw:transform="rotate (-0.348716784548468) translate (10.487cm 13.243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131" draw:text-style-name="P85" draw:layer="layout" svg:width="5.845cm" svg:height="2.942cm" draw:transform="rotate (-0.349065850398867) translate (16.486cm 12.497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132" draw:text-style-name="P86" draw:layer="layout" svg:width="0.437cm" svg:height="0.436cm" draw:transform="skewX (0.00680678408277788) rotate (-0.345575191894878) translate (18.883cm 11.6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86" draw:layer="layout" svg:width="0.437cm" svg:height="0.437cm" draw:transform="skewX (0.00226892802759267) rotate (-0.34784411992247) translate (12.884cm 12.1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34" draw:text-style-name="P86" draw:layer="layout" svg:width="3.039cm" svg:height="3.038cm" draw:transform="skewX (-0.000698131700797735) rotate (-0.0178023583703422) translate (17.681cm 10.48cm)" draw:kind="arc" draw:start-angle="268.88" draw:end-angle="6.51">
            <text:p/>
          </draw:ellipse>
          <draw:custom-shape draw:style-name="gr135" draw:text-style-name="P86" draw:layer="layout" svg:width="0.304cm" svg:height="0.304cm" draw:transform="skewX (-0.00331612557878917) rotate (-0.348716784548468) translate (13.638cm 12.8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86" draw:layer="layout" svg:width="0.304cm" svg:height="0.305cm" draw:transform="skewX (0.00331612557878927) rotate (-0.348716784548468) translate (19.67cm 12.4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7" draw:text-style-name="P87" draw:layer="layout" svg:width="5.168cm" svg:height="2.498cm" svg:x="9.5cm" svg:y="15.226cm">
          <draw:text-box>
            <text:p text:style-name="P79"><text:span text:style-name="T39">p(t-</text:span><text:span text:style-name="T40">Δ</text:span><text:span text:style-name="T41">t</text:span><text:span text:style-name="T39">)</text:span></text:p>
          </draw:text-box>
        </draw:frame>
        <draw:frame draw:style-name="gr122" draw:text-style-name="P87" draw:layer="layout" svg:width="2.757cm" svg:height="2.499cm" svg:x="16.998cm" svg:y="14.275cm">
          <draw:text-box>
            <text:p text:style-name="P79"><text:span text:style-name="T39">p(t)</text:span></text:p>
          </draw:text-box>
        </draw:frame>
        <draw:frame draw:style-name="gr138" draw:text-style-name="P87" draw:layer="layout" svg:width="2.278cm" svg:height="1.313cm" svg:x="2.295cm" svg:y="14.074cm">
          <draw:text-box>
            <text:p text:style-name="P79"><text:span text:style-name="T39">g</text:span><text:span text:style-name="T42">l(p)</text:span></text:p>
          </draw:text-box>
        </draw:frame>
        <draw:frame draw:style-name="gr122" draw:text-style-name="P87" draw:layer="layout" svg:width="2.757cm" svg:height="2.499cm" svg:x="23.359cm" svg:y="11.289cm">
          <draw:text-box>
            <text:p text:style-name="P79"><text:span text:style-name="T39">g</text:span><text:span text:style-name="T42">l(p)</text:span><text:span text:style-name="T43">+1</text:span></text:p>
          </draw:text-box>
        </draw:frame>
        <draw:frame draw:style-name="gr122" draw:text-style-name="P87" draw:layer="layout" svg:width="2.757cm" svg:height="2.499cm" svg:x="18.243cm" svg:y="2.257cm">
          <draw:text-box>
            <text:p text:style-name="P79"><text:span text:style-name="T39">g</text:span><text:span text:style-name="T42">l(p)</text:span><text:span text:style-name="T43">+2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22" draw:text-style-name="P80" draw:layer="layout" svg:width="2.756cm" svg:height="2.499cm" svg:x="21.804cm" svg:y="6.497cm">
          <draw:text-box>
            <text:p text:style-name="P79"><text:span text:style-name="T30">g</text:span><text:span text:style-name="T31">l(p)</text:span><text:span text:style-name="T32">+2</text:span></text:p>
          </draw:text-box>
        </draw:frame>
        <draw:frame draw:style-name="gr139" draw:text-style-name="P82" draw:layer="layout" svg:width="5.045cm" svg:height="2.499cm" svg:x="19.824cm" svg:y="7.053cm">
          <draw:text-box>
            <text:p text:style-name="P81"><text:span text:style-name="T33">ψ</text:span><text:span text:style-name="T34">(p(t))</text:span></text:p>
          </draw:text-box>
        </draw:frame>
        <draw:frame draw:style-name="gr140" draw:text-style-name="P82" draw:layer="layout" svg:width="5.844cm" svg:height="3.339cm" svg:x="12.938cm" svg:y="7.519cm">
          <draw:text-box>
            <text:p text:style-name="P81"><text:span text:style-name="T35">ψ</text:span><text:span text:style-name="T36">(</text:span><text:span text:style-name="T34">p(t-</text:span><text:span text:style-name="T37">Δ</text:span><text:span text:style-name="T38">t</text:span><text:span text:style-name="T34">))</text:span></text:p>
          </draw:text-box>
        </draw:frame>
        <draw:g>
          <draw:ellipse draw:style-name="gr125" draw:text-style-name="P83" draw:layer="layout" svg:width="3.037cm" svg:height="3.039cm" draw:transform="rotate (-0.0171042266695445) translate (14.753cm 7.758cm)" draw:kind="arc" draw:start-angle="268.88" draw:end-angle="6.51">
            <text:p/>
          </draw:ellipse>
          <draw:line draw:style-name="gr126" draw:text-style-name="P10" draw:layer="layout" svg:x1="22.369cm" svg:y1="11.384cm" svg:x2="22.162cm" svg:y2="8.819cm">
            <text:p/>
          </draw:line>
          <draw:line draw:style-name="gr126" draw:text-style-name="P10" draw:layer="layout" svg:x1="16.34cm" svg:y1="11.863cm" svg:x2="16.133cm" svg:y2="9.298cm">
            <text:p/>
          </draw:line>
          <draw:line draw:style-name="gr127" draw:text-style-name="P10" draw:layer="layout" svg:x1="5.873cm" svg:y1="10.109cm" svg:x2="25.857cm" svg:y2="8.493cm">
            <text:p/>
          </draw:line>
          <draw:custom-shape draw:style-name="gr128" draw:text-style-name="P84" draw:layer="layout" svg:width="2.279cm" svg:height="2.278cm" draw:transform="skewX (-0.000523598775598271) rotate (-0.350113047950063) translate (5.679cm 8.4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83" draw:layer="layout" svg:width="2.279cm" svg:height="2.278cm" draw:transform="skewX (-0.000523598775598271) rotate (-0.349763982099664) translate (24.922cm 7.0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0" draw:text-style-name="P85" draw:layer="layout" svg:width="5.844cm" svg:height="2.94cm" draw:transform="rotate (-0.348716784548468) translate (13.587cm 10.043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131" draw:text-style-name="P85" draw:layer="layout" svg:width="5.845cm" svg:height="2.942cm" draw:transform="rotate (-0.349065850398867) translate (19.586cm 9.297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132" draw:text-style-name="P86" draw:layer="layout" svg:width="0.437cm" svg:height="0.436cm" draw:transform="skewX (0.00680678408277788) rotate (-0.345575191894878) translate (21.983cm 8.4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86" draw:layer="layout" svg:width="0.437cm" svg:height="0.437cm" draw:transform="skewX (0.00226892802759267) rotate (-0.34784411992247) translate (15.984cm 8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34" draw:text-style-name="P86" draw:layer="layout" svg:width="3.039cm" svg:height="3.038cm" draw:transform="skewX (-0.000698131700797735) rotate (-0.0178023583703422) translate (20.781cm 7.28cm)" draw:kind="arc" draw:start-angle="268.88" draw:end-angle="6.51">
            <text:p/>
          </draw:ellipse>
          <draw:custom-shape draw:style-name="gr135" draw:text-style-name="P86" draw:layer="layout" svg:width="0.304cm" svg:height="0.304cm" draw:transform="skewX (-0.00331612557878917) rotate (-0.348716784548468) translate (16.738cm 9.6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86" draw:layer="layout" svg:width="0.304cm" svg:height="0.305cm" draw:transform="skewX (0.00331612557878927) rotate (-0.348716784548468) translate (22.77cm 9.2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7" draw:text-style-name="P87" draw:layer="layout" svg:width="5.168cm" svg:height="2.498cm" svg:x="12.6cm" svg:y="12.026cm">
          <draw:text-box>
            <text:p text:style-name="P79"><text:span text:style-name="T39">p(t-</text:span><text:span text:style-name="T40">Δ</text:span><text:span text:style-name="T41">t</text:span><text:span text:style-name="T39">)</text:span></text:p>
          </draw:text-box>
        </draw:frame>
        <draw:frame draw:style-name="gr122" draw:text-style-name="P87" draw:layer="layout" svg:width="2.757cm" svg:height="2.499cm" svg:x="20.098cm" svg:y="11.075cm">
          <draw:text-box>
            <text:p text:style-name="P79"><text:span text:style-name="T39">p(t)</text:span></text:p>
          </draw:text-box>
        </draw:frame>
        <draw:frame draw:style-name="gr138" draw:text-style-name="P87" draw:layer="layout" svg:width="2.278cm" svg:height="1.382cm" svg:x="5.395cm" svg:y="10.874cm">
          <draw:text-box>
            <text:p text:style-name="P79"><text:span text:style-name="T44">g</text:span><text:span text:style-name="T45">l(p</text:span><text:span text:style-name="T42">)</text:span></text:p>
          </draw:text-box>
        </draw:frame>
        <draw:frame draw:style-name="gr141" draw:text-style-name="P89" draw:layer="layout" svg:width="4.021cm" svg:height="2.707cm" svg:x="24.554cm" svg:y="9.358cm">
          <draw:text-box>
            <text:p text:style-name="P88"><text:span text:style-name="T44">g</text:span><text:span text:style-name="T45">l(p)</text:span><text:span text:style-name="T46">+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Main" svg:font-family="MathJax_Main"/>
    <style:font-face style:name="MathJax_Main1" svg:font-family="MathJax_Main" style:font-pitch="variable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8cm" fo:margin-bottom="0cm" fo:text-indent="0cm"/>
      <style:text-properties fo:font-size="3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6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6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6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6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6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0.478cm" svg:height="3.18cm" svg:x="1.69cm" svg:y="0.756cm" presentation:class="title" presentation:placeholder="true">
        <draw:text-box/>
      </draw:frame>
      <draw:frame presentation:style-name="Default-outline1" draw:layer="backgroundobjects" svg:width="30.478cm" svg:height="11.048cm" svg:x="1.69cm" svg:y="4.453cm" presentation:class="outline" presentation:placeholder="true">
        <draw:text-box/>
      </draw:frame>
      <draw:frame presentation:style-name="Mpr1" draw:text-style-name="MP2" draw:layer="backgroundobjects" svg:width="7.89cm" svg:height="1.313cm" svg:x="1.69cm" svg:y="17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1.313cm" svg:x="11.579cm" svg:y="17.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1.313cm" svg:x="24.279cm" svg:y="17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45:25.336412331</meta:creation-date>
    <meta:generator>LibreOffice/7.4.4.2$Linux_X86_64 LibreOffice_project/40$Build-2</meta:generator>
    <dc:date>2023-03-02T18:26:16.865399431</dc:date>
    <meta:editing-duration>PT19H3M58S</meta:editing-duration>
    <meta:editing-cycles>31</meta:editing-cycles>
    <meta:document-statistic meta:object-count="692"/>
  </office:meta>
</office:document-meta>
</file>